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12" style:family="table-cell" style:parent-style-name="Default" style:data-style-name="N2">
      <style:map style:condition="cell-content()!=&quot;&quot;" style:apply-style-name="Bad" style:base-cell-address="Tabelle1.E10"/>
    </style:style>
    <style:style style:name="ce13" style:family="table-cell" style:parent-style-name="Default" style:data-style-name="N1"/>
    <style:style style:name="ce8" style:family="table-cell" style:parent-style-name="Default" style:data-style-name="N1">
      <style:map style:condition="cell-content()!=&quot;&quot;" style:apply-style-name="Bad" style:base-cell-address="Tabelle1.E10"/>
    </style:style>
    <style:style style:name="ce5" style:family="table-cell" style:parent-style-name="Default" style:data-style-name="N111"/>
    <style:style style:name="ce9" style:family="table-cell" style:parent-style-name="Default" style:data-style-name="N111">
      <style:map style:condition="cell-content()!=&quot;&quot;" style:apply-style-name="Good" style:base-cell-address="Tabelle1.K10"/>
    </style:style>
    <style:style style:name="ce10" style:family="table-cell" style:parent-style-name="Default" style:data-style-name="N1">
      <style:map style:condition="cell-content()!=&quot;&quot;" style:apply-style-name="Good" style:base-cell-address="Tabelle1.K1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eingebettetes Objekt (OLE) 1" draw:style-name="gr1" draw:text-style-name="P1" svg:width="0.2cm" svg:height="0.474cm" svg:x="3.084cm" svg:y="2.6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29.37cm" svg:y="4.111cm">
            <draw:object draw:notify-on-update-of-ranges="Tabelle1.E10:Tabelle1.E68 Tabelle1.A8:Tabelle1.A8 Tabelle1.C10:Tabelle1.C68 Tabelle1.K10:Tabelle1.K50 Tabelle1.G8:Tabelle1.G8 Tabelle1.I10:Tabelle1.I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eingebettetes Objekt (OLE) 2" draw:style-name="gr1" draw:text-style-name="P1" svg:width="0.2cm" svg:height="0.474cm" svg:x="15.805cm" svg:y="3.61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eingebettetes Objekt (OLE) 2" draw:style-name="gr1" draw:text-style-name="P1" svg:width="0.2cm" svg:height="0.474cm" svg:x="2.258cm" svg:y="3.61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name="eingebettetes Objekt (OLE) 2" draw:style-name="gr1" draw:text-style-name="P1" svg:width="0.2cm" svg:height="0.474cm" svg:x="15.804cm" svg:y="3.612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default-cell-style-name="ce13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ce13"/>
        <table:table-row table:style-name="ro1">
          <table:table-cell office:value-type="string" calcext:value-type="string">
            <text:p>Sigma_0</text:p>
          </table:table-cell>
          <table:table-cell office:value-type="float" office:value="-1.51" calcext:value-type="float">
            <text:p>-1.51</text:p>
          </table:table-cell>
          <table:table-cell office:value-type="string" calcext:value-type="string">
            <text:p>C_1</text:p>
          </table:table-cell>
          <table:table-cell table:formula="of:=-(1+[.B5])/2*([.B3]+[.B4])/([.B4]*[.B3])" office:value-type="float" office:value="-700" calcext:value-type="float">
            <text:p>-7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_epsilon</text:p>
          </table:table-cell>
          <table:table-cell office:value-type="float" office:value="-0.0005" calcext:value-type="float">
            <text:p>-0.0005</text:p>
          </table:table-cell>
          <table:table-cell office:value-type="string" calcext:value-type="string">
            <text:p>C_2</text:p>
          </table:table-cell>
          <table:table-cell table:formula="of:=-(1+[.B5])/2*([.B3]-[.B4])/([.B4]*[.B3])" office:value-type="float" office:value="-300" calcext:value-type="float">
            <text:p>-30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_c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_s</text:p>
          </table:table-cell>
          <table:table-cell office:value-type="float" office:value="0.002" calcext:value-type="float">
            <text:p>0.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_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e_max</text:p>
          </table:table-cell>
          <table:table-cell table:formula="of:=-1000" office:value-type="float" office:value="-1000" calcext:value-type="float">
            <text:p>-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e_min</text:p>
          </table:table-cell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6" table:number-rows-spanned="1">
            <text:p>Druck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Zug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eps_delta</text:p>
          </table:table-cell>
          <table:table-cell office:value-type="string" calcext:value-type="string">
            <text:p>eps_total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Sigma_0</text:p>
          </table:table-cell>
          <table:table-cell office:value-type="string" calcext:value-type="string">
            <text:p>E_s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eps_delta</text:p>
          </table:table-cell>
          <table:table-cell office:value-type="string" calcext:value-type="string">
            <text:p>eps_total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Sigma_0</text:p>
          </table:table-cell>
          <table:table-cell office:value-type="string" calcext:value-type="string">
            <text:p>E_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"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12" table:formula="of:=[.B1]" office:value-type="float" office:value="-1.51" calcext:value-type="float">
            <text:p>-1.51</text:p>
          </table:table-cell>
          <table:table-cell table:style-name="ce8" table:formula="of:=IF(c_1-c_2&lt;0;(c_1-c_2)*[.E10];(c_1+c_2)*[.E10])" office:value-type="float" office:value="604" calcext:value-type="float">
            <text:p>604</text:p>
          </table:table-cell>
          <table:table-cell table:formula="of:=INDIRECT(&quot;A&quot;&amp;LOOKUP(2;1/([.B$1:.B$1048576]&lt;&gt;&quot;&quot;);ROW([.B$1:.B$1048576]))-1)" office:value-type="float" office:value="35" calcext:value-type="float">
            <text:p>35</text:p>
          </table:table-cell>
          <table:table-cell table:formula="of:=ABS([.$B$2])" office:value-type="float" office:value="0.0005" calcext:value-type="float">
            <text:p>0.0005</text:p>
          </table:table-cell>
          <table:table-cell table:formula="of:=MIN([.C10:.C50])+[.H10]" office:value-type="float" office:value="-0.0175" calcext:value-type="float">
            <text:p>-0.0175</text:p>
          </table:table-cell>
          <table:table-cell office:value-type="float" office:value="0" calcext:value-type="float">
            <text:p>0.000</text:p>
          </table:table-cell>
          <table:table-cell table:style-name="ce9" table:formula="of:=MIN([.E10:.E50])" office:value-type="float" office:value="-891.909026022907" calcext:value-type="float">
            <text:p>-891.909</text:p>
          </table:table-cell>
          <table:table-cell table:style-name="ce10" table:formula="of:=MAX([.F10:.F50])" office:value-type="float" office:value="356763.610409163" calcext:value-type="float">
            <text:p>356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D11]&lt;0;[.$B$2];&quot;&quot;)" office:value-type="float" office:value="-0.0005" calcext:value-type="float">
            <text:p>-0.0005</text:p>
          </table:table-cell>
          <table:table-cell table:formula="of:=IF([.B11]=&quot;&quot;;&quot;&quot;;[.C10]+[.B10])" office:value-type="float" office:value="-0.0005" calcext:value-type="float">
            <text:p>-0.0005</text:p>
          </table:table-cell>
          <table:table-cell table:formula="of:=IF([.E10]=&quot;&quot;;&quot;&quot;;[.$D$1]*[.E10]*[.B10]+[.$D$2]*[.E10]*ABS([.B10]))" office:value-type="float" office:value="-0.302" calcext:value-type="float">
            <text:p>-0.30</text:p>
          </table:table-cell>
          <table:table-cell table:style-name="ce12" table:formula="of:=IF([.E10]=&quot;&quot;;&quot;&quot;;IF([.E10]+[.D11]&lt;[.$B$6];&quot;&quot;;[.E10]+[.D11]))" office:value-type="float" office:value="-1.812" calcext:value-type="float">
            <text:p>-1.81</text:p>
          </table:table-cell>
          <table:table-cell table:style-name="ce8" table:formula="of:=IF([.E11]=&quot;&quot;;&quot;&quot;;IF(c_1-c_2&lt;0;(c_1-c_2)*[.E11];(c_1+c_2)*[.E11]))" office:value-type="float" office:value="724.8" calcext:value-type="float">
            <text:p>725</text:p>
          </table:table-cell>
          <table:table-cell table:formula="of:=[.G10]+1" office:value-type="float" office:value="36" calcext:value-type="float">
            <text:p>36</text:p>
          </table:table-cell>
          <table:table-cell table:formula="of:=IF([.J11]&gt;0;ABS([.$B$2]);&quot;&quot;)" office:value-type="float" office:value="0.0005" calcext:value-type="float">
            <text:p>0.0005</text:p>
          </table:table-cell>
          <table:table-cell table:formula="of:=IF([.H11]=&quot;&quot;;&quot;&quot;;[.I10]+[.H10])" office:value-type="float" office:value="-0.017" calcext:value-type="float">
            <text:p>-0.017</text:p>
          </table:table-cell>
          <table:table-cell table:formula="of:=IF([.K10]=&quot;&quot;;&quot;&quot;;[.$D$1]*[.K10]*[.H10]+[.$D$2]*[.K10]*ABS([.H10]))" office:value-type="float" office:value="445.954513011454" calcext:value-type="float">
            <text:p>445.955</text:p>
          </table:table-cell>
          <table:table-cell table:style-name="ce9" table:formula="of:=IF([.K10]=&quot;&quot;;&quot;&quot;;IF([.K10]+[.J11]&gt;[.$B$7];&quot;&quot;;[.K10]+[.J11]))" office:value-type="float" office:value="-445.954513011454" calcext:value-type="float">
            <text:p>-445.955</text:p>
          </table:table-cell>
          <table:table-cell table:style-name="ce10" table:formula="of:=(c_1+c_2)*[.K11]" office:value-type="float" office:value="445954.513011454" calcext:value-type="float">
            <text:p>445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D12]&lt;0;[.$B$2];&quot;&quot;)" office:value-type="float" office:value="-0.0005" calcext:value-type="float">
            <text:p>-0.0005</text:p>
          </table:table-cell>
          <table:table-cell table:formula="of:=IF([.B12]=&quot;&quot;;&quot;&quot;;[.C11]+[.B11])" office:value-type="float" office:value="-0.001" calcext:value-type="float">
            <text:p>-0.001</text:p>
          </table:table-cell>
          <table:table-cell table:formula="of:=IF([.E11]=&quot;&quot;;&quot;&quot;;[.$D$1]*[.E11]*[.B11]+[.$D$2]*[.E11]*ABS([.B11]))" office:value-type="float" office:value="-0.3624" calcext:value-type="float">
            <text:p>-0.36</text:p>
          </table:table-cell>
          <table:table-cell table:style-name="ce12" table:formula="of:=IF([.E11]=&quot;&quot;;&quot;&quot;;IF([.E11]+[.D12]&lt;[.$B$6];&quot;&quot;;[.E11]+[.D12]))" office:value-type="float" office:value="-2.1744" calcext:value-type="float">
            <text:p>-2.17</text:p>
          </table:table-cell>
          <table:table-cell table:style-name="ce8" table:formula="of:=IF([.E12]=&quot;&quot;;&quot;&quot;;IF(c_1-c_2&lt;0;(c_1-c_2)*[.E12];(c_1+c_2)*[.E12]))" office:value-type="float" office:value="869.76" calcext:value-type="float">
            <text:p>870</text:p>
          </table:table-cell>
          <table:table-cell table:formula="of:=[.G11]+1" office:value-type="float" office:value="37" calcext:value-type="float">
            <text:p>37</text:p>
          </table:table-cell>
          <table:table-cell table:formula="of:=IF([.J12]&gt;0;ABS([.$B$2]);&quot;&quot;)" office:value-type="float" office:value="0.0005" calcext:value-type="float">
            <text:p>0.0005</text:p>
          </table:table-cell>
          <table:table-cell table:formula="of:=IF([.H12]=&quot;&quot;;&quot;&quot;;[.I11]+[.H11])" office:value-type="float" office:value="-0.0165" calcext:value-type="float">
            <text:p>-0.0165</text:p>
          </table:table-cell>
          <table:table-cell table:formula="of:=IF([.K11]=&quot;&quot;;&quot;&quot;;[.$D$1]*[.K11]*[.H11]+[.$D$2]*[.K11]*ABS([.H11]))" office:value-type="float" office:value="222.977256505727" calcext:value-type="float">
            <text:p>222.977</text:p>
          </table:table-cell>
          <table:table-cell table:style-name="ce9" table:formula="of:=IF([.K11]=&quot;&quot;;&quot;&quot;;IF([.K11]+[.J12]&gt;[.$B$7];&quot;&quot;;[.K11]+[.J12]))" office:value-type="float" office:value="-222.977256505727" calcext:value-type="float">
            <text:p>-222.977</text:p>
          </table:table-cell>
          <table:table-cell table:style-name="ce10" table:formula="of:=(c_1+c_2)*[.K12]" office:value-type="float" office:value="222977.256505727" calcext:value-type="float">
            <text:p>222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D13]&lt;0;[.$B$2];&quot;&quot;)" office:value-type="float" office:value="-0.0005" calcext:value-type="float">
            <text:p>-0.0005</text:p>
          </table:table-cell>
          <table:table-cell table:formula="of:=IF([.B13]=&quot;&quot;;&quot;&quot;;[.C12]+[.B12])" office:value-type="float" office:value="-0.0015" calcext:value-type="float">
            <text:p>-0.0015</text:p>
          </table:table-cell>
          <table:table-cell table:formula="of:=IF([.E12]=&quot;&quot;;&quot;&quot;;[.$D$1]*[.E12]*[.B12]+[.$D$2]*[.E12]*ABS([.B12]))" office:value-type="float" office:value="-0.43488" calcext:value-type="float">
            <text:p>-0.43</text:p>
          </table:table-cell>
          <table:table-cell table:style-name="ce12" table:formula="of:=IF([.E12]=&quot;&quot;;&quot;&quot;;IF([.E12]+[.D13]&lt;[.$B$6];&quot;&quot;;[.E12]+[.D13]))" office:value-type="float" office:value="-2.60928" calcext:value-type="float">
            <text:p>-2.61</text:p>
          </table:table-cell>
          <table:table-cell table:style-name="ce8" table:formula="of:=IF([.E13]=&quot;&quot;;&quot;&quot;;IF(c_1-c_2&lt;0;(c_1-c_2)*[.E13];(c_1+c_2)*[.E13]))" office:value-type="float" office:value="1043.712" calcext:value-type="float">
            <text:p>1044</text:p>
          </table:table-cell>
          <table:table-cell table:formula="of:=[.G12]+1" office:value-type="float" office:value="38" calcext:value-type="float">
            <text:p>38</text:p>
          </table:table-cell>
          <table:table-cell table:formula="of:=IF([.J13]&gt;0;ABS([.$B$2]);&quot;&quot;)" office:value-type="float" office:value="0.0005" calcext:value-type="float">
            <text:p>0.0005</text:p>
          </table:table-cell>
          <table:table-cell table:formula="of:=IF([.H13]=&quot;&quot;;&quot;&quot;;[.I12]+[.H12])" office:value-type="float" office:value="-0.016" calcext:value-type="float">
            <text:p>-0.016</text:p>
          </table:table-cell>
          <table:table-cell table:formula="of:=IF([.K12]=&quot;&quot;;&quot;&quot;;[.$D$1]*[.K12]*[.H12]+[.$D$2]*[.K12]*ABS([.H12]))" office:value-type="float" office:value="111.488628252863" calcext:value-type="float">
            <text:p>111.489</text:p>
          </table:table-cell>
          <table:table-cell table:style-name="ce9" table:formula="of:=IF([.K12]=&quot;&quot;;&quot;&quot;;IF([.K12]+[.J13]&gt;[.$B$7];&quot;&quot;;[.K12]+[.J13]))" office:value-type="float" office:value="-111.488628252863" calcext:value-type="float">
            <text:p>-111.489</text:p>
          </table:table-cell>
          <table:table-cell table:style-name="ce10" table:formula="of:=(c_1+c_2)*[.K13]" office:value-type="float" office:value="111488.628252863" calcext:value-type="float">
            <text:p>111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D14]&lt;0;[.$B$2];&quot;&quot;)" office:value-type="float" office:value="-0.0005" calcext:value-type="float">
            <text:p>-0.0005</text:p>
          </table:table-cell>
          <table:table-cell table:formula="of:=IF([.B14]=&quot;&quot;;&quot;&quot;;[.C13]+[.B13])" office:value-type="float" office:value="-0.002" calcext:value-type="float">
            <text:p>-0.002</text:p>
          </table:table-cell>
          <table:table-cell table:formula="of:=IF([.E13]=&quot;&quot;;&quot;&quot;;[.$D$1]*[.E13]*[.B13]+[.$D$2]*[.E13]*ABS([.B13]))" office:value-type="float" office:value="-0.521856" calcext:value-type="float">
            <text:p>-0.52</text:p>
          </table:table-cell>
          <table:table-cell table:style-name="ce12" table:formula="of:=IF([.E13]=&quot;&quot;;&quot;&quot;;IF([.E13]+[.D14]&lt;[.$B$6];&quot;&quot;;[.E13]+[.D14]))" office:value-type="float" office:value="-3.131136" calcext:value-type="float">
            <text:p>-3.13</text:p>
          </table:table-cell>
          <table:table-cell table:style-name="ce8" table:formula="of:=IF([.E14]=&quot;&quot;;&quot;&quot;;IF(c_1-c_2&lt;0;(c_1-c_2)*[.E14];(c_1+c_2)*[.E14]))" office:value-type="float" office:value="1252.4544" calcext:value-type="float">
            <text:p>1252</text:p>
          </table:table-cell>
          <table:table-cell table:formula="of:=[.G13]+1" office:value-type="float" office:value="39" calcext:value-type="float">
            <text:p>39</text:p>
          </table:table-cell>
          <table:table-cell table:formula="of:=IF([.J14]&gt;0;ABS([.$B$2]);&quot;&quot;)" office:value-type="float" office:value="0.0005" calcext:value-type="float">
            <text:p>0.0005</text:p>
          </table:table-cell>
          <table:table-cell table:formula="of:=IF([.H14]=&quot;&quot;;&quot;&quot;;[.I13]+[.H13])" office:value-type="float" office:value="-0.0155" calcext:value-type="float">
            <text:p>-0.0155</text:p>
          </table:table-cell>
          <table:table-cell table:formula="of:=IF([.K13]=&quot;&quot;;&quot;&quot;;[.$D$1]*[.K13]*[.H13]+[.$D$2]*[.K13]*ABS([.H13]))" office:value-type="float" office:value="55.7443141264317" calcext:value-type="float">
            <text:p>55.744</text:p>
          </table:table-cell>
          <table:table-cell table:style-name="ce9" table:formula="of:=IF([.K13]=&quot;&quot;;&quot;&quot;;IF([.K13]+[.J14]&gt;[.$B$7];&quot;&quot;;[.K13]+[.J14]))">
            <text:p/>
          </table:table-cell>
          <table:table-cell table:style-name="ce10" table:formula="of:=IF([.K14]=&quot;&quot;;&quot;&quot;;(c_1+c_2)*[.K14]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D15]&lt;0;[.$B$2];&quot;&quot;)" office:value-type="float" office:value="-0.0005" calcext:value-type="float">
            <text:p>-0.0005</text:p>
          </table:table-cell>
          <table:table-cell table:formula="of:=IF([.B15]=&quot;&quot;;&quot;&quot;;[.C14]+[.B14])" office:value-type="float" office:value="-0.0025" calcext:value-type="float">
            <text:p>-0.0025</text:p>
          </table:table-cell>
          <table:table-cell table:formula="of:=IF([.E14]=&quot;&quot;;&quot;&quot;;[.$D$1]*[.E14]*[.B14]+[.$D$2]*[.E14]*ABS([.B14]))" office:value-type="float" office:value="-0.6262272" calcext:value-type="float">
            <text:p>-0.63</text:p>
          </table:table-cell>
          <table:table-cell table:style-name="ce12" table:formula="of:=IF([.E14]=&quot;&quot;;&quot;&quot;;IF([.E14]+[.D15]&lt;[.$B$6];&quot;&quot;;[.E14]+[.D15]))" office:value-type="float" office:value="-3.7573632" calcext:value-type="float">
            <text:p>-3.76</text:p>
          </table:table-cell>
          <table:table-cell table:style-name="ce8" table:formula="of:=IF([.E15]=&quot;&quot;;&quot;&quot;;IF(c_1-c_2&lt;0;(c_1-c_2)*[.E15];(c_1+c_2)*[.E15]))" office:value-type="float" office:value="1502.94528" calcext:value-type="float">
            <text:p>1503</text:p>
          </table:table-cell>
          <table:table-cell table:formula="of:=[.G14]+1" office:value-type="float" office:value="40" calcext:value-type="float">
            <text:p>40</text:p>
          </table:table-cell>
          <table:table-cell table:formula="of:=IF([.J15]&gt;0;ABS([.$B$2]);&quot;&quot;)" office:value-type="float" office:value="0.0005" calcext:value-type="float">
            <text:p>0.0005</text:p>
          </table:table-cell>
          <table:table-cell table:formula="of:=IF([.H15]=&quot;&quot;;&quot;&quot;;[.I14]+[.H14])" office:value-type="float" office:value="-0.015" calcext:value-type="float">
            <text:p>-0.015</text:p>
          </table:table-cell>
          <table:table-cell table:formula="of:=IF([.K14]=&quot;&quot;;&quot;&quot;;[.$D$1]*[.K14]*[.H14]+[.$D$2]*[.K14]*ABS([.H14]))">
            <text:p/>
          </table:table-cell>
          <table:table-cell table:style-name="ce9" table:formula="of:=IF([.K14]=&quot;&quot;;&quot;&quot;;IF([.K14]+[.J15]&gt;[.$B$7];&quot;&quot;;[.K14]+[.J15]))">
            <text:p/>
          </table:table-cell>
          <table:table-cell table:style-name="ce10" table:formula="of:=IF([.K15]=&quot;&quot;;&quot;&quot;;(c_1+c_2)*[.K15]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D16]&lt;0;[.$B$2];&quot;&quot;)" office:value-type="float" office:value="-0.0005" calcext:value-type="float">
            <text:p>-0.0005</text:p>
          </table:table-cell>
          <table:table-cell table:formula="of:=IF([.B16]=&quot;&quot;;&quot;&quot;;[.C15]+[.B15])" office:value-type="float" office:value="-0.003" calcext:value-type="float">
            <text:p>-0.003</text:p>
          </table:table-cell>
          <table:table-cell table:formula="of:=IF([.E15]=&quot;&quot;;&quot;&quot;;[.$D$1]*[.E15]*[.B15]+[.$D$2]*[.E15]*ABS([.B15]))" office:value-type="float" office:value="-0.75147264" calcext:value-type="float">
            <text:p>-0.75</text:p>
          </table:table-cell>
          <table:table-cell table:style-name="ce12" table:formula="of:=IF([.E15]=&quot;&quot;;&quot;&quot;;IF([.E15]+[.D16]&lt;[.$B$6];&quot;&quot;;[.E15]+[.D16]))" office:value-type="float" office:value="-4.50883584" calcext:value-type="float">
            <text:p>-4.51</text:p>
          </table:table-cell>
          <table:table-cell table:style-name="ce8" table:formula="of:=IF([.E16]=&quot;&quot;;&quot;&quot;;IF(c_1-c_2&lt;0;(c_1-c_2)*[.E16];(c_1+c_2)*[.E16]))" office:value-type="float" office:value="1803.534336" calcext:value-type="float">
            <text:p>1804</text:p>
          </table:table-cell>
          <table:table-cell table:formula="of:=[.G15]+1" office:value-type="float" office:value="41" calcext:value-type="float">
            <text:p>41</text:p>
          </table:table-cell>
          <table:table-cell table:formula="of:=IF([.J16]&gt;0;ABS([.$B$2]);&quot;&quot;)" office:value-type="float" office:value="0.0005" calcext:value-type="float">
            <text:p>0.0005</text:p>
          </table:table-cell>
          <table:table-cell table:formula="of:=IF([.H16]=&quot;&quot;;&quot;&quot;;[.I15]+[.H15])" office:value-type="float" office:value="-0.0145" calcext:value-type="float">
            <text:p>-0.0145</text:p>
          </table:table-cell>
          <table:table-cell table:formula="of:=IF([.K15]=&quot;&quot;;&quot;&quot;;[.$D$1]*[.K15]*[.H15]+[.$D$2]*[.K15]*ABS([.H15]))">
            <text:p/>
          </table:table-cell>
          <table:table-cell table:style-name="ce9" table:formula="of:=IF([.K15]=&quot;&quot;;&quot;&quot;;IF([.K15]+[.J16]&gt;[.$B$7];&quot;&quot;;[.K15]+[.J16]))">
            <text:p/>
          </table:table-cell>
          <table:table-cell table:style-name="ce10" table:formula="of:=IF([.K16]=&quot;&quot;;&quot;&quot;;(c_1+c_2)*[.K16]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D17]&lt;0;[.$B$2];&quot;&quot;)" office:value-type="float" office:value="-0.0005" calcext:value-type="float">
            <text:p>-0.0005</text:p>
          </table:table-cell>
          <table:table-cell table:formula="of:=IF([.B17]=&quot;&quot;;&quot;&quot;;[.C16]+[.B16])" office:value-type="float" office:value="-0.0035" calcext:value-type="float">
            <text:p>-0.0035</text:p>
          </table:table-cell>
          <table:table-cell table:formula="of:=IF([.E16]=&quot;&quot;;&quot;&quot;;[.$D$1]*[.E16]*[.B16]+[.$D$2]*[.E16]*ABS([.B16]))" office:value-type="float" office:value="-0.901767168" calcext:value-type="float">
            <text:p>-0.90</text:p>
          </table:table-cell>
          <table:table-cell table:style-name="ce12" table:formula="of:=IF([.E16]=&quot;&quot;;&quot;&quot;;IF([.E16]+[.D17]&lt;[.$B$6];&quot;&quot;;[.E16]+[.D17]))" office:value-type="float" office:value="-5.410603008" calcext:value-type="float">
            <text:p>-5.41</text:p>
          </table:table-cell>
          <table:table-cell table:style-name="ce8" table:formula="of:=IF([.E17]=&quot;&quot;;&quot;&quot;;IF(c_1-c_2&lt;0;(c_1-c_2)*[.E17];(c_1+c_2)*[.E17]))" office:value-type="float" office:value="2164.2412032" calcext:value-type="float">
            <text:p>2164</text:p>
          </table:table-cell>
          <table:table-cell table:formula="of:=[.G16]+1" office:value-type="float" office:value="42" calcext:value-type="float">
            <text:p>42</text:p>
          </table:table-cell>
          <table:table-cell table:formula="of:=IF([.J17]&gt;0;ABS([.$B$2]);&quot;&quot;)" office:value-type="float" office:value="0.0005" calcext:value-type="float">
            <text:p>0.0005</text:p>
          </table:table-cell>
          <table:table-cell table:formula="of:=IF([.H17]=&quot;&quot;;&quot;&quot;;[.I16]+[.H16])" office:value-type="float" office:value="-0.014" calcext:value-type="float">
            <text:p>-0.014</text:p>
          </table:table-cell>
          <table:table-cell table:formula="of:=IF([.K16]=&quot;&quot;;&quot;&quot;;[.$D$1]*[.K16]*[.H16]+[.$D$2]*[.K16]*ABS([.H16]))">
            <text:p/>
          </table:table-cell>
          <table:table-cell table:style-name="ce9" table:formula="of:=IF([.K16]=&quot;&quot;;&quot;&quot;;IF([.K16]+[.J17]&gt;[.$B$7];&quot;&quot;;[.K16]+[.J17]))">
            <text:p/>
          </table:table-cell>
          <table:table-cell table:style-name="ce10" table:formula="of:=IF([.K17]=&quot;&quot;;&quot;&quot;;(c_1+c_2)*[.K17]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D18]&lt;0;[.$B$2];&quot;&quot;)" office:value-type="float" office:value="-0.0005" calcext:value-type="float">
            <text:p>-0.0005</text:p>
          </table:table-cell>
          <table:table-cell table:formula="of:=IF([.B18]=&quot;&quot;;&quot;&quot;;[.C17]+[.B17])" office:value-type="float" office:value="-0.004" calcext:value-type="float">
            <text:p>-0.004</text:p>
          </table:table-cell>
          <table:table-cell table:formula="of:=IF([.E17]=&quot;&quot;;&quot;&quot;;[.$D$1]*[.E17]*[.B17]+[.$D$2]*[.E17]*ABS([.B17]))" office:value-type="float" office:value="-1.0821206016" calcext:value-type="float">
            <text:p>-1.08</text:p>
          </table:table-cell>
          <table:table-cell table:style-name="ce12" table:formula="of:=IF([.E17]=&quot;&quot;;&quot;&quot;;IF([.E17]+[.D18]&lt;[.$B$6];&quot;&quot;;[.E17]+[.D18]))" office:value-type="float" office:value="-6.4927236096" calcext:value-type="float">
            <text:p>-6.49</text:p>
          </table:table-cell>
          <table:table-cell table:style-name="ce8" table:formula="of:=IF([.E18]=&quot;&quot;;&quot;&quot;;IF(c_1-c_2&lt;0;(c_1-c_2)*[.E18];(c_1+c_2)*[.E18]))" office:value-type="float" office:value="2597.08944384" calcext:value-type="float">
            <text:p>2597</text:p>
          </table:table-cell>
          <table:table-cell table:formula="of:=[.G17]+1" office:value-type="float" office:value="43" calcext:value-type="float">
            <text:p>43</text:p>
          </table:table-cell>
          <table:table-cell table:formula="of:=IF([.J18]&gt;0;ABS([.$B$2]);&quot;&quot;)" office:value-type="float" office:value="0.0005" calcext:value-type="float">
            <text:p>0.0005</text:p>
          </table:table-cell>
          <table:table-cell table:formula="of:=IF([.H18]=&quot;&quot;;&quot;&quot;;[.I17]+[.H17])" office:value-type="float" office:value="-0.0135" calcext:value-type="float">
            <text:p>-0.0135</text:p>
          </table:table-cell>
          <table:table-cell table:formula="of:=IF([.K17]=&quot;&quot;;&quot;&quot;;[.$D$1]*[.K17]*[.H17]+[.$D$2]*[.K17]*ABS([.H17]))">
            <text:p/>
          </table:table-cell>
          <table:table-cell table:style-name="ce9" table:formula="of:=IF([.K17]=&quot;&quot;;&quot;&quot;;IF([.K17]+[.J18]&gt;[.$B$7];&quot;&quot;;[.K17]+[.J18]))">
            <text:p/>
          </table:table-cell>
          <table:table-cell table:style-name="ce10" table:formula="of:=IF([.K18]=&quot;&quot;;&quot;&quot;;(c_1+c_2)*[.K18]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D19]&lt;0;[.$B$2];&quot;&quot;)" office:value-type="float" office:value="-0.0005" calcext:value-type="float">
            <text:p>-0.0005</text:p>
          </table:table-cell>
          <table:table-cell table:formula="of:=IF([.B19]=&quot;&quot;;&quot;&quot;;[.C18]+[.B18])" office:value-type="float" office:value="-0.0045" calcext:value-type="float">
            <text:p>-0.0045</text:p>
          </table:table-cell>
          <table:table-cell table:formula="of:=IF([.E18]=&quot;&quot;;&quot;&quot;;[.$D$1]*[.E18]*[.B18]+[.$D$2]*[.E18]*ABS([.B18]))" office:value-type="float" office:value="-1.29854472192" calcext:value-type="float">
            <text:p>-1.30</text:p>
          </table:table-cell>
          <table:table-cell table:style-name="ce12" table:formula="of:=IF([.E18]=&quot;&quot;;&quot;&quot;;IF([.E18]+[.D19]&lt;[.$B$6];&quot;&quot;;[.E18]+[.D19]))" office:value-type="float" office:value="-7.79126833152" calcext:value-type="float">
            <text:p>-7.79</text:p>
          </table:table-cell>
          <table:table-cell table:style-name="ce8" table:formula="of:=IF([.E19]=&quot;&quot;;&quot;&quot;;IF(c_1-c_2&lt;0;(c_1-c_2)*[.E19];(c_1+c_2)*[.E19]))" office:value-type="float" office:value="3116.507332608" calcext:value-type="float">
            <text:p>3117</text:p>
          </table:table-cell>
          <table:table-cell table:formula="of:=[.G18]+1" office:value-type="float" office:value="44" calcext:value-type="float">
            <text:p>44</text:p>
          </table:table-cell>
          <table:table-cell table:formula="of:=IF([.J19]&gt;0;ABS([.$B$2]);&quot;&quot;)" office:value-type="float" office:value="0.0005" calcext:value-type="float">
            <text:p>0.0005</text:p>
          </table:table-cell>
          <table:table-cell table:formula="of:=IF([.H19]=&quot;&quot;;&quot;&quot;;[.I18]+[.H18])" office:value-type="float" office:value="-0.013" calcext:value-type="float">
            <text:p>-0.013</text:p>
          </table:table-cell>
          <table:table-cell table:formula="of:=IF([.K18]=&quot;&quot;;&quot;&quot;;[.$D$1]*[.K18]*[.H18]+[.$D$2]*[.K18]*ABS([.H18]))">
            <text:p/>
          </table:table-cell>
          <table:table-cell table:style-name="ce9" table:formula="of:=IF([.K18]=&quot;&quot;;&quot;&quot;;IF([.K18]+[.J19]&gt;[.$B$7];&quot;&quot;;[.K18]+[.J19]))">
            <text:p/>
          </table:table-cell>
          <table:table-cell table:style-name="ce10" table:formula="of:=IF([.K19]=&quot;&quot;;&quot;&quot;;(c_1+c_2)*[.K19]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D20]&lt;0;[.$B$2];&quot;&quot;)" office:value-type="float" office:value="-0.0005" calcext:value-type="float">
            <text:p>-0.0005</text:p>
          </table:table-cell>
          <table:table-cell table:formula="of:=IF([.B20]=&quot;&quot;;&quot;&quot;;[.C19]+[.B19])" office:value-type="float" office:value="-0.005" calcext:value-type="float">
            <text:p>-0.005</text:p>
          </table:table-cell>
          <table:table-cell table:formula="of:=IF([.E19]=&quot;&quot;;&quot;&quot;;[.$D$1]*[.E19]*[.B19]+[.$D$2]*[.E19]*ABS([.B19]))" office:value-type="float" office:value="-1.558253666304" calcext:value-type="float">
            <text:p>-1.56</text:p>
          </table:table-cell>
          <table:table-cell table:style-name="ce12" table:formula="of:=IF([.E19]=&quot;&quot;;&quot;&quot;;IF([.E19]+[.D20]&lt;[.$B$6];&quot;&quot;;[.E19]+[.D20]))" office:value-type="float" office:value="-9.349521997824" calcext:value-type="float">
            <text:p>-9.35</text:p>
          </table:table-cell>
          <table:table-cell table:style-name="ce8" table:formula="of:=IF([.E20]=&quot;&quot;;&quot;&quot;;IF(c_1-c_2&lt;0;(c_1-c_2)*[.E20];(c_1+c_2)*[.E20]))" office:value-type="float" office:value="3739.8087991296" calcext:value-type="float">
            <text:p>3740</text:p>
          </table:table-cell>
          <table:table-cell table:formula="of:=[.G19]+1" office:value-type="float" office:value="45" calcext:value-type="float">
            <text:p>45</text:p>
          </table:table-cell>
          <table:table-cell table:formula="of:=IF([.J20]&gt;0;ABS([.$B$2]);&quot;&quot;)" office:value-type="float" office:value="0.0005" calcext:value-type="float">
            <text:p>0.0005</text:p>
          </table:table-cell>
          <table:table-cell table:formula="of:=IF([.H20]=&quot;&quot;;&quot;&quot;;[.I19]+[.H19])" office:value-type="float" office:value="-0.0125" calcext:value-type="float">
            <text:p>-0.0125</text:p>
          </table:table-cell>
          <table:table-cell table:formula="of:=IF([.K19]=&quot;&quot;;&quot;&quot;;[.$D$1]*[.K19]*[.H19]+[.$D$2]*[.K19]*ABS([.H19]))">
            <text:p/>
          </table:table-cell>
          <table:table-cell table:style-name="ce9" table:formula="of:=IF([.K19]=&quot;&quot;;&quot;&quot;;IF([.K19]+[.J20]&gt;[.$B$7];&quot;&quot;;[.K19]+[.J20]))">
            <text:p/>
          </table:table-cell>
          <table:table-cell table:style-name="ce10" table:formula="of:=IF([.K20]=&quot;&quot;;&quot;&quot;;(c_1+c_2)*[.K20]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D21]&lt;0;[.$B$2];&quot;&quot;)" office:value-type="float" office:value="-0.0005" calcext:value-type="float">
            <text:p>-0.0005</text:p>
          </table:table-cell>
          <table:table-cell table:formula="of:=IF([.B21]=&quot;&quot;;&quot;&quot;;[.C20]+[.B20])" office:value-type="float" office:value="-0.0055" calcext:value-type="float">
            <text:p>-0.0055</text:p>
          </table:table-cell>
          <table:table-cell table:formula="of:=IF([.E20]=&quot;&quot;;&quot;&quot;;[.$D$1]*[.E20]*[.B20]+[.$D$2]*[.E20]*ABS([.B20]))" office:value-type="float" office:value="-1.8699043995648" calcext:value-type="float">
            <text:p>-1.87</text:p>
          </table:table-cell>
          <table:table-cell table:style-name="ce12" table:formula="of:=IF([.E20]=&quot;&quot;;&quot;&quot;;IF([.E20]+[.D21]&lt;[.$B$6];&quot;&quot;;[.E20]+[.D21]))" office:value-type="float" office:value="-11.2194263973888" calcext:value-type="float">
            <text:p>-11.22</text:p>
          </table:table-cell>
          <table:table-cell table:style-name="ce8" table:formula="of:=IF([.E21]=&quot;&quot;;&quot;&quot;;IF(c_1-c_2&lt;0;(c_1-c_2)*[.E21];(c_1+c_2)*[.E21]))" office:value-type="float" office:value="4487.77055895552" calcext:value-type="float">
            <text:p>4488</text:p>
          </table:table-cell>
          <table:table-cell table:formula="of:=[.G20]+1" office:value-type="float" office:value="46" calcext:value-type="float">
            <text:p>46</text:p>
          </table:table-cell>
          <table:table-cell table:formula="of:=IF([.J21]&gt;0;ABS([.$B$2]);&quot;&quot;)" office:value-type="float" office:value="0.0005" calcext:value-type="float">
            <text:p>0.0005</text:p>
          </table:table-cell>
          <table:table-cell table:formula="of:=IF([.H21]=&quot;&quot;;&quot;&quot;;[.I20]+[.H20])" office:value-type="float" office:value="-0.012" calcext:value-type="float">
            <text:p>-0.012</text:p>
          </table:table-cell>
          <table:table-cell table:formula="of:=IF([.K20]=&quot;&quot;;&quot;&quot;;[.$D$1]*[.K20]*[.H20]+[.$D$2]*[.K20]*ABS([.H20]))">
            <text:p/>
          </table:table-cell>
          <table:table-cell table:style-name="ce9" table:formula="of:=IF([.K20]=&quot;&quot;;&quot;&quot;;IF([.K20]+[.J21]&gt;[.$B$7];&quot;&quot;;[.K20]+[.J21]))">
            <text:p/>
          </table:table-cell>
          <table:table-cell table:style-name="ce10" table:formula="of:=IF([.K21]=&quot;&quot;;&quot;&quot;;(c_1+c_2)*[.K21]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D22]&lt;0;[.$B$2];&quot;&quot;)" office:value-type="float" office:value="-0.0005" calcext:value-type="float">
            <text:p>-0.0005</text:p>
          </table:table-cell>
          <table:table-cell table:formula="of:=IF([.B22]=&quot;&quot;;&quot;&quot;;[.C21]+[.B21])" office:value-type="float" office:value="-0.006" calcext:value-type="float">
            <text:p>-0.006</text:p>
          </table:table-cell>
          <table:table-cell table:formula="of:=IF([.E21]=&quot;&quot;;&quot;&quot;;[.$D$1]*[.E21]*[.B21]+[.$D$2]*[.E21]*ABS([.B21]))" office:value-type="float" office:value="-2.24388527947776" calcext:value-type="float">
            <text:p>-2.24</text:p>
          </table:table-cell>
          <table:table-cell table:style-name="ce12" table:formula="of:=IF([.E21]=&quot;&quot;;&quot;&quot;;IF([.E21]+[.D22]&lt;[.$B$6];&quot;&quot;;[.E21]+[.D22]))" office:value-type="float" office:value="-13.4633116768666" calcext:value-type="float">
            <text:p>-13.46</text:p>
          </table:table-cell>
          <table:table-cell table:style-name="ce8" table:formula="of:=IF([.E22]=&quot;&quot;;&quot;&quot;;IF(c_1-c_2&lt;0;(c_1-c_2)*[.E22];(c_1+c_2)*[.E22]))" office:value-type="float" office:value="5385.32467074663" calcext:value-type="float">
            <text:p>5385</text:p>
          </table:table-cell>
          <table:table-cell table:formula="of:=[.G21]+1" office:value-type="float" office:value="47" calcext:value-type="float">
            <text:p>47</text:p>
          </table:table-cell>
          <table:table-cell table:formula="of:=IF([.J22]&gt;0;ABS([.$B$2]);&quot;&quot;)" office:value-type="float" office:value="0.0005" calcext:value-type="float">
            <text:p>0.0005</text:p>
          </table:table-cell>
          <table:table-cell table:formula="of:=IF([.H22]=&quot;&quot;;&quot;&quot;;[.I21]+[.H21])" office:value-type="float" office:value="-0.0115" calcext:value-type="float">
            <text:p>-0.0115</text:p>
          </table:table-cell>
          <table:table-cell table:formula="of:=IF([.K21]=&quot;&quot;;&quot;&quot;;[.$D$1]*[.K21]*[.H21]+[.$D$2]*[.K21]*ABS([.H21]))">
            <text:p/>
          </table:table-cell>
          <table:table-cell table:style-name="ce9" table:formula="of:=IF([.K21]=&quot;&quot;;&quot;&quot;;IF([.K21]+[.J22]&gt;[.$B$7];&quot;&quot;;[.K21]+[.J22]))">
            <text:p/>
          </table:table-cell>
          <table:table-cell table:style-name="ce10" table:formula="of:=IF([.K22]=&quot;&quot;;&quot;&quot;;(c_1+c_2)*[.K22]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D23]&lt;0;[.$B$2];&quot;&quot;)" office:value-type="float" office:value="-0.0005" calcext:value-type="float">
            <text:p>-0.0005</text:p>
          </table:table-cell>
          <table:table-cell table:formula="of:=IF([.B23]=&quot;&quot;;&quot;&quot;;[.C22]+[.B22])" office:value-type="float" office:value="-0.0065" calcext:value-type="float">
            <text:p>-0.0065</text:p>
          </table:table-cell>
          <table:table-cell table:formula="of:=IF([.E22]=&quot;&quot;;&quot;&quot;;[.$D$1]*[.E22]*[.B22]+[.$D$2]*[.E22]*ABS([.B22]))" office:value-type="float" office:value="-2.69266233537331" calcext:value-type="float">
            <text:p>-2.69</text:p>
          </table:table-cell>
          <table:table-cell table:style-name="ce12" table:formula="of:=IF([.E22]=&quot;&quot;;&quot;&quot;;IF([.E22]+[.D23]&lt;[.$B$6];&quot;&quot;;[.E22]+[.D23]))" office:value-type="float" office:value="-16.1559740122399" calcext:value-type="float">
            <text:p>-16.16</text:p>
          </table:table-cell>
          <table:table-cell table:style-name="ce8" table:formula="of:=IF([.E23]=&quot;&quot;;&quot;&quot;;IF(c_1-c_2&lt;0;(c_1-c_2)*[.E23];(c_1+c_2)*[.E23]))" office:value-type="float" office:value="6462.38960489595" calcext:value-type="float">
            <text:p>6462</text:p>
          </table:table-cell>
          <table:table-cell table:formula="of:=[.G22]+1" office:value-type="float" office:value="48" calcext:value-type="float">
            <text:p>48</text:p>
          </table:table-cell>
          <table:table-cell table:formula="of:=IF([.J23]&gt;0;ABS([.$B$2]);&quot;&quot;)" office:value-type="float" office:value="0.0005" calcext:value-type="float">
            <text:p>0.0005</text:p>
          </table:table-cell>
          <table:table-cell table:formula="of:=IF([.H23]=&quot;&quot;;&quot;&quot;;[.I22]+[.H22])" office:value-type="float" office:value="-0.011" calcext:value-type="float">
            <text:p>-0.011</text:p>
          </table:table-cell>
          <table:table-cell table:formula="of:=IF([.K22]=&quot;&quot;;&quot;&quot;;[.$D$1]*[.K22]*[.H22]+[.$D$2]*[.K22]*ABS([.H22]))">
            <text:p/>
          </table:table-cell>
          <table:table-cell table:style-name="ce9" table:formula="of:=IF([.K22]=&quot;&quot;;&quot;&quot;;IF([.K22]+[.J23]&gt;[.$B$7];&quot;&quot;;[.K22]+[.J23]))">
            <text:p/>
          </table:table-cell>
          <table:table-cell table:style-name="ce10" table:formula="of:=IF([.K23]=&quot;&quot;;&quot;&quot;;(c_1+c_2)*[.K23]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D24]&lt;0;[.$B$2];&quot;&quot;)" office:value-type="float" office:value="-0.0005" calcext:value-type="float">
            <text:p>-0.0005</text:p>
          </table:table-cell>
          <table:table-cell table:formula="of:=IF([.B24]=&quot;&quot;;&quot;&quot;;[.C23]+[.B23])" office:value-type="float" office:value="-0.007" calcext:value-type="float">
            <text:p>-0.007</text:p>
          </table:table-cell>
          <table:table-cell table:formula="of:=IF([.E23]=&quot;&quot;;&quot;&quot;;[.$D$1]*[.E23]*[.B23]+[.$D$2]*[.E23]*ABS([.B23]))" office:value-type="float" office:value="-3.23119480244797" calcext:value-type="float">
            <text:p>-3.23</text:p>
          </table:table-cell>
          <table:table-cell table:style-name="ce12" table:formula="of:=IF([.E23]=&quot;&quot;;&quot;&quot;;IF([.E23]+[.D24]&lt;[.$B$6];&quot;&quot;;[.E23]+[.D24]))" office:value-type="float" office:value="-19.3871688146878" calcext:value-type="float">
            <text:p>-19.39</text:p>
          </table:table-cell>
          <table:table-cell table:style-name="ce8" table:formula="of:=IF([.E24]=&quot;&quot;;&quot;&quot;;IF(c_1-c_2&lt;0;(c_1-c_2)*[.E24];(c_1+c_2)*[.E24]))" office:value-type="float" office:value="7754.86752587514" calcext:value-type="float">
            <text:p>7755</text:p>
          </table:table-cell>
          <table:table-cell table:formula="of:=[.G23]+1" office:value-type="float" office:value="49" calcext:value-type="float">
            <text:p>49</text:p>
          </table:table-cell>
          <table:table-cell table:formula="of:=IF([.J24]&gt;0;ABS([.$B$2]);&quot;&quot;)" office:value-type="float" office:value="0.0005" calcext:value-type="float">
            <text:p>0.0005</text:p>
          </table:table-cell>
          <table:table-cell table:formula="of:=IF([.H24]=&quot;&quot;;&quot;&quot;;[.I23]+[.H23])" office:value-type="float" office:value="-0.0105" calcext:value-type="float">
            <text:p>-0.0105</text:p>
          </table:table-cell>
          <table:table-cell table:formula="of:=IF([.K23]=&quot;&quot;;&quot;&quot;;[.$D$1]*[.K23]*[.H23]+[.$D$2]*[.K23]*ABS([.H23]))">
            <text:p/>
          </table:table-cell>
          <table:table-cell table:style-name="ce9" table:formula="of:=IF([.K23]=&quot;&quot;;&quot;&quot;;IF([.K23]+[.J24]&gt;[.$B$7];&quot;&quot;;[.K23]+[.J24]))">
            <text:p/>
          </table:table-cell>
          <table:table-cell table:style-name="ce10" table:formula="of:=IF([.K24]=&quot;&quot;;&quot;&quot;;(c_1+c_2)*[.K24]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D25]&lt;0;[.$B$2];&quot;&quot;)" office:value-type="float" office:value="-0.0005" calcext:value-type="float">
            <text:p>-0.0005</text:p>
          </table:table-cell>
          <table:table-cell table:formula="of:=IF([.B25]=&quot;&quot;;&quot;&quot;;[.C24]+[.B24])" office:value-type="float" office:value="-0.0075" calcext:value-type="float">
            <text:p>-0.0075</text:p>
          </table:table-cell>
          <table:table-cell table:formula="of:=IF([.E24]=&quot;&quot;;&quot;&quot;;[.$D$1]*[.E24]*[.B24]+[.$D$2]*[.E24]*ABS([.B24]))" office:value-type="float" office:value="-3.87743376293757" calcext:value-type="float">
            <text:p>-3.88</text:p>
          </table:table-cell>
          <table:table-cell table:style-name="ce12" table:formula="of:=IF([.E24]=&quot;&quot;;&quot;&quot;;IF([.E24]+[.D25]&lt;[.$B$6];&quot;&quot;;[.E24]+[.D25]))" office:value-type="float" office:value="-23.2646025776254" calcext:value-type="float">
            <text:p>-23.26</text:p>
          </table:table-cell>
          <table:table-cell table:style-name="ce8" table:formula="of:=IF([.E25]=&quot;&quot;;&quot;&quot;;IF(c_1-c_2&lt;0;(c_1-c_2)*[.E25];(c_1+c_2)*[.E25]))" office:value-type="float" office:value="9305.84103105017" calcext:value-type="float">
            <text:p>9306</text:p>
          </table:table-cell>
          <table:table-cell table:formula="of:=[.G24]+1" office:value-type="float" office:value="50" calcext:value-type="float">
            <text:p>50</text:p>
          </table:table-cell>
          <table:table-cell table:formula="of:=IF([.J25]&gt;0;ABS([.$B$2]);&quot;&quot;)" office:value-type="float" office:value="0.0005" calcext:value-type="float">
            <text:p>0.0005</text:p>
          </table:table-cell>
          <table:table-cell table:formula="of:=IF([.H25]=&quot;&quot;;&quot;&quot;;[.I24]+[.H24])" office:value-type="float" office:value="-0.01" calcext:value-type="float">
            <text:p>-0.01</text:p>
          </table:table-cell>
          <table:table-cell table:formula="of:=IF([.K24]=&quot;&quot;;&quot;&quot;;[.$D$1]*[.K24]*[.H24]+[.$D$2]*[.K24]*ABS([.H24]))">
            <text:p/>
          </table:table-cell>
          <table:table-cell table:style-name="ce9" table:formula="of:=IF([.K24]=&quot;&quot;;&quot;&quot;;IF([.K24]+[.J25]&gt;[.$B$7];&quot;&quot;;[.K24]+[.J25]))">
            <text:p/>
          </table:table-cell>
          <table:table-cell table:style-name="ce10" table:formula="of:=IF([.K25]=&quot;&quot;;&quot;&quot;;(c_1+c_2)*[.K25]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D26]&lt;0;[.$B$2];&quot;&quot;)" office:value-type="float" office:value="-0.0005" calcext:value-type="float">
            <text:p>-0.0005</text:p>
          </table:table-cell>
          <table:table-cell table:formula="of:=IF([.B26]=&quot;&quot;;&quot;&quot;;[.C25]+[.B25])" office:value-type="float" office:value="-0.008" calcext:value-type="float">
            <text:p>-0.008</text:p>
          </table:table-cell>
          <table:table-cell table:formula="of:=IF([.E25]=&quot;&quot;;&quot;&quot;;[.$D$1]*[.E25]*[.B25]+[.$D$2]*[.E25]*ABS([.B25]))" office:value-type="float" office:value="-4.65292051552508" calcext:value-type="float">
            <text:p>-4.65</text:p>
          </table:table-cell>
          <table:table-cell table:style-name="ce12" table:formula="of:=IF([.E25]=&quot;&quot;;&quot;&quot;;IF([.E25]+[.D26]&lt;[.$B$6];&quot;&quot;;[.E25]+[.D26]))" office:value-type="float" office:value="-27.9175230931505" calcext:value-type="float">
            <text:p>-27.92</text:p>
          </table:table-cell>
          <table:table-cell table:style-name="ce8" table:formula="of:=IF([.E26]=&quot;&quot;;&quot;&quot;;IF(c_1-c_2&lt;0;(c_1-c_2)*[.E26];(c_1+c_2)*[.E26]))" office:value-type="float" office:value="11167.0092372602" calcext:value-type="float">
            <text:p>11167</text:p>
          </table:table-cell>
          <table:table-cell table:formula="of:=[.G25]+1" office:value-type="float" office:value="51" calcext:value-type="float">
            <text:p>51</text:p>
          </table:table-cell>
          <table:table-cell table:formula="of:=IF([.J26]&gt;0;ABS([.$B$2]);&quot;&quot;)" office:value-type="float" office:value="0.0005" calcext:value-type="float">
            <text:p>0.0005</text:p>
          </table:table-cell>
          <table:table-cell table:formula="of:=IF([.H26]=&quot;&quot;;&quot;&quot;;[.I25]+[.H25])" office:value-type="float" office:value="-0.00950000000000001" calcext:value-type="float">
            <text:p>-0.00950000000000001</text:p>
          </table:table-cell>
          <table:table-cell table:formula="of:=IF([.K25]=&quot;&quot;;&quot;&quot;;[.$D$1]*[.K25]*[.H25]+[.$D$2]*[.K25]*ABS([.H25]))">
            <text:p/>
          </table:table-cell>
          <table:table-cell table:style-name="ce9" table:formula="of:=IF([.K25]=&quot;&quot;;&quot;&quot;;IF([.K25]+[.J26]&gt;[.$B$7];&quot;&quot;;[.K25]+[.J26]))">
            <text:p/>
          </table:table-cell>
          <table:table-cell table:style-name="ce10" table:formula="of:=IF([.K26]=&quot;&quot;;&quot;&quot;;(c_1+c_2)*[.K26]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D27]&lt;0;[.$B$2];&quot;&quot;)" office:value-type="float" office:value="-0.0005" calcext:value-type="float">
            <text:p>-0.0005</text:p>
          </table:table-cell>
          <table:table-cell table:formula="of:=IF([.B27]=&quot;&quot;;&quot;&quot;;[.C26]+[.B26])" office:value-type="float" office:value="-0.0085" calcext:value-type="float">
            <text:p>-0.0085</text:p>
          </table:table-cell>
          <table:table-cell table:formula="of:=IF([.E26]=&quot;&quot;;&quot;&quot;;[.$D$1]*[.E26]*[.B26]+[.$D$2]*[.E26]*ABS([.B26]))" office:value-type="float" office:value="-5.5835046186301" calcext:value-type="float">
            <text:p>-5.58</text:p>
          </table:table-cell>
          <table:table-cell table:style-name="ce12" table:formula="of:=IF([.E26]=&quot;&quot;;&quot;&quot;;IF([.E26]+[.D27]&lt;[.$B$6];&quot;&quot;;[.E26]+[.D27]))" office:value-type="float" office:value="-33.5010277117806" calcext:value-type="float">
            <text:p>-33.50</text:p>
          </table:table-cell>
          <table:table-cell table:style-name="ce8" table:formula="of:=IF([.E27]=&quot;&quot;;&quot;&quot;;IF(c_1-c_2&lt;0;(c_1-c_2)*[.E27];(c_1+c_2)*[.E27]))" office:value-type="float" office:value="13400.4110847122" calcext:value-type="float">
            <text:p>13400</text:p>
          </table:table-cell>
          <table:table-cell table:formula="of:=[.G26]+1" office:value-type="float" office:value="52" calcext:value-type="float">
            <text:p>52</text:p>
          </table:table-cell>
          <table:table-cell table:formula="of:=IF([.J27]&gt;0;ABS([.$B$2]);&quot;&quot;)" office:value-type="float" office:value="0.0005" calcext:value-type="float">
            <text:p>0.0005</text:p>
          </table:table-cell>
          <table:table-cell table:formula="of:=IF([.H27]=&quot;&quot;;&quot;&quot;;[.I26]+[.H26])" office:value-type="float" office:value="-0.009" calcext:value-type="float">
            <text:p>-0.009</text:p>
          </table:table-cell>
          <table:table-cell table:formula="of:=IF([.K26]=&quot;&quot;;&quot;&quot;;[.$D$1]*[.K26]*[.H26]+[.$D$2]*[.K26]*ABS([.H26]))">
            <text:p/>
          </table:table-cell>
          <table:table-cell table:style-name="ce9" table:formula="of:=IF([.K26]=&quot;&quot;;&quot;&quot;;IF([.K26]+[.J27]&gt;[.$B$7];&quot;&quot;;[.K26]+[.J27]))">
            <text:p/>
          </table:table-cell>
          <table:table-cell table:style-name="ce10" table:formula="of:=IF([.K27]=&quot;&quot;;&quot;&quot;;(c_1+c_2)*[.K27]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D28]&lt;0;[.$B$2];&quot;&quot;)" office:value-type="float" office:value="-0.0005" calcext:value-type="float">
            <text:p>-0.0005</text:p>
          </table:table-cell>
          <table:table-cell table:formula="of:=IF([.B28]=&quot;&quot;;&quot;&quot;;[.C27]+[.B27])" office:value-type="float" office:value="-0.009" calcext:value-type="float">
            <text:p>-0.009</text:p>
          </table:table-cell>
          <table:table-cell table:formula="of:=IF([.E27]=&quot;&quot;;&quot;&quot;;[.$D$1]*[.E27]*[.B27]+[.$D$2]*[.E27]*ABS([.B27]))" office:value-type="float" office:value="-6.70020554235612" calcext:value-type="float">
            <text:p>-6.70</text:p>
          </table:table-cell>
          <table:table-cell table:style-name="ce12" table:formula="of:=IF([.E27]=&quot;&quot;;&quot;&quot;;IF([.E27]+[.D28]&lt;[.$B$6];&quot;&quot;;[.E27]+[.D28]))" office:value-type="float" office:value="-40.2012332541367" calcext:value-type="float">
            <text:p>-40.20</text:p>
          </table:table-cell>
          <table:table-cell table:style-name="ce8" table:formula="of:=IF([.E28]=&quot;&quot;;&quot;&quot;;IF(c_1-c_2&lt;0;(c_1-c_2)*[.E28];(c_1+c_2)*[.E28]))" office:value-type="float" office:value="16080.4933016547" calcext:value-type="float">
            <text:p>16080</text:p>
          </table:table-cell>
          <table:table-cell table:formula="of:=[.G27]+1" office:value-type="float" office:value="53" calcext:value-type="float">
            <text:p>53</text:p>
          </table:table-cell>
          <table:table-cell table:formula="of:=IF([.J28]&gt;0;ABS([.$B$2]);&quot;&quot;)" office:value-type="float" office:value="0.0005" calcext:value-type="float">
            <text:p>0.0005</text:p>
          </table:table-cell>
          <table:table-cell table:formula="of:=IF([.H28]=&quot;&quot;;&quot;&quot;;[.I27]+[.H27])" office:value-type="float" office:value="-0.0085" calcext:value-type="float">
            <text:p>-0.0085</text:p>
          </table:table-cell>
          <table:table-cell table:formula="of:=IF([.K27]=&quot;&quot;;&quot;&quot;;[.$D$1]*[.K27]*[.H27]+[.$D$2]*[.K27]*ABS([.H27]))">
            <text:p/>
          </table:table-cell>
          <table:table-cell table:style-name="ce9" table:formula="of:=IF([.K27]=&quot;&quot;;&quot;&quot;;IF([.K27]+[.J28]&gt;[.$B$7];&quot;&quot;;[.K27]+[.J28]))">
            <text:p/>
          </table:table-cell>
          <table:table-cell table:style-name="ce10" table:formula="of:=IF([.K28]=&quot;&quot;;&quot;&quot;;(c_1+c_2)*[.K28]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D29]&lt;0;[.$B$2];&quot;&quot;)" office:value-type="float" office:value="-0.0005" calcext:value-type="float">
            <text:p>-0.0005</text:p>
          </table:table-cell>
          <table:table-cell table:formula="of:=IF([.B29]=&quot;&quot;;&quot;&quot;;[.C28]+[.B28])" office:value-type="float" office:value="-0.00950000000000001" calcext:value-type="float">
            <text:p>-0.00950000000000001</text:p>
          </table:table-cell>
          <table:table-cell table:formula="of:=IF([.E28]=&quot;&quot;;&quot;&quot;;[.$D$1]*[.E28]*[.B28]+[.$D$2]*[.E28]*ABS([.B28]))" office:value-type="float" office:value="-8.04024665082735" calcext:value-type="float">
            <text:p>-8.04</text:p>
          </table:table-cell>
          <table:table-cell table:style-name="ce12" table:formula="of:=IF([.E28]=&quot;&quot;;&quot;&quot;;IF([.E28]+[.D29]&lt;[.$B$6];&quot;&quot;;[.E28]+[.D29]))" office:value-type="float" office:value="-48.2414799049641" calcext:value-type="float">
            <text:p>-48.24</text:p>
          </table:table-cell>
          <table:table-cell table:style-name="ce8" table:formula="of:=IF([.E29]=&quot;&quot;;&quot;&quot;;IF(c_1-c_2&lt;0;(c_1-c_2)*[.E29];(c_1+c_2)*[.E29]))" office:value-type="float" office:value="19296.5919619856" calcext:value-type="float">
            <text:p>19297</text:p>
          </table:table-cell>
          <table:table-cell table:formula="of:=[.G28]+1" office:value-type="float" office:value="54" calcext:value-type="float">
            <text:p>54</text:p>
          </table:table-cell>
          <table:table-cell table:formula="of:=IF([.J29]&gt;0;ABS([.$B$2]);&quot;&quot;)" office:value-type="float" office:value="0.0005" calcext:value-type="float">
            <text:p>0.0005</text:p>
          </table:table-cell>
          <table:table-cell table:formula="of:=IF([.H29]=&quot;&quot;;&quot;&quot;;[.I28]+[.H28])" office:value-type="float" office:value="-0.008" calcext:value-type="float">
            <text:p>-0.008</text:p>
          </table:table-cell>
          <table:table-cell table:formula="of:=IF([.K28]=&quot;&quot;;&quot;&quot;;[.$D$1]*[.K28]*[.H28]+[.$D$2]*[.K28]*ABS([.H28]))">
            <text:p/>
          </table:table-cell>
          <table:table-cell table:style-name="ce9" table:formula="of:=IF([.K28]=&quot;&quot;;&quot;&quot;;IF([.K28]+[.J29]&gt;[.$B$7];&quot;&quot;;[.K28]+[.J29]))">
            <text:p/>
          </table:table-cell>
          <table:table-cell table:style-name="ce10" table:formula="of:=IF([.K29]=&quot;&quot;;&quot;&quot;;(c_1+c_2)*[.K29]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D30]&lt;0;[.$B$2];&quot;&quot;)" office:value-type="float" office:value="-0.0005" calcext:value-type="float">
            <text:p>-0.0005</text:p>
          </table:table-cell>
          <table:table-cell table:formula="of:=IF([.B30]=&quot;&quot;;&quot;&quot;;[.C29]+[.B29])" office:value-type="float" office:value="-0.01" calcext:value-type="float">
            <text:p>-0.01</text:p>
          </table:table-cell>
          <table:table-cell table:formula="of:=IF([.E29]=&quot;&quot;;&quot;&quot;;[.$D$1]*[.E29]*[.B29]+[.$D$2]*[.E29]*ABS([.B29]))" office:value-type="float" office:value="-9.64829598099282" calcext:value-type="float">
            <text:p>-9.65</text:p>
          </table:table-cell>
          <table:table-cell table:style-name="ce12" table:formula="of:=IF([.E29]=&quot;&quot;;&quot;&quot;;IF([.E29]+[.D30]&lt;[.$B$6];&quot;&quot;;[.E29]+[.D30]))" office:value-type="float" office:value="-57.8897758859569" calcext:value-type="float">
            <text:p>-57.89</text:p>
          </table:table-cell>
          <table:table-cell table:style-name="ce8" table:formula="of:=IF([.E30]=&quot;&quot;;&quot;&quot;;IF(c_1-c_2&lt;0;(c_1-c_2)*[.E30];(c_1+c_2)*[.E30]))" office:value-type="float" office:value="23155.9103543827" calcext:value-type="float">
            <text:p>23156</text:p>
          </table:table-cell>
          <table:table-cell table:formula="of:=[.G29]+1" office:value-type="float" office:value="55" calcext:value-type="float">
            <text:p>55</text:p>
          </table:table-cell>
          <table:table-cell table:formula="of:=IF([.J30]&gt;0;ABS([.$B$2]);&quot;&quot;)" office:value-type="float" office:value="0.0005" calcext:value-type="float">
            <text:p>0.0005</text:p>
          </table:table-cell>
          <table:table-cell table:formula="of:=IF([.H30]=&quot;&quot;;&quot;&quot;;[.I29]+[.H29])" office:value-type="float" office:value="-0.0075" calcext:value-type="float">
            <text:p>-0.0075</text:p>
          </table:table-cell>
          <table:table-cell table:formula="of:=IF([.K29]=&quot;&quot;;&quot;&quot;;[.$D$1]*[.K29]*[.H29]+[.$D$2]*[.K29]*ABS([.H29]))">
            <text:p/>
          </table:table-cell>
          <table:table-cell table:style-name="ce9" table:formula="of:=IF([.K29]=&quot;&quot;;&quot;&quot;;IF([.K29]+[.J30]&gt;[.$B$7];&quot;&quot;;[.K29]+[.J30]))">
            <text:p/>
          </table:table-cell>
          <table:table-cell table:style-name="ce10" table:formula="of:=IF([.K30]=&quot;&quot;;&quot;&quot;;(c_1+c_2)*[.K30]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D31]&lt;0;[.$B$2];&quot;&quot;)" office:value-type="float" office:value="-0.0005" calcext:value-type="float">
            <text:p>-0.0005</text:p>
          </table:table-cell>
          <table:table-cell table:formula="of:=IF([.B31]=&quot;&quot;;&quot;&quot;;[.C30]+[.B30])" office:value-type="float" office:value="-0.0105" calcext:value-type="float">
            <text:p>-0.0105</text:p>
          </table:table-cell>
          <table:table-cell table:formula="of:=IF([.E30]=&quot;&quot;;&quot;&quot;;[.$D$1]*[.E30]*[.B30]+[.$D$2]*[.E30]*ABS([.B30]))" office:value-type="float" office:value="-11.5779551771914" calcext:value-type="float">
            <text:p>-11.58</text:p>
          </table:table-cell>
          <table:table-cell table:style-name="ce12" table:formula="of:=IF([.E30]=&quot;&quot;;&quot;&quot;;IF([.E30]+[.D31]&lt;[.$B$6];&quot;&quot;;[.E30]+[.D31]))" office:value-type="float" office:value="-69.4677310631483" calcext:value-type="float">
            <text:p>-69.47</text:p>
          </table:table-cell>
          <table:table-cell table:style-name="ce8" table:formula="of:=IF([.E31]=&quot;&quot;;&quot;&quot;;IF(c_1-c_2&lt;0;(c_1-c_2)*[.E31];(c_1+c_2)*[.E31]))" office:value-type="float" office:value="27787.0924252593" calcext:value-type="float">
            <text:p>27787</text:p>
          </table:table-cell>
          <table:table-cell table:formula="of:=[.G30]+1" office:value-type="float" office:value="56" calcext:value-type="float">
            <text:p>56</text:p>
          </table:table-cell>
          <table:table-cell table:formula="of:=IF([.J31]&gt;0;ABS([.$B$2]);&quot;&quot;)" office:value-type="float" office:value="0.0005" calcext:value-type="float">
            <text:p>0.0005</text:p>
          </table:table-cell>
          <table:table-cell table:formula="of:=IF([.H31]=&quot;&quot;;&quot;&quot;;[.I30]+[.H30])" office:value-type="float" office:value="-0.007" calcext:value-type="float">
            <text:p>-0.007</text:p>
          </table:table-cell>
          <table:table-cell table:formula="of:=IF([.K30]=&quot;&quot;;&quot;&quot;;[.$D$1]*[.K30]*[.H30]+[.$D$2]*[.K30]*ABS([.H30]))">
            <text:p/>
          </table:table-cell>
          <table:table-cell table:style-name="ce9" table:formula="of:=IF([.K30]=&quot;&quot;;&quot;&quot;;IF([.K30]+[.J31]&gt;[.$B$7];&quot;&quot;;[.K30]+[.J31]))">
            <text:p/>
          </table:table-cell>
          <table:table-cell table:style-name="ce10" table:formula="of:=IF([.K31]=&quot;&quot;;&quot;&quot;;(c_1+c_2)*[.K31]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D32]&lt;0;[.$B$2];&quot;&quot;)" office:value-type="float" office:value="-0.0005" calcext:value-type="float">
            <text:p>-0.0005</text:p>
          </table:table-cell>
          <table:table-cell table:formula="of:=IF([.B32]=&quot;&quot;;&quot;&quot;;[.C31]+[.B31])" office:value-type="float" office:value="-0.011" calcext:value-type="float">
            <text:p>-0.011</text:p>
          </table:table-cell>
          <table:table-cell table:formula="of:=IF([.E31]=&quot;&quot;;&quot;&quot;;[.$D$1]*[.E31]*[.B31]+[.$D$2]*[.E31]*ABS([.B31]))" office:value-type="float" office:value="-13.8935462126297" calcext:value-type="float">
            <text:p>-13.89</text:p>
          </table:table-cell>
          <table:table-cell table:style-name="ce12" table:formula="of:=IF([.E31]=&quot;&quot;;&quot;&quot;;IF([.E31]+[.D32]&lt;[.$B$6];&quot;&quot;;[.E31]+[.D32]))" office:value-type="float" office:value="-83.3612772757779" calcext:value-type="float">
            <text:p>-83.36</text:p>
          </table:table-cell>
          <table:table-cell table:style-name="ce8" table:formula="of:=IF([.E32]=&quot;&quot;;&quot;&quot;;IF(c_1-c_2&lt;0;(c_1-c_2)*[.E32];(c_1+c_2)*[.E32]))" office:value-type="float" office:value="33344.5109103112" calcext:value-type="float">
            <text:p>33345</text:p>
          </table:table-cell>
          <table:table-cell table:formula="of:=[.G31]+1" office:value-type="float" office:value="57" calcext:value-type="float">
            <text:p>57</text:p>
          </table:table-cell>
          <table:table-cell table:formula="of:=IF([.J32]&gt;0;ABS([.$B$2]);&quot;&quot;)" office:value-type="float" office:value="0.0005" calcext:value-type="float">
            <text:p>0.0005</text:p>
          </table:table-cell>
          <table:table-cell table:formula="of:=IF([.H32]=&quot;&quot;;&quot;&quot;;[.I31]+[.H31])" office:value-type="float" office:value="-0.0065" calcext:value-type="float">
            <text:p>-0.0065</text:p>
          </table:table-cell>
          <table:table-cell table:formula="of:=IF([.K31]=&quot;&quot;;&quot;&quot;;[.$D$1]*[.K31]*[.H31]+[.$D$2]*[.K31]*ABS([.H31]))">
            <text:p/>
          </table:table-cell>
          <table:table-cell table:style-name="ce9" table:formula="of:=IF([.K31]=&quot;&quot;;&quot;&quot;;IF([.K31]+[.J32]&gt;[.$B$7];&quot;&quot;;[.K31]+[.J32]))">
            <text:p/>
          </table:table-cell>
          <table:table-cell table:style-name="ce10" table:formula="of:=IF([.K32]=&quot;&quot;;&quot;&quot;;(c_1+c_2)*[.K32]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D33]&lt;0;[.$B$2];&quot;&quot;)" office:value-type="float" office:value="-0.0005" calcext:value-type="float">
            <text:p>-0.0005</text:p>
          </table:table-cell>
          <table:table-cell table:formula="of:=IF([.B33]=&quot;&quot;;&quot;&quot;;[.C32]+[.B32])" office:value-type="float" office:value="-0.0115" calcext:value-type="float">
            <text:p>-0.0115</text:p>
          </table:table-cell>
          <table:table-cell table:formula="of:=IF([.E32]=&quot;&quot;;&quot;&quot;;[.$D$1]*[.E32]*[.B32]+[.$D$2]*[.E32]*ABS([.B32]))" office:value-type="float" office:value="-16.6722554551556" calcext:value-type="float">
            <text:p>-16.67</text:p>
          </table:table-cell>
          <table:table-cell table:style-name="ce12" table:formula="of:=IF([.E32]=&quot;&quot;;&quot;&quot;;IF([.E32]+[.D33]&lt;[.$B$6];&quot;&quot;;[.E32]+[.D33]))" office:value-type="float" office:value="-100.033532730933" calcext:value-type="float">
            <text:p>-100.03</text:p>
          </table:table-cell>
          <table:table-cell table:style-name="ce8" table:formula="of:=IF([.E33]=&quot;&quot;;&quot;&quot;;IF(c_1-c_2&lt;0;(c_1-c_2)*[.E33];(c_1+c_2)*[.E33]))" office:value-type="float" office:value="40013.4130923734" calcext:value-type="float">
            <text:p>40013</text:p>
          </table:table-cell>
          <table:table-cell table:formula="of:=[.G32]+1" office:value-type="float" office:value="58" calcext:value-type="float">
            <text:p>58</text:p>
          </table:table-cell>
          <table:table-cell table:formula="of:=IF([.J33]&gt;0;ABS([.$B$2]);&quot;&quot;)" office:value-type="float" office:value="0.0005" calcext:value-type="float">
            <text:p>0.0005</text:p>
          </table:table-cell>
          <table:table-cell table:formula="of:=IF([.H33]=&quot;&quot;;&quot;&quot;;[.I32]+[.H32])" office:value-type="float" office:value="-0.006" calcext:value-type="float">
            <text:p>-0.006</text:p>
          </table:table-cell>
          <table:table-cell table:formula="of:=IF([.K32]=&quot;&quot;;&quot;&quot;;[.$D$1]*[.K32]*[.H32]+[.$D$2]*[.K32]*ABS([.H32]))">
            <text:p/>
          </table:table-cell>
          <table:table-cell table:style-name="ce9" table:formula="of:=IF([.K32]=&quot;&quot;;&quot;&quot;;IF([.K32]+[.J33]&gt;[.$B$7];&quot;&quot;;[.K32]+[.J33]))">
            <text:p/>
          </table:table-cell>
          <table:table-cell table:style-name="ce10" table:formula="of:=IF([.K33]=&quot;&quot;;&quot;&quot;;(c_1+c_2)*[.K33]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D34]&lt;0;[.$B$2];&quot;&quot;)" office:value-type="float" office:value="-0.0005" calcext:value-type="float">
            <text:p>-0.0005</text:p>
          </table:table-cell>
          <table:table-cell table:formula="of:=IF([.B34]=&quot;&quot;;&quot;&quot;;[.C33]+[.B33])" office:value-type="float" office:value="-0.012" calcext:value-type="float">
            <text:p>-0.012</text:p>
          </table:table-cell>
          <table:table-cell table:formula="of:=IF([.E33]=&quot;&quot;;&quot;&quot;;[.$D$1]*[.E33]*[.B33]+[.$D$2]*[.E33]*ABS([.B33]))" office:value-type="float" office:value="-20.0067065461867" calcext:value-type="float">
            <text:p>-20.01</text:p>
          </table:table-cell>
          <table:table-cell table:style-name="ce12" table:formula="of:=IF([.E33]=&quot;&quot;;&quot;&quot;;IF([.E33]+[.D34]&lt;[.$B$6];&quot;&quot;;[.E33]+[.D34]))" office:value-type="float" office:value="-120.04023927712" calcext:value-type="float">
            <text:p>-120.04</text:p>
          </table:table-cell>
          <table:table-cell table:style-name="ce8" table:formula="of:=IF([.E34]=&quot;&quot;;&quot;&quot;;IF(c_1-c_2&lt;0;(c_1-c_2)*[.E34];(c_1+c_2)*[.E34]))" office:value-type="float" office:value="48016.0957108481" calcext:value-type="float">
            <text:p>48016</text:p>
          </table:table-cell>
          <table:table-cell table:formula="of:=[.G33]+1" office:value-type="float" office:value="59" calcext:value-type="float">
            <text:p>59</text:p>
          </table:table-cell>
          <table:table-cell table:formula="of:=IF([.J34]&gt;0;ABS([.$B$2]);&quot;&quot;)" office:value-type="float" office:value="0.0005" calcext:value-type="float">
            <text:p>0.0005</text:p>
          </table:table-cell>
          <table:table-cell table:formula="of:=IF([.H34]=&quot;&quot;;&quot;&quot;;[.I33]+[.H33])" office:value-type="float" office:value="-0.0055" calcext:value-type="float">
            <text:p>-0.0055</text:p>
          </table:table-cell>
          <table:table-cell table:formula="of:=IF([.K33]=&quot;&quot;;&quot;&quot;;[.$D$1]*[.K33]*[.H33]+[.$D$2]*[.K33]*ABS([.H33]))">
            <text:p/>
          </table:table-cell>
          <table:table-cell table:style-name="ce9" table:formula="of:=IF([.K33]=&quot;&quot;;&quot;&quot;;IF([.K33]+[.J34]&gt;[.$B$7];&quot;&quot;;[.K33]+[.J34]))">
            <text:p/>
          </table:table-cell>
          <table:table-cell table:style-name="ce10" table:formula="of:=IF([.K34]=&quot;&quot;;&quot;&quot;;(c_1+c_2)*[.K34]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D35]&lt;0;[.$B$2];&quot;&quot;)" office:value-type="float" office:value="-0.0005" calcext:value-type="float">
            <text:p>-0.0005</text:p>
          </table:table-cell>
          <table:table-cell table:formula="of:=IF([.B35]=&quot;&quot;;&quot;&quot;;[.C34]+[.B34])" office:value-type="float" office:value="-0.0125" calcext:value-type="float">
            <text:p>-0.0125</text:p>
          </table:table-cell>
          <table:table-cell table:formula="of:=IF([.E34]=&quot;&quot;;&quot;&quot;;[.$D$1]*[.E34]*[.B34]+[.$D$2]*[.E34]*ABS([.B34]))" office:value-type="float" office:value="-24.008047855424" calcext:value-type="float">
            <text:p>-24.01</text:p>
          </table:table-cell>
          <table:table-cell table:style-name="ce12" table:formula="of:=IF([.E34]=&quot;&quot;;&quot;&quot;;IF([.E34]+[.D35]&lt;[.$B$6];&quot;&quot;;[.E34]+[.D35]))" office:value-type="float" office:value="-144.048287132544" calcext:value-type="float">
            <text:p>-144.05</text:p>
          </table:table-cell>
          <table:table-cell table:style-name="ce8" table:formula="of:=IF([.E35]=&quot;&quot;;&quot;&quot;;IF(c_1-c_2&lt;0;(c_1-c_2)*[.E35];(c_1+c_2)*[.E35]))" office:value-type="float" office:value="57619.3148530177" calcext:value-type="float">
            <text:p>57619</text:p>
          </table:table-cell>
          <table:table-cell table:formula="of:=[.G34]+1" office:value-type="float" office:value="60" calcext:value-type="float">
            <text:p>60</text:p>
          </table:table-cell>
          <table:table-cell table:formula="of:=IF([.J35]&gt;0;ABS([.$B$2]);&quot;&quot;)" office:value-type="float" office:value="0.0005" calcext:value-type="float">
            <text:p>0.0005</text:p>
          </table:table-cell>
          <table:table-cell table:formula="of:=IF([.H35]=&quot;&quot;;&quot;&quot;;[.I34]+[.H34])" office:value-type="float" office:value="-0.005" calcext:value-type="float">
            <text:p>-0.005</text:p>
          </table:table-cell>
          <table:table-cell table:formula="of:=IF([.K34]=&quot;&quot;;&quot;&quot;;[.$D$1]*[.K34]*[.H34]+[.$D$2]*[.K34]*ABS([.H34]))">
            <text:p/>
          </table:table-cell>
          <table:table-cell table:style-name="ce9" table:formula="of:=IF([.K34]=&quot;&quot;;&quot;&quot;;IF([.K34]+[.J35]&gt;[.$B$7];&quot;&quot;;[.K34]+[.J35]))">
            <text:p/>
          </table:table-cell>
          <table:table-cell table:style-name="ce10" table:formula="of:=IF([.K35]=&quot;&quot;;&quot;&quot;;(c_1+c_2)*[.K35]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D36]&lt;0;[.$B$2];&quot;&quot;)" office:value-type="float" office:value="-0.0005" calcext:value-type="float">
            <text:p>-0.0005</text:p>
          </table:table-cell>
          <table:table-cell table:formula="of:=IF([.B36]=&quot;&quot;;&quot;&quot;;[.C35]+[.B35])" office:value-type="float" office:value="-0.013" calcext:value-type="float">
            <text:p>-0.013</text:p>
          </table:table-cell>
          <table:table-cell table:formula="of:=IF([.E35]=&quot;&quot;;&quot;&quot;;[.$D$1]*[.E35]*[.B35]+[.$D$2]*[.E35]*ABS([.B35]))" office:value-type="float" office:value="-28.8096574265088" calcext:value-type="float">
            <text:p>-28.81</text:p>
          </table:table-cell>
          <table:table-cell table:style-name="ce12" table:formula="of:=IF([.E35]=&quot;&quot;;&quot;&quot;;IF([.E35]+[.D36]&lt;[.$B$6];&quot;&quot;;[.E35]+[.D36]))" office:value-type="float" office:value="-172.857944559053" calcext:value-type="float">
            <text:p>-172.86</text:p>
          </table:table-cell>
          <table:table-cell table:style-name="ce8" table:formula="of:=IF([.E36]=&quot;&quot;;&quot;&quot;;IF(c_1-c_2&lt;0;(c_1-c_2)*[.E36];(c_1+c_2)*[.E36]))" office:value-type="float" office:value="69143.1778236212" calcext:value-type="float">
            <text:p>69143</text:p>
          </table:table-cell>
          <table:table-cell table:formula="of:=[.G35]+1" office:value-type="float" office:value="61" calcext:value-type="float">
            <text:p>61</text:p>
          </table:table-cell>
          <table:table-cell table:formula="of:=IF([.J36]&gt;0;ABS([.$B$2]);&quot;&quot;)" office:value-type="float" office:value="0.0005" calcext:value-type="float">
            <text:p>0.0005</text:p>
          </table:table-cell>
          <table:table-cell table:formula="of:=IF([.H36]=&quot;&quot;;&quot;&quot;;[.I35]+[.H35])" office:value-type="float" office:value="-0.0045" calcext:value-type="float">
            <text:p>-0.0045</text:p>
          </table:table-cell>
          <table:table-cell table:formula="of:=IF([.K35]=&quot;&quot;;&quot;&quot;;[.$D$1]*[.K35]*[.H35]+[.$D$2]*[.K35]*ABS([.H35]))">
            <text:p/>
          </table:table-cell>
          <table:table-cell table:style-name="ce9" table:formula="of:=IF([.K35]=&quot;&quot;;&quot;&quot;;IF([.K35]+[.J36]&gt;[.$B$7];&quot;&quot;;[.K35]+[.J36]))">
            <text:p/>
          </table:table-cell>
          <table:table-cell table:style-name="ce10" table:formula="of:=IF([.K36]=&quot;&quot;;&quot;&quot;;(c_1+c_2)*[.K36]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D37]&lt;0;[.$B$2];&quot;&quot;)" office:value-type="float" office:value="-0.0005" calcext:value-type="float">
            <text:p>-0.0005</text:p>
          </table:table-cell>
          <table:table-cell table:formula="of:=IF([.B37]=&quot;&quot;;&quot;&quot;;[.C36]+[.B36])" office:value-type="float" office:value="-0.0135" calcext:value-type="float">
            <text:p>-0.0135</text:p>
          </table:table-cell>
          <table:table-cell table:formula="of:=IF([.E36]=&quot;&quot;;&quot;&quot;;[.$D$1]*[.E36]*[.B36]+[.$D$2]*[.E36]*ABS([.B36]))" office:value-type="float" office:value="-34.5715889118106" calcext:value-type="float">
            <text:p>-34.57</text:p>
          </table:table-cell>
          <table:table-cell table:style-name="ce12" table:formula="of:=IF([.E36]=&quot;&quot;;&quot;&quot;;IF([.E36]+[.D37]&lt;[.$B$6];&quot;&quot;;[.E36]+[.D37]))" office:value-type="float" office:value="-207.429533470864" calcext:value-type="float">
            <text:p>-207.43</text:p>
          </table:table-cell>
          <table:table-cell table:style-name="ce8" table:formula="of:=IF([.E37]=&quot;&quot;;&quot;&quot;;IF(c_1-c_2&lt;0;(c_1-c_2)*[.E37];(c_1+c_2)*[.E37]))" office:value-type="float" office:value="82971.8133883455" calcext:value-type="float">
            <text:p>82972</text:p>
          </table:table-cell>
          <table:table-cell table:formula="of:=[.G36]+1" office:value-type="float" office:value="62" calcext:value-type="float">
            <text:p>62</text:p>
          </table:table-cell>
          <table:table-cell table:formula="of:=IF([.J37]&gt;0;ABS([.$B$2]);&quot;&quot;)" office:value-type="float" office:value="0.0005" calcext:value-type="float">
            <text:p>0.0005</text:p>
          </table:table-cell>
          <table:table-cell table:formula="of:=IF([.H37]=&quot;&quot;;&quot;&quot;;[.I36]+[.H36])" office:value-type="float" office:value="-0.004" calcext:value-type="float">
            <text:p>-0.004</text:p>
          </table:table-cell>
          <table:table-cell table:formula="of:=IF([.K36]=&quot;&quot;;&quot;&quot;;[.$D$1]*[.K36]*[.H36]+[.$D$2]*[.K36]*ABS([.H36]))">
            <text:p/>
          </table:table-cell>
          <table:table-cell table:style-name="ce9" table:formula="of:=IF([.K36]=&quot;&quot;;&quot;&quot;;IF([.K36]+[.J37]&gt;[.$B$7];&quot;&quot;;[.K36]+[.J37]))">
            <text:p/>
          </table:table-cell>
          <table:table-cell table:style-name="ce10" table:formula="of:=IF([.K37]=&quot;&quot;;&quot;&quot;;(c_1+c_2)*[.K37]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D38]&lt;0;[.$B$2];&quot;&quot;)" office:value-type="float" office:value="-0.0005" calcext:value-type="float">
            <text:p>-0.0005</text:p>
          </table:table-cell>
          <table:table-cell table:formula="of:=IF([.B38]=&quot;&quot;;&quot;&quot;;[.C37]+[.B37])" office:value-type="float" office:value="-0.014" calcext:value-type="float">
            <text:p>-0.014</text:p>
          </table:table-cell>
          <table:table-cell table:formula="of:=IF([.E37]=&quot;&quot;;&quot;&quot;;[.$D$1]*[.E37]*[.B37]+[.$D$2]*[.E37]*ABS([.B37]))" office:value-type="float" office:value="-41.4859066941727" calcext:value-type="float">
            <text:p>-41.49</text:p>
          </table:table-cell>
          <table:table-cell table:style-name="ce12" table:formula="of:=IF([.E37]=&quot;&quot;;&quot;&quot;;IF([.E37]+[.D38]&lt;[.$B$6];&quot;&quot;;[.E37]+[.D38]))" office:value-type="float" office:value="-248.915440165036" calcext:value-type="float">
            <text:p>-248.92</text:p>
          </table:table-cell>
          <table:table-cell table:style-name="ce8" table:formula="of:=IF([.E38]=&quot;&quot;;&quot;&quot;;IF(c_1-c_2&lt;0;(c_1-c_2)*[.E38];(c_1+c_2)*[.E38]))" office:value-type="float" office:value="99566.1760660146" calcext:value-type="float">
            <text:p>99566</text:p>
          </table:table-cell>
          <table:table-cell table:formula="of:=[.G37]+1" office:value-type="float" office:value="63" calcext:value-type="float">
            <text:p>63</text:p>
          </table:table-cell>
          <table:table-cell table:formula="of:=IF([.J38]&gt;0;ABS([.$B$2]);&quot;&quot;)" office:value-type="float" office:value="0.0005" calcext:value-type="float">
            <text:p>0.0005</text:p>
          </table:table-cell>
          <table:table-cell table:formula="of:=IF([.H38]=&quot;&quot;;&quot;&quot;;[.I37]+[.H37])" office:value-type="float" office:value="-0.0035" calcext:value-type="float">
            <text:p>-0.0035</text:p>
          </table:table-cell>
          <table:table-cell table:formula="of:=IF([.K37]=&quot;&quot;;&quot;&quot;;[.$D$1]*[.K37]*[.H37]+[.$D$2]*[.K37]*ABS([.H37]))">
            <text:p/>
          </table:table-cell>
          <table:table-cell table:style-name="ce9" table:formula="of:=IF([.K37]=&quot;&quot;;&quot;&quot;;IF([.K37]+[.J38]&gt;[.$B$7];&quot;&quot;;[.K37]+[.J38]))">
            <text:p/>
          </table:table-cell>
          <table:table-cell table:style-name="ce10" table:formula="of:=IF([.K38]=&quot;&quot;;&quot;&quot;;(c_1+c_2)*[.K38]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D39]&lt;0;[.$B$2];&quot;&quot;)" office:value-type="float" office:value="-0.0005" calcext:value-type="float">
            <text:p>-0.0005</text:p>
          </table:table-cell>
          <table:table-cell table:formula="of:=IF([.B39]=&quot;&quot;;&quot;&quot;;[.C38]+[.B38])" office:value-type="float" office:value="-0.0145" calcext:value-type="float">
            <text:p>-0.0145</text:p>
          </table:table-cell>
          <table:table-cell table:formula="of:=IF([.E38]=&quot;&quot;;&quot;&quot;;[.$D$1]*[.E38]*[.B38]+[.$D$2]*[.E38]*ABS([.B38]))" office:value-type="float" office:value="-49.7830880330073" calcext:value-type="float">
            <text:p>-49.78</text:p>
          </table:table-cell>
          <table:table-cell table:style-name="ce12" table:formula="of:=IF([.E38]=&quot;&quot;;&quot;&quot;;IF([.E38]+[.D39]&lt;[.$B$6];&quot;&quot;;[.E38]+[.D39]))" office:value-type="float" office:value="-298.698528198044" calcext:value-type="float">
            <text:p>-298.70</text:p>
          </table:table-cell>
          <table:table-cell table:style-name="ce8" table:formula="of:=IF([.E39]=&quot;&quot;;&quot;&quot;;IF(c_1-c_2&lt;0;(c_1-c_2)*[.E39];(c_1+c_2)*[.E39]))" office:value-type="float" office:value="119479.411279217" calcext:value-type="float">
            <text:p>119479</text:p>
          </table:table-cell>
          <table:table-cell table:formula="of:=[.G38]+1" office:value-type="float" office:value="64" calcext:value-type="float">
            <text:p>64</text:p>
          </table:table-cell>
          <table:table-cell table:formula="of:=IF([.J39]&gt;0;ABS([.$B$2]);&quot;&quot;)" office:value-type="float" office:value="0.0005" calcext:value-type="float">
            <text:p>0.0005</text:p>
          </table:table-cell>
          <table:table-cell table:formula="of:=IF([.H39]=&quot;&quot;;&quot;&quot;;[.I38]+[.H38])" office:value-type="float" office:value="-0.003" calcext:value-type="float">
            <text:p>-0.003</text:p>
          </table:table-cell>
          <table:table-cell table:formula="of:=IF([.K38]=&quot;&quot;;&quot;&quot;;[.$D$1]*[.K38]*[.H38]+[.$D$2]*[.K38]*ABS([.H38]))">
            <text:p/>
          </table:table-cell>
          <table:table-cell table:style-name="ce9" table:formula="of:=IF([.K38]=&quot;&quot;;&quot;&quot;;IF([.K38]+[.J39]&gt;[.$B$7];&quot;&quot;;[.K38]+[.J39]))">
            <text:p/>
          </table:table-cell>
          <table:table-cell table:style-name="ce10" table:formula="of:=IF([.K39]=&quot;&quot;;&quot;&quot;;(c_1+c_2)*[.K39]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D40]&lt;0;[.$B$2];&quot;&quot;)" office:value-type="float" office:value="-0.0005" calcext:value-type="float">
            <text:p>-0.0005</text:p>
          </table:table-cell>
          <table:table-cell table:formula="of:=IF([.B40]=&quot;&quot;;&quot;&quot;;[.C39]+[.B39])" office:value-type="float" office:value="-0.015" calcext:value-type="float">
            <text:p>-0.015</text:p>
          </table:table-cell>
          <table:table-cell table:formula="of:=IF([.E39]=&quot;&quot;;&quot;&quot;;[.$D$1]*[.E39]*[.B39]+[.$D$2]*[.E39]*ABS([.B39]))" office:value-type="float" office:value="-59.7397056396087" calcext:value-type="float">
            <text:p>-59.74</text:p>
          </table:table-cell>
          <table:table-cell table:style-name="ce12" table:formula="of:=IF([.E39]=&quot;&quot;;&quot;&quot;;IF([.E39]+[.D40]&lt;[.$B$6];&quot;&quot;;[.E39]+[.D40]))" office:value-type="float" office:value="-358.438233837652" calcext:value-type="float">
            <text:p>-358.44</text:p>
          </table:table-cell>
          <table:table-cell table:style-name="ce8" table:formula="of:=IF([.E40]=&quot;&quot;;&quot;&quot;;IF(c_1-c_2&lt;0;(c_1-c_2)*[.E40];(c_1+c_2)*[.E40]))" office:value-type="float" office:value="143375.293535061" calcext:value-type="float">
            <text:p>143375</text:p>
          </table:table-cell>
          <table:table-cell table:formula="of:=[.G39]+1" office:value-type="float" office:value="65" calcext:value-type="float">
            <text:p>65</text:p>
          </table:table-cell>
          <table:table-cell table:formula="of:=IF([.J40]&gt;0;ABS([.$B$2]);&quot;&quot;)" office:value-type="float" office:value="0.0005" calcext:value-type="float">
            <text:p>0.0005</text:p>
          </table:table-cell>
          <table:table-cell table:formula="of:=IF([.H40]=&quot;&quot;;&quot;&quot;;[.I39]+[.H39])" office:value-type="float" office:value="-0.0025" calcext:value-type="float">
            <text:p>-0.0025</text:p>
          </table:table-cell>
          <table:table-cell table:formula="of:=IF([.K39]=&quot;&quot;;&quot;&quot;;[.$D$1]*[.K39]*[.H39]+[.$D$2]*[.K39]*ABS([.H39]))">
            <text:p/>
          </table:table-cell>
          <table:table-cell table:style-name="ce9" table:formula="of:=IF([.K39]=&quot;&quot;;&quot;&quot;;IF([.K39]+[.J40]&gt;[.$B$7];&quot;&quot;;[.K39]+[.J40]))">
            <text:p/>
          </table:table-cell>
          <table:table-cell table:style-name="ce10" table:formula="of:=IF([.K40]=&quot;&quot;;&quot;&quot;;(c_1+c_2)*[.K40]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D41]&lt;0;[.$B$2];&quot;&quot;)" office:value-type="float" office:value="-0.0005" calcext:value-type="float">
            <text:p>-0.0005</text:p>
          </table:table-cell>
          <table:table-cell table:formula="of:=IF([.B41]=&quot;&quot;;&quot;&quot;;[.C40]+[.B40])" office:value-type="float" office:value="-0.0155" calcext:value-type="float">
            <text:p>-0.0155</text:p>
          </table:table-cell>
          <table:table-cell table:formula="of:=IF([.E40]=&quot;&quot;;&quot;&quot;;[.$D$1]*[.E40]*[.B40]+[.$D$2]*[.E40]*ABS([.B40]))" office:value-type="float" office:value="-71.6876467675305" calcext:value-type="float">
            <text:p>-71.69</text:p>
          </table:table-cell>
          <table:table-cell table:style-name="ce12" table:formula="of:=IF([.E40]=&quot;&quot;;&quot;&quot;;IF([.E40]+[.D41]&lt;[.$B$6];&quot;&quot;;[.E40]+[.D41]))" office:value-type="float" office:value="-430.125880605183" calcext:value-type="float">
            <text:p>-430.13</text:p>
          </table:table-cell>
          <table:table-cell table:style-name="ce8" table:formula="of:=IF([.E41]=&quot;&quot;;&quot;&quot;;IF(c_1-c_2&lt;0;(c_1-c_2)*[.E41];(c_1+c_2)*[.E41]))" office:value-type="float" office:value="172050.352242073" calcext:value-type="float">
            <text:p>172050</text:p>
          </table:table-cell>
          <table:table-cell table:formula="of:=[.G40]+1" office:value-type="float" office:value="66" calcext:value-type="float">
            <text:p>66</text:p>
          </table:table-cell>
          <table:table-cell table:formula="of:=IF([.J41]&gt;0;ABS([.$B$2]);&quot;&quot;)" office:value-type="float" office:value="0.0005" calcext:value-type="float">
            <text:p>0.0005</text:p>
          </table:table-cell>
          <table:table-cell table:formula="of:=IF([.H41]=&quot;&quot;;&quot;&quot;;[.I40]+[.H40])" office:value-type="float" office:value="-0.002" calcext:value-type="float">
            <text:p>-0.002</text:p>
          </table:table-cell>
          <table:table-cell table:formula="of:=IF([.K40]=&quot;&quot;;&quot;&quot;;[.$D$1]*[.K40]*[.H40]+[.$D$2]*[.K40]*ABS([.H40]))">
            <text:p/>
          </table:table-cell>
          <table:table-cell table:style-name="ce9" table:formula="of:=IF([.K40]=&quot;&quot;;&quot;&quot;;IF([.K40]+[.J41]&gt;[.$B$7];&quot;&quot;;[.K40]+[.J41]))">
            <text:p/>
          </table:table-cell>
          <table:table-cell table:style-name="ce10" table:formula="of:=IF([.K41]=&quot;&quot;;&quot;&quot;;(c_1+c_2)*[.K41]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D42]&lt;0;[.$B$2];&quot;&quot;)" office:value-type="float" office:value="-0.0005" calcext:value-type="float">
            <text:p>-0.0005</text:p>
          </table:table-cell>
          <table:table-cell table:formula="of:=IF([.B42]=&quot;&quot;;&quot;&quot;;[.C41]+[.B41])" office:value-type="float" office:value="-0.016" calcext:value-type="float">
            <text:p>-0.016</text:p>
          </table:table-cell>
          <table:table-cell table:formula="of:=IF([.E41]=&quot;&quot;;&quot;&quot;;[.$D$1]*[.E41]*[.B41]+[.$D$2]*[.E41]*ABS([.B41]))" office:value-type="float" office:value="-86.0251761210366" calcext:value-type="float">
            <text:p>-86.03</text:p>
          </table:table-cell>
          <table:table-cell table:style-name="ce12" table:formula="of:=IF([.E41]=&quot;&quot;;&quot;&quot;;IF([.E41]+[.D42]&lt;[.$B$6];&quot;&quot;;[.E41]+[.D42]))" office:value-type="float" office:value="-516.15105672622" calcext:value-type="float">
            <text:p>-516.15</text:p>
          </table:table-cell>
          <table:table-cell table:style-name="ce8" table:formula="of:=IF([.E42]=&quot;&quot;;&quot;&quot;;IF(c_1-c_2&lt;0;(c_1-c_2)*[.E42];(c_1+c_2)*[.E42]))" office:value-type="float" office:value="206460.422690488" calcext:value-type="float">
            <text:p>206460</text:p>
          </table:table-cell>
          <table:table-cell table:formula="of:=[.G41]+1" office:value-type="float" office:value="67" calcext:value-type="float">
            <text:p>67</text:p>
          </table:table-cell>
          <table:table-cell table:formula="of:=IF([.J42]&gt;0;ABS([.$B$2]);&quot;&quot;)" office:value-type="float" office:value="0.0005" calcext:value-type="float">
            <text:p>0.0005</text:p>
          </table:table-cell>
          <table:table-cell table:formula="of:=IF([.H42]=&quot;&quot;;&quot;&quot;;[.I41]+[.H41])" office:value-type="float" office:value="-0.0015" calcext:value-type="float">
            <text:p>-0.0015</text:p>
          </table:table-cell>
          <table:table-cell table:formula="of:=IF([.K41]=&quot;&quot;;&quot;&quot;;[.$D$1]*[.K41]*[.H41]+[.$D$2]*[.K41]*ABS([.H41]))">
            <text:p/>
          </table:table-cell>
          <table:table-cell table:style-name="ce9" table:formula="of:=IF([.K41]=&quot;&quot;;&quot;&quot;;IF([.K41]+[.J42]&gt;[.$B$7];&quot;&quot;;[.K41]+[.J42]))">
            <text:p/>
          </table:table-cell>
          <table:table-cell table:style-name="ce10" table:formula="of:=IF([.K42]=&quot;&quot;;&quot;&quot;;(c_1+c_2)*[.K42]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D43]&lt;0;[.$B$2];&quot;&quot;)" office:value-type="float" office:value="-0.0005" calcext:value-type="float">
            <text:p>-0.0005</text:p>
          </table:table-cell>
          <table:table-cell table:formula="of:=IF([.B43]=&quot;&quot;;&quot;&quot;;[.C42]+[.B42])" office:value-type="float" office:value="-0.0165" calcext:value-type="float">
            <text:p>-0.0165</text:p>
          </table:table-cell>
          <table:table-cell table:formula="of:=IF([.E42]=&quot;&quot;;&quot;&quot;;[.$D$1]*[.E42]*[.B42]+[.$D$2]*[.E42]*ABS([.B42]))" office:value-type="float" office:value="-103.230211345244" calcext:value-type="float">
            <text:p>-103.23</text:p>
          </table:table-cell>
          <table:table-cell table:style-name="ce12" table:formula="of:=IF([.E42]=&quot;&quot;;&quot;&quot;;IF([.E42]+[.D43]&lt;[.$B$6];&quot;&quot;;[.E42]+[.D43]))" office:value-type="float" office:value="-619.381268071463" calcext:value-type="float">
            <text:p>-619.38</text:p>
          </table:table-cell>
          <table:table-cell table:style-name="ce8" table:formula="of:=IF([.E43]=&quot;&quot;;&quot;&quot;;IF(c_1-c_2&lt;0;(c_1-c_2)*[.E43];(c_1+c_2)*[.E43]))" office:value-type="float" office:value="247752.507228585" calcext:value-type="float">
            <text:p>247753</text:p>
          </table:table-cell>
          <table:table-cell table:formula="of:=[.G42]+1" office:value-type="float" office:value="68" calcext:value-type="float">
            <text:p>68</text:p>
          </table:table-cell>
          <table:table-cell table:formula="of:=IF([.J43]&gt;0;ABS([.$B$2]);&quot;&quot;)" office:value-type="float" office:value="0.0005" calcext:value-type="float">
            <text:p>0.0005</text:p>
          </table:table-cell>
          <table:table-cell table:formula="of:=IF([.H43]=&quot;&quot;;&quot;&quot;;[.I42]+[.H42])" office:value-type="float" office:value="-0.001" calcext:value-type="float">
            <text:p>-0.001</text:p>
          </table:table-cell>
          <table:table-cell table:formula="of:=IF([.K42]=&quot;&quot;;&quot;&quot;;[.$D$1]*[.K42]*[.H42]+[.$D$2]*[.K42]*ABS([.H42]))">
            <text:p/>
          </table:table-cell>
          <table:table-cell table:style-name="ce9" table:formula="of:=IF([.K42]=&quot;&quot;;&quot;&quot;;IF([.K42]+[.J43]&gt;[.$B$7];&quot;&quot;;[.K42]+[.J43]))">
            <text:p/>
          </table:table-cell>
          <table:table-cell table:style-name="ce10" table:formula="of:=IF([.K43]=&quot;&quot;;&quot;&quot;;(c_1+c_2)*[.K43]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D44]&lt;0;[.$B$2];&quot;&quot;)" office:value-type="float" office:value="-0.0005" calcext:value-type="float">
            <text:p>-0.0005</text:p>
          </table:table-cell>
          <table:table-cell table:formula="of:=IF([.B44]=&quot;&quot;;&quot;&quot;;[.C43]+[.B43])" office:value-type="float" office:value="-0.017" calcext:value-type="float">
            <text:p>-0.017</text:p>
          </table:table-cell>
          <table:table-cell table:formula="of:=IF([.E43]=&quot;&quot;;&quot;&quot;;[.$D$1]*[.E43]*[.B43]+[.$D$2]*[.E43]*ABS([.B43]))" office:value-type="float" office:value="-123.876253614293" calcext:value-type="float">
            <text:p>-123.88</text:p>
          </table:table-cell>
          <table:table-cell table:style-name="ce12" table:formula="of:=IF([.E43]=&quot;&quot;;&quot;&quot;;IF([.E43]+[.D44]&lt;[.$B$6];&quot;&quot;;[.E43]+[.D44]))" office:value-type="float" office:value="-743.257521685756" calcext:value-type="float">
            <text:p>-743.26</text:p>
          </table:table-cell>
          <table:table-cell table:style-name="ce8" table:formula="of:=IF([.E44]=&quot;&quot;;&quot;&quot;;IF(c_1-c_2&lt;0;(c_1-c_2)*[.E44];(c_1+c_2)*[.E44]))" office:value-type="float" office:value="297303.008674302" calcext:value-type="float">
            <text:p>297303</text:p>
          </table:table-cell>
          <table:table-cell table:formula="of:=[.G43]+1" office:value-type="float" office:value="69" calcext:value-type="float">
            <text:p>69</text:p>
          </table:table-cell>
          <table:table-cell table:formula="of:=IF([.J44]&gt;0;ABS([.$B$2]);&quot;&quot;)" office:value-type="float" office:value="0.0005" calcext:value-type="float">
            <text:p>0.0005</text:p>
          </table:table-cell>
          <table:table-cell table:formula="of:=IF([.H44]=&quot;&quot;;&quot;&quot;;[.I43]+[.H43])" office:value-type="float" office:value="-0.0005" calcext:value-type="float">
            <text:p>-0.0005</text:p>
          </table:table-cell>
          <table:table-cell table:formula="of:=IF([.K43]=&quot;&quot;;&quot;&quot;;[.$D$1]*[.K43]*[.H43]+[.$D$2]*[.K43]*ABS([.H43]))">
            <text:p/>
          </table:table-cell>
          <table:table-cell table:style-name="ce9" table:formula="of:=IF([.K43]=&quot;&quot;;&quot;&quot;;IF([.K43]+[.J44]&gt;[.$B$7];&quot;&quot;;[.K43]+[.J44]))">
            <text:p/>
          </table:table-cell>
          <table:table-cell table:style-name="ce10" table:formula="of:=IF([.K44]=&quot;&quot;;&quot;&quot;;(c_1+c_2)*[.K44]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D45]&lt;0;[.$B$2];&quot;&quot;)" office:value-type="float" office:value="-0.0005" calcext:value-type="float">
            <text:p>-0.0005</text:p>
          </table:table-cell>
          <table:table-cell table:formula="of:=IF([.B45]=&quot;&quot;;&quot;&quot;;[.C44]+[.B44])" office:value-type="float" office:value="-0.0175" calcext:value-type="float">
            <text:p>-0.0175</text:p>
          </table:table-cell>
          <table:table-cell table:formula="of:=IF([.E44]=&quot;&quot;;&quot;&quot;;[.$D$1]*[.E44]*[.B44]+[.$D$2]*[.E44]*ABS([.B44]))" office:value-type="float" office:value="-148.651504337151" calcext:value-type="float">
            <text:p>-148.65</text:p>
          </table:table-cell>
          <table:table-cell table:style-name="ce12" table:formula="of:=IF([.E44]=&quot;&quot;;&quot;&quot;;IF([.E44]+[.D45]&lt;[.$B$6];&quot;&quot;;[.E44]+[.D45]))" office:value-type="float" office:value="-891.909026022907" calcext:value-type="float">
            <text:p>-891.91</text:p>
          </table:table-cell>
          <table:table-cell table:style-name="ce8" table:formula="of:=IF([.E45]=&quot;&quot;;&quot;&quot;;IF(c_1-c_2&lt;0;(c_1-c_2)*[.E45];(c_1+c_2)*[.E45]))" office:value-type="float" office:value="356763.610409163" calcext:value-type="float">
            <text:p>356764</text:p>
          </table:table-cell>
          <table:table-cell table:formula="of:=[.G44]+1" office:value-type="float" office:value="70" calcext:value-type="float">
            <text:p>70</text:p>
          </table:table-cell>
          <table:table-cell table:formula="of:=IF([.J45]&gt;0;ABS([.$B$2]);&quot;&quot;)" office:value-type="float" office:value="0.0005" calcext:value-type="float">
            <text:p>0.0005</text:p>
          </table:table-cell>
          <table:table-cell table:formula="of:=IF([.H45]=&quot;&quot;;&quot;&quot;;[.I44]+[.H44])" office:value-type="float" office:value="0" calcext:value-type="float">
            <text:p>0</text:p>
          </table:table-cell>
          <table:table-cell table:formula="of:=IF([.K44]=&quot;&quot;;&quot;&quot;;[.$D$1]*[.K44]*[.H44]+[.$D$2]*[.K44]*ABS([.H44]))">
            <text:p/>
          </table:table-cell>
          <table:table-cell table:style-name="ce9" table:formula="of:=IF([.K44]=&quot;&quot;;&quot;&quot;;IF([.K44]+[.J45]&gt;[.$B$7];&quot;&quot;;[.K44]+[.J45]))">
            <text:p/>
          </table:table-cell>
          <table:table-cell table:style-name="ce10" table:formula="of:=IF([.K45]=&quot;&quot;;&quot;&quot;;(c_1+c_2)*[.K45]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D46]&lt;0;[.$B$2];&quot;&quot;)" office:value-type="float" office:value="-0.0005" calcext:value-type="float">
            <text:p>-0.0005</text:p>
          </table:table-cell>
          <table:table-cell table:formula="of:=IF([.B46]=&quot;&quot;;&quot;&quot;;[.C45]+[.B45])" office:value-type="float" office:value="-0.018" calcext:value-type="float">
            <text:p>-0.018</text:p>
          </table:table-cell>
          <table:table-cell table:formula="of:=IF([.E45]=&quot;&quot;;&quot;&quot;;[.$D$1]*[.E45]*[.B45]+[.$D$2]*[.E45]*ABS([.B45]))" office:value-type="float" office:value="-178.381805204581" calcext:value-type="float">
            <text:p>-178.38</text:p>
          </table:table-cell>
          <table:table-cell table:style-name="ce12" table:formula="of:=IF([.E45]=&quot;&quot;;&quot;&quot;;IF([.E45]+[.D46]&lt;[.$B$6];&quot;&quot;;[.E45]+[.D46]))">
            <text:p/>
          </table:table-cell>
          <table:table-cell table:style-name="ce8" table:formula="of:=IF([.E46]=&quot;&quot;;&quot;&quot;;IF(c_1-c_2&lt;0;(c_1-c_2)*[.E46];(c_1+c_2)*[.E46]))">
            <text:p/>
          </table:table-cell>
          <table:table-cell table:formula="of:=[.G45]+1" office:value-type="float" office:value="71" calcext:value-type="float">
            <text:p>71</text:p>
          </table:table-cell>
          <table:table-cell table:formula="of:=IF([.J46]&gt;0;ABS([.$B$2]);&quot;&quot;)" office:value-type="float" office:value="0.0005" calcext:value-type="float">
            <text:p>0.0005</text:p>
          </table:table-cell>
          <table:table-cell table:formula="of:=IF([.H46]=&quot;&quot;;&quot;&quot;;[.I45]+[.H45])" office:value-type="float" office:value="0.0005" calcext:value-type="float">
            <text:p>0.0005</text:p>
          </table:table-cell>
          <table:table-cell table:formula="of:=IF([.K45]=&quot;&quot;;&quot;&quot;;[.$D$1]*[.K45]*[.H45]+[.$D$2]*[.K45]*ABS([.H45]))">
            <text:p/>
          </table:table-cell>
          <table:table-cell table:style-name="ce9" table:formula="of:=IF([.K45]=&quot;&quot;;&quot;&quot;;IF([.K45]+[.J46]&gt;[.$B$7];&quot;&quot;;[.K45]+[.J46]))">
            <text:p/>
          </table:table-cell>
          <table:table-cell table:style-name="ce10" table:formula="of:=IF([.K46]=&quot;&quot;;&quot;&quot;;(c_1+c_2)*[.K46]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D47]&lt;0;[.$B$2];&quot;&quot;)">
            <text:p/>
          </table:table-cell>
          <table:table-cell table:formula="of:=IF([.B47]=&quot;&quot;;&quot;&quot;;[.C46]+[.B46])">
            <text:p/>
          </table:table-cell>
          <table:table-cell table:formula="of:=IF([.E46]=&quot;&quot;;&quot;&quot;;[.$D$1]*[.E46]*[.B46]+[.$D$2]*[.E46]*ABS([.B46]))">
            <text:p/>
          </table:table-cell>
          <table:table-cell table:style-name="ce12" table:formula="of:=IF([.E46]=&quot;&quot;;&quot;&quot;;IF([.E46]+[.D47]&lt;[.$B$6];&quot;&quot;;[.E46]+[.D47]))">
            <text:p/>
          </table:table-cell>
          <table:table-cell table:style-name="ce8" table:formula="of:=IF([.E47]=&quot;&quot;;&quot;&quot;;IF(c_1-c_2&lt;0;(c_1-c_2)*[.E47];(c_1+c_2)*[.E47]))">
            <text:p/>
          </table:table-cell>
          <table:table-cell table:formula="of:=[.G46]+1" office:value-type="float" office:value="72" calcext:value-type="float">
            <text:p>72</text:p>
          </table:table-cell>
          <table:table-cell table:formula="of:=IF([.J47]&gt;0;ABS([.$B$2]);&quot;&quot;)" office:value-type="float" office:value="0.0005" calcext:value-type="float">
            <text:p>0.0005</text:p>
          </table:table-cell>
          <table:table-cell table:formula="of:=IF([.H47]=&quot;&quot;;&quot;&quot;;[.I46]+[.H46])" office:value-type="float" office:value="0.001" calcext:value-type="float">
            <text:p>0.001</text:p>
          </table:table-cell>
          <table:table-cell table:formula="of:=IF([.K46]=&quot;&quot;;&quot;&quot;;[.$D$1]*[.K46]*[.H46]+[.$D$2]*[.K46]*ABS([.H46]))">
            <text:p/>
          </table:table-cell>
          <table:table-cell table:style-name="ce9" table:formula="of:=IF([.K46]=&quot;&quot;;&quot;&quot;;IF([.K46]+[.J47]&gt;[.$B$7];&quot;&quot;;[.K46]+[.J47]))">
            <text:p/>
          </table:table-cell>
          <table:table-cell table:style-name="ce10" table:formula="of:=IF([.K47]=&quot;&quot;;&quot;&quot;;(c_1+c_2)*[.K47]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D48]&lt;0;[.$B$2];&quot;&quot;)">
            <text:p/>
          </table:table-cell>
          <table:table-cell table:formula="of:=IF([.B48]=&quot;&quot;;&quot;&quot;;[.C47]+[.B47])">
            <text:p/>
          </table:table-cell>
          <table:table-cell table:formula="of:=IF([.E47]=&quot;&quot;;&quot;&quot;;[.$D$1]*[.E47]*[.B47]+[.$D$2]*[.E47]*ABS([.B47]))">
            <text:p/>
          </table:table-cell>
          <table:table-cell table:style-name="ce12" table:formula="of:=IF([.E47]=&quot;&quot;;&quot;&quot;;IF([.E47]+[.D48]&lt;[.$B$6];&quot;&quot;;[.E47]+[.D48]))">
            <text:p/>
          </table:table-cell>
          <table:table-cell table:style-name="ce8" table:formula="of:=IF([.E48]=&quot;&quot;;&quot;&quot;;IF(c_1-c_2&lt;0;(c_1-c_2)*[.E48];(c_1+c_2)*[.E48]))">
            <text:p/>
          </table:table-cell>
          <table:table-cell table:formula="of:=[.G47]+1" office:value-type="float" office:value="73" calcext:value-type="float">
            <text:p>73</text:p>
          </table:table-cell>
          <table:table-cell table:formula="of:=IF([.J48]&gt;0;ABS([.$B$2]);&quot;&quot;)" office:value-type="float" office:value="0.0005" calcext:value-type="float">
            <text:p>0.0005</text:p>
          </table:table-cell>
          <table:table-cell table:formula="of:=IF([.H48]=&quot;&quot;;&quot;&quot;;[.I47]+[.H47])" office:value-type="float" office:value="0.0015" calcext:value-type="float">
            <text:p>0.0015</text:p>
          </table:table-cell>
          <table:table-cell table:formula="of:=IF([.K47]=&quot;&quot;;&quot;&quot;;[.$D$1]*[.K47]*[.H47]+[.$D$2]*[.K47]*ABS([.H47]))">
            <text:p/>
          </table:table-cell>
          <table:table-cell table:style-name="ce9" table:formula="of:=IF([.K47]=&quot;&quot;;&quot;&quot;;IF([.K47]+[.J48]&gt;[.$B$7];&quot;&quot;;[.K47]+[.J48]))">
            <text:p/>
          </table:table-cell>
          <table:table-cell table:style-name="ce10" table:formula="of:=IF([.K48]=&quot;&quot;;&quot;&quot;;(c_1+c_2)*[.K48]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D49]&lt;0;[.$B$2];&quot;&quot;)">
            <text:p/>
          </table:table-cell>
          <table:table-cell table:formula="of:=IF([.B49]=&quot;&quot;;&quot;&quot;;[.C48]+[.B48])">
            <text:p/>
          </table:table-cell>
          <table:table-cell table:formula="of:=IF([.E48]=&quot;&quot;;&quot;&quot;;[.$D$1]*[.E48]*[.B48]+[.$D$2]*[.E48]*ABS([.B48]))">
            <text:p/>
          </table:table-cell>
          <table:table-cell table:style-name="ce12" table:formula="of:=IF([.E48]=&quot;&quot;;&quot;&quot;;IF([.E48]+[.D49]&lt;[.$B$6];&quot;&quot;;[.E48]+[.D49]))">
            <text:p/>
          </table:table-cell>
          <table:table-cell table:style-name="ce8" table:formula="of:=IF([.E49]=&quot;&quot;;&quot;&quot;;IF(c_1-c_2&lt;0;(c_1-c_2)*[.E49];(c_1+c_2)*[.E49]))">
            <text:p/>
          </table:table-cell>
          <table:table-cell table:formula="of:=[.G48]+1" office:value-type="float" office:value="74" calcext:value-type="float">
            <text:p>74</text:p>
          </table:table-cell>
          <table:table-cell table:formula="of:=IF([.J49]&gt;0;ABS([.$B$2]);&quot;&quot;)" office:value-type="float" office:value="0.0005" calcext:value-type="float">
            <text:p>0.0005</text:p>
          </table:table-cell>
          <table:table-cell table:formula="of:=IF([.H49]=&quot;&quot;;&quot;&quot;;[.I48]+[.H48])" office:value-type="float" office:value="0.002" calcext:value-type="float">
            <text:p>0.002</text:p>
          </table:table-cell>
          <table:table-cell table:formula="of:=IF([.K48]=&quot;&quot;;&quot;&quot;;[.$D$1]*[.K48]*[.H48]+[.$D$2]*[.K48]*ABS([.H48]))">
            <text:p/>
          </table:table-cell>
          <table:table-cell table:style-name="ce9" table:formula="of:=IF([.K48]=&quot;&quot;;&quot;&quot;;IF([.K48]+[.J49]&gt;[.$B$7];&quot;&quot;;[.K48]+[.J49]))">
            <text:p/>
          </table:table-cell>
          <table:table-cell table:style-name="ce10" table:formula="of:=IF([.K49]=&quot;&quot;;&quot;&quot;;(c_1+c_2)*[.K49]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D50]&lt;0;[.$B$2];&quot;&quot;)">
            <text:p/>
          </table:table-cell>
          <table:table-cell table:formula="of:=IF([.B50]=&quot;&quot;;&quot;&quot;;[.C49]+[.B49])">
            <text:p/>
          </table:table-cell>
          <table:table-cell table:formula="of:=IF([.E49]=&quot;&quot;;&quot;&quot;;[.$D$1]*[.E49]*[.B49]+[.$D$2]*[.E49]*ABS([.B49]))">
            <text:p/>
          </table:table-cell>
          <table:table-cell table:style-name="ce12" table:formula="of:=IF([.E49]=&quot;&quot;;&quot;&quot;;IF([.E49]+[.D50]&lt;[.$B$6];&quot;&quot;;[.E49]+[.D50]))">
            <text:p/>
          </table:table-cell>
          <table:table-cell table:style-name="ce8" table:formula="of:=IF([.E50]=&quot;&quot;;&quot;&quot;;IF(c_1-c_2&lt;0;(c_1-c_2)*[.E50];(c_1+c_2)*[.E50]))">
            <text:p/>
          </table:table-cell>
          <table:table-cell table:formula="of:=[.G49]+1" office:value-type="float" office:value="75" calcext:value-type="float">
            <text:p>75</text:p>
          </table:table-cell>
          <table:table-cell table:formula="of:=IF([.J50]&gt;0;ABS([.$B$2]);&quot;&quot;)" office:value-type="float" office:value="0.0005" calcext:value-type="float">
            <text:p>0.0005</text:p>
          </table:table-cell>
          <table:table-cell table:formula="of:=IF([.H50]=&quot;&quot;;&quot;&quot;;[.I49]+[.H49])" office:value-type="float" office:value="0.0025" calcext:value-type="float">
            <text:p>0.0025</text:p>
          </table:table-cell>
          <table:table-cell table:formula="of:=IF([.K49]=&quot;&quot;;&quot;&quot;;[.$D$1]*[.K49]*[.H49]+[.$D$2]*[.K49]*ABS([.H49]))">
            <text:p/>
          </table:table-cell>
          <table:table-cell table:style-name="ce9" table:formula="of:=IF([.K49]=&quot;&quot;;&quot;&quot;;IF([.K49]+[.J50]&gt;[.$B$7];&quot;&quot;;[.K49]+[.J50]))">
            <text:p/>
          </table:table-cell>
          <table:table-cell table:style-name="ce10" table:formula="of:=IF([.K50]=&quot;&quot;;&quot;&quot;;(c_1+c_2)*[.K50]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D51]&lt;0;[.$B$2];&quot;&quot;)">
            <text:p/>
          </table:table-cell>
          <table:table-cell table:formula="of:=IF([.B51]=&quot;&quot;;&quot;&quot;;[.C50]+[.B50])">
            <text:p/>
          </table:table-cell>
          <table:table-cell table:formula="of:=IF([.E50]=&quot;&quot;;&quot;&quot;;[.$D$1]*[.E50]*[.B50]+[.$D$2]*[.E50]*ABS([.B50]))">
            <text:p/>
          </table:table-cell>
          <table:table-cell table:style-name="ce12" table:formula="of:=IF([.E50]=&quot;&quot;;&quot;&quot;;IF([.E50]+[.D51]&lt;[.$B$6];&quot;&quot;;[.E50]+[.D51]))">
            <text:p/>
          </table:table-cell>
          <table:table-cell table:style-name="ce8" table:formula="of:=IF([.E51]=&quot;&quot;;&quot;&quot;;IF(c_1-c_2&lt;0;(c_1-c_2)*[.E51];(c_1+c_2)*[.E51]))">
            <text:p/>
          </table:table-cell>
          <table:table-cell table:formula="of:=[.G50]+1" office:value-type="float" office:value="76" calcext:value-type="float">
            <text:p>76</text:p>
          </table:table-cell>
          <table:table-cell table:formula="of:=IF([.J51]&gt;0;ABS([.$B$2]);&quot;&quot;)" office:value-type="float" office:value="0.0005" calcext:value-type="float">
            <text:p>0.0005</text:p>
          </table:table-cell>
          <table:table-cell table:formula="of:=IF([.H51]=&quot;&quot;;&quot;&quot;;[.I50]+[.H50])" office:value-type="float" office:value="0.003" calcext:value-type="float">
            <text:p>0.003</text:p>
          </table:table-cell>
          <table:table-cell table:formula="of:=IF([.K50]=&quot;&quot;;&quot;&quot;;[.$D$1]*[.K50]*[.H50]+[.$D$2]*[.K50]*ABS([.H50]))">
            <text:p/>
          </table:table-cell>
          <table:table-cell table:style-name="ce9" table:formula="of:=IF([.K50]=&quot;&quot;;&quot;&quot;;IF([.K50]+[.J51]&gt;[.$B$7];&quot;&quot;;[.K50]+[.J51]))">
            <text:p/>
          </table:table-cell>
          <table:table-cell table:style-name="ce10" table:formula="of:=IF([.K51]=&quot;&quot;;&quot;&quot;;(c_1+c_2)*[.K51]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D52]&lt;0;[.$B$2];&quot;&quot;)">
            <text:p/>
          </table:table-cell>
          <table:table-cell table:formula="of:=IF([.B52]=&quot;&quot;;&quot;&quot;;[.C51]+[.B51])">
            <text:p/>
          </table:table-cell>
          <table:table-cell table:formula="of:=IF([.E51]=&quot;&quot;;&quot;&quot;;[.$D$1]*[.E51]*[.B51]+[.$D$2]*[.E51]*ABS([.B51]))">
            <text:p/>
          </table:table-cell>
          <table:table-cell table:style-name="ce12" table:formula="of:=IF([.E51]=&quot;&quot;;&quot;&quot;;IF([.E51]+[.D52]&lt;[.$B$6];&quot;&quot;;[.E51]+[.D52]))">
            <text:p/>
          </table:table-cell>
          <table:table-cell table:style-name="ce8" table:formula="of:=IF([.E52]=&quot;&quot;;&quot;&quot;;IF(c_1-c_2&lt;0;(c_1-c_2)*[.E52];(c_1+c_2)*[.E52]))">
            <text:p/>
          </table:table-cell>
          <table:table-cell table:formula="of:=[.G51]+1" office:value-type="float" office:value="77" calcext:value-type="float">
            <text:p>77</text:p>
          </table:table-cell>
          <table:table-cell table:formula="of:=IF([.J52]&gt;0;ABS([.$B$2]);&quot;&quot;)" office:value-type="float" office:value="0.0005" calcext:value-type="float">
            <text:p>0.0005</text:p>
          </table:table-cell>
          <table:table-cell table:formula="of:=IF([.H52]=&quot;&quot;;&quot;&quot;;[.I51]+[.H51])" office:value-type="float" office:value="0.0035" calcext:value-type="float">
            <text:p>0.0035</text:p>
          </table:table-cell>
          <table:table-cell table:formula="of:=IF([.K51]=&quot;&quot;;&quot;&quot;;[.$D$1]*[.K51]*[.H51]+[.$D$2]*[.K51]*ABS([.H51]))">
            <text:p/>
          </table:table-cell>
          <table:table-cell table:style-name="ce9" table:formula="of:=IF([.K51]=&quot;&quot;;&quot;&quot;;IF([.K51]+[.J52]&gt;[.$B$7];&quot;&quot;;[.K51]+[.J52]))">
            <text:p/>
          </table:table-cell>
          <table:table-cell table:style-name="ce10" table:formula="of:=IF([.K52]=&quot;&quot;;&quot;&quot;;(c_1+c_2)*[.K52]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D53]&lt;0;[.$B$2];&quot;&quot;)">
            <text:p/>
          </table:table-cell>
          <table:table-cell table:formula="of:=IF([.B53]=&quot;&quot;;&quot;&quot;;[.C52]+[.B52])">
            <text:p/>
          </table:table-cell>
          <table:table-cell table:formula="of:=IF([.E52]=&quot;&quot;;&quot;&quot;;[.$D$1]*[.E52]*[.B52]+[.$D$2]*[.E52]*ABS([.B52]))">
            <text:p/>
          </table:table-cell>
          <table:table-cell table:style-name="ce12" table:formula="of:=IF([.E52]=&quot;&quot;;&quot;&quot;;IF([.E52]+[.D53]&lt;[.$B$6];&quot;&quot;;[.E52]+[.D53]))">
            <text:p/>
          </table:table-cell>
          <table:table-cell table:style-name="ce8" table:formula="of:=IF([.E53]=&quot;&quot;;&quot;&quot;;IF(c_1-c_2&lt;0;(c_1-c_2)*[.E53];(c_1+c_2)*[.E53]))">
            <text:p/>
          </table:table-cell>
          <table:table-cell table:formula="of:=[.G52]+1" office:value-type="float" office:value="78" calcext:value-type="float">
            <text:p>78</text:p>
          </table:table-cell>
          <table:table-cell table:formula="of:=IF([.J53]&gt;0;ABS([.$B$2]);&quot;&quot;)" office:value-type="float" office:value="0.0005" calcext:value-type="float">
            <text:p>0.0005</text:p>
          </table:table-cell>
          <table:table-cell table:formula="of:=IF([.H53]=&quot;&quot;;&quot;&quot;;[.I52]+[.H52])" office:value-type="float" office:value="0.004" calcext:value-type="float">
            <text:p>0.004</text:p>
          </table:table-cell>
          <table:table-cell table:formula="of:=IF([.K52]=&quot;&quot;;&quot;&quot;;[.$D$1]*[.K52]*[.H52]+[.$D$2]*[.K52]*ABS([.H52]))">
            <text:p/>
          </table:table-cell>
          <table:table-cell table:style-name="ce9" table:formula="of:=IF([.K52]=&quot;&quot;;&quot;&quot;;IF([.K52]+[.J53]&gt;[.$B$7];&quot;&quot;;[.K52]+[.J53]))">
            <text:p/>
          </table:table-cell>
          <table:table-cell table:style-name="ce10" table:formula="of:=IF([.K53]=&quot;&quot;;&quot;&quot;;(c_1+c_2)*[.K53]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D54]&lt;0;[.$B$2];&quot;&quot;)">
            <text:p/>
          </table:table-cell>
          <table:table-cell table:formula="of:=IF([.B54]=&quot;&quot;;&quot;&quot;;[.C53]+[.B53])">
            <text:p/>
          </table:table-cell>
          <table:table-cell table:formula="of:=IF([.E53]=&quot;&quot;;&quot;&quot;;[.$D$1]*[.E53]*[.B53]+[.$D$2]*[.E53]*ABS([.B53]))">
            <text:p/>
          </table:table-cell>
          <table:table-cell table:style-name="ce12" table:formula="of:=IF([.E53]=&quot;&quot;;&quot;&quot;;IF([.E53]+[.D54]&lt;[.$B$6];&quot;&quot;;[.E53]+[.D54]))">
            <text:p/>
          </table:table-cell>
          <table:table-cell table:style-name="ce8" table:formula="of:=IF([.E54]=&quot;&quot;;&quot;&quot;;IF(c_1-c_2&lt;0;(c_1-c_2)*[.E54];(c_1+c_2)*[.E54]))">
            <text:p/>
          </table:table-cell>
          <table:table-cell table:formula="of:=[.G53]+1" office:value-type="float" office:value="79" calcext:value-type="float">
            <text:p>79</text:p>
          </table:table-cell>
          <table:table-cell table:formula="of:=IF([.J54]&gt;0;ABS([.$B$2]);&quot;&quot;)" office:value-type="float" office:value="0.0005" calcext:value-type="float">
            <text:p>0.0005</text:p>
          </table:table-cell>
          <table:table-cell table:formula="of:=IF([.H54]=&quot;&quot;;&quot;&quot;;[.I53]+[.H53])" office:value-type="float" office:value="0.0045" calcext:value-type="float">
            <text:p>0.0045</text:p>
          </table:table-cell>
          <table:table-cell table:formula="of:=IF([.K53]=&quot;&quot;;&quot;&quot;;[.$D$1]*[.K53]*[.H53]+[.$D$2]*[.K53]*ABS([.H53]))">
            <text:p/>
          </table:table-cell>
          <table:table-cell table:style-name="ce9" table:formula="of:=IF([.K53]=&quot;&quot;;&quot;&quot;;IF([.K53]+[.J54]&gt;[.$B$7];&quot;&quot;;[.K53]+[.J54]))">
            <text:p/>
          </table:table-cell>
          <table:table-cell table:style-name="ce10" table:formula="of:=IF([.K54]=&quot;&quot;;&quot;&quot;;(c_1+c_2)*[.K54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D55]&lt;0;[.$B$2];&quot;&quot;)">
            <text:p/>
          </table:table-cell>
          <table:table-cell table:formula="of:=IF([.B55]=&quot;&quot;;&quot;&quot;;[.C54]+[.B54])">
            <text:p/>
          </table:table-cell>
          <table:table-cell table:formula="of:=IF([.E54]=&quot;&quot;;&quot;&quot;;[.$D$1]*[.E54]*[.B54]+[.$D$2]*[.E54]*ABS([.B54]))">
            <text:p/>
          </table:table-cell>
          <table:table-cell table:style-name="ce12" table:formula="of:=IF([.E54]=&quot;&quot;;&quot;&quot;;IF([.E54]+[.D55]&lt;[.$B$6];&quot;&quot;;[.E54]+[.D55]))">
            <text:p/>
          </table:table-cell>
          <table:table-cell table:style-name="ce8" table:formula="of:=IF([.E55]=&quot;&quot;;&quot;&quot;;IF(c_1-c_2&lt;0;(c_1-c_2)*[.E55];(c_1+c_2)*[.E55]))">
            <text:p/>
          </table:table-cell>
          <table:table-cell table:formula="of:=[.G54]+1" office:value-type="float" office:value="80" calcext:value-type="float">
            <text:p>80</text:p>
          </table:table-cell>
          <table:table-cell table:formula="of:=IF([.J55]&gt;0;ABS([.$B$2]);&quot;&quot;)" office:value-type="float" office:value="0.0005" calcext:value-type="float">
            <text:p>0.0005</text:p>
          </table:table-cell>
          <table:table-cell table:formula="of:=IF([.H55]=&quot;&quot;;&quot;&quot;;[.I54]+[.H54])" office:value-type="float" office:value="0.005" calcext:value-type="float">
            <text:p>0.005</text:p>
          </table:table-cell>
          <table:table-cell table:formula="of:=IF([.K54]=&quot;&quot;;&quot;&quot;;[.$D$1]*[.K54]*[.H54]+[.$D$2]*[.K54]*ABS([.H54]))">
            <text:p/>
          </table:table-cell>
          <table:table-cell table:style-name="ce9" table:formula="of:=IF([.K54]=&quot;&quot;;&quot;&quot;;IF([.K54]+[.J55]&gt;[.$B$7];&quot;&quot;;[.K54]+[.J55]))">
            <text:p/>
          </table:table-cell>
          <table:table-cell table:style-name="ce10" table:formula="of:=IF([.K55]=&quot;&quot;;&quot;&quot;;(c_1+c_2)*[.K55]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D56]&lt;0;[.$B$2];&quot;&quot;)">
            <text:p/>
          </table:table-cell>
          <table:table-cell table:formula="of:=IF([.B56]=&quot;&quot;;&quot;&quot;;[.C55]+[.B55])">
            <text:p/>
          </table:table-cell>
          <table:table-cell table:formula="of:=IF([.E55]=&quot;&quot;;&quot;&quot;;[.$D$1]*[.E55]*[.B55]+[.$D$2]*[.E55]*ABS([.B55]))">
            <text:p/>
          </table:table-cell>
          <table:table-cell table:style-name="ce12" table:formula="of:=IF([.E55]=&quot;&quot;;&quot;&quot;;IF([.E55]+[.D56]&lt;[.$B$6];&quot;&quot;;[.E55]+[.D56]))">
            <text:p/>
          </table:table-cell>
          <table:table-cell table:style-name="ce8" table:formula="of:=IF([.E56]=&quot;&quot;;&quot;&quot;;IF(c_1-c_2&lt;0;(c_1-c_2)*[.E56];(c_1+c_2)*[.E56]))">
            <text:p/>
          </table:table-cell>
          <table:table-cell table:formula="of:=[.G55]+1" office:value-type="float" office:value="81" calcext:value-type="float">
            <text:p>81</text:p>
          </table:table-cell>
          <table:table-cell table:formula="of:=IF([.J56]&gt;0;ABS([.$B$2]);&quot;&quot;)" office:value-type="float" office:value="0.0005" calcext:value-type="float">
            <text:p>0.0005</text:p>
          </table:table-cell>
          <table:table-cell table:formula="of:=IF([.H56]=&quot;&quot;;&quot;&quot;;[.I55]+[.H55])" office:value-type="float" office:value="0.0055" calcext:value-type="float">
            <text:p>0.0055</text:p>
          </table:table-cell>
          <table:table-cell table:formula="of:=IF([.K55]=&quot;&quot;;&quot;&quot;;[.$D$1]*[.K55]*[.H55]+[.$D$2]*[.K55]*ABS([.H55]))">
            <text:p/>
          </table:table-cell>
          <table:table-cell table:style-name="ce9" table:formula="of:=IF([.K55]=&quot;&quot;;&quot;&quot;;IF([.K55]+[.J56]&gt;[.$B$7];&quot;&quot;;[.K55]+[.J56]))">
            <text:p/>
          </table:table-cell>
          <table:table-cell table:style-name="ce10" table:formula="of:=IF([.K56]=&quot;&quot;;&quot;&quot;;(c_1+c_2)*[.K56]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D57]&lt;0;[.$B$2];&quot;&quot;)">
            <text:p/>
          </table:table-cell>
          <table:table-cell table:formula="of:=IF([.B57]=&quot;&quot;;&quot;&quot;;[.C56]+[.B56])">
            <text:p/>
          </table:table-cell>
          <table:table-cell table:formula="of:=IF([.E56]=&quot;&quot;;&quot;&quot;;[.$D$1]*[.E56]*[.B56]+[.$D$2]*[.E56]*ABS([.B56]))">
            <text:p/>
          </table:table-cell>
          <table:table-cell table:style-name="ce12" table:formula="of:=IF([.E56]=&quot;&quot;;&quot;&quot;;IF([.E56]+[.D57]&lt;[.$B$6];&quot;&quot;;[.E56]+[.D57]))">
            <text:p/>
          </table:table-cell>
          <table:table-cell table:style-name="ce8" table:formula="of:=IF([.E57]=&quot;&quot;;&quot;&quot;;IF(c_1-c_2&lt;0;(c_1-c_2)*[.E57];(c_1+c_2)*[.E57]))">
            <text:p/>
          </table:table-cell>
          <table:table-cell table:formula="of:=[.G56]+1" office:value-type="float" office:value="82" calcext:value-type="float">
            <text:p>82</text:p>
          </table:table-cell>
          <table:table-cell table:formula="of:=IF([.J57]&gt;0;ABS([.$B$2]);&quot;&quot;)" office:value-type="float" office:value="0.0005" calcext:value-type="float">
            <text:p>0.0005</text:p>
          </table:table-cell>
          <table:table-cell table:formula="of:=IF([.H57]=&quot;&quot;;&quot;&quot;;[.I56]+[.H56])" office:value-type="float" office:value="0.006" calcext:value-type="float">
            <text:p>0.006</text:p>
          </table:table-cell>
          <table:table-cell table:formula="of:=IF([.K56]=&quot;&quot;;&quot;&quot;;[.$D$1]*[.K56]*[.H56]+[.$D$2]*[.K56]*ABS([.H56]))">
            <text:p/>
          </table:table-cell>
          <table:table-cell table:style-name="ce9" table:formula="of:=IF([.K56]=&quot;&quot;;&quot;&quot;;IF([.K56]+[.J57]&gt;[.$B$7];&quot;&quot;;[.K56]+[.J57]))">
            <text:p/>
          </table:table-cell>
          <table:table-cell table:style-name="ce10" table:formula="of:=IF([.K57]=&quot;&quot;;&quot;&quot;;(c_1+c_2)*[.K57]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D58]&lt;0;[.$B$2];&quot;&quot;)">
            <text:p/>
          </table:table-cell>
          <table:table-cell table:formula="of:=IF([.B58]=&quot;&quot;;&quot;&quot;;[.C57]+[.B57])">
            <text:p/>
          </table:table-cell>
          <table:table-cell table:formula="of:=IF([.E57]=&quot;&quot;;&quot;&quot;;[.$D$1]*[.E57]*[.B57]+[.$D$2]*[.E57]*ABS([.B57]))">
            <text:p/>
          </table:table-cell>
          <table:table-cell table:style-name="ce12" table:formula="of:=IF([.E57]=&quot;&quot;;&quot;&quot;;IF([.E57]+[.D58]&lt;[.$B$6];&quot;&quot;;[.E57]+[.D58]))">
            <text:p/>
          </table:table-cell>
          <table:table-cell table:style-name="ce8" table:formula="of:=IF([.E58]=&quot;&quot;;&quot;&quot;;IF(c_1-c_2&lt;0;(c_1-c_2)*[.E58];(c_1+c_2)*[.E58]))">
            <text:p/>
          </table:table-cell>
          <table:table-cell table:formula="of:=[.G57]+1" office:value-type="float" office:value="83" calcext:value-type="float">
            <text:p>83</text:p>
          </table:table-cell>
          <table:table-cell table:formula="of:=IF([.J58]&gt;0;ABS([.$B$2]);&quot;&quot;)" office:value-type="float" office:value="0.0005" calcext:value-type="float">
            <text:p>0.0005</text:p>
          </table:table-cell>
          <table:table-cell table:formula="of:=IF([.H58]=&quot;&quot;;&quot;&quot;;[.I57]+[.H57])" office:value-type="float" office:value="0.0065" calcext:value-type="float">
            <text:p>0.0065</text:p>
          </table:table-cell>
          <table:table-cell table:formula="of:=IF([.K57]=&quot;&quot;;&quot;&quot;;[.$D$1]*[.K57]*[.H57]+[.$D$2]*[.K57]*ABS([.H57]))">
            <text:p/>
          </table:table-cell>
          <table:table-cell table:style-name="ce9" table:formula="of:=IF([.K57]=&quot;&quot;;&quot;&quot;;IF([.K57]+[.J58]&gt;[.$B$7];&quot;&quot;;[.K57]+[.J58]))">
            <text:p/>
          </table:table-cell>
          <table:table-cell table:style-name="ce10" table:formula="of:=IF([.K58]=&quot;&quot;;&quot;&quot;;(c_1+c_2)*[.K58]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D59]&lt;0;[.$B$2];&quot;&quot;)">
            <text:p/>
          </table:table-cell>
          <table:table-cell table:formula="of:=IF([.B59]=&quot;&quot;;&quot;&quot;;[.C58]+[.B58])">
            <text:p/>
          </table:table-cell>
          <table:table-cell table:formula="of:=IF([.E58]=&quot;&quot;;&quot;&quot;;[.$D$1]*[.E58]*[.B58]+[.$D$2]*[.E58]*ABS([.B58]))">
            <text:p/>
          </table:table-cell>
          <table:table-cell table:style-name="ce12" table:formula="of:=IF([.E58]=&quot;&quot;;&quot;&quot;;IF([.E58]+[.D59]&lt;[.$B$6];&quot;&quot;;[.E58]+[.D59]))">
            <text:p/>
          </table:table-cell>
          <table:table-cell table:style-name="ce8" table:formula="of:=IF([.E59]=&quot;&quot;;&quot;&quot;;IF(c_1-c_2&lt;0;(c_1-c_2)*[.E59];(c_1+c_2)*[.E59]))">
            <text:p/>
          </table:table-cell>
          <table:table-cell table:formula="of:=[.G58]+1" office:value-type="float" office:value="84" calcext:value-type="float">
            <text:p>84</text:p>
          </table:table-cell>
          <table:table-cell table:formula="of:=IF([.J59]&gt;0;ABS([.$B$2]);&quot;&quot;)" office:value-type="float" office:value="0.0005" calcext:value-type="float">
            <text:p>0.0005</text:p>
          </table:table-cell>
          <table:table-cell table:formula="of:=IF([.H59]=&quot;&quot;;&quot;&quot;;[.I58]+[.H58])" office:value-type="float" office:value="0.007" calcext:value-type="float">
            <text:p>0.007</text:p>
          </table:table-cell>
          <table:table-cell table:formula="of:=IF([.K58]=&quot;&quot;;&quot;&quot;;[.$D$1]*[.K58]*[.H58]+[.$D$2]*[.K58]*ABS([.H58]))">
            <text:p/>
          </table:table-cell>
          <table:table-cell table:style-name="ce9" table:formula="of:=IF([.K58]=&quot;&quot;;&quot;&quot;;IF([.K58]+[.J59]&gt;[.$B$7];&quot;&quot;;[.K58]+[.J59]))">
            <text:p/>
          </table:table-cell>
          <table:table-cell table:style-name="ce10" table:formula="of:=IF([.K59]=&quot;&quot;;&quot;&quot;;(c_1+c_2)*[.K59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D60]&lt;0;[.$B$2];&quot;&quot;)">
            <text:p/>
          </table:table-cell>
          <table:table-cell table:formula="of:=IF([.B60]=&quot;&quot;;&quot;&quot;;[.C59]+[.B59])">
            <text:p/>
          </table:table-cell>
          <table:table-cell table:formula="of:=IF([.E59]=&quot;&quot;;&quot;&quot;;[.$D$1]*[.E59]*[.B59]+[.$D$2]*[.E59]*ABS([.B59]))">
            <text:p/>
          </table:table-cell>
          <table:table-cell table:style-name="ce12" table:formula="of:=IF([.E59]=&quot;&quot;;&quot;&quot;;IF([.E59]+[.D60]&lt;[.$B$6];&quot;&quot;;[.E59]+[.D60]))">
            <text:p/>
          </table:table-cell>
          <table:table-cell table:style-name="ce8" table:formula="of:=IF([.E60]=&quot;&quot;;&quot;&quot;;IF(c_1-c_2&lt;0;(c_1-c_2)*[.E60];(c_1+c_2)*[.E60]))">
            <text:p/>
          </table:table-cell>
          <table:table-cell table:formula="of:=[.G59]+1" office:value-type="float" office:value="85" calcext:value-type="float">
            <text:p>85</text:p>
          </table:table-cell>
          <table:table-cell table:formula="of:=IF([.J60]&gt;0;ABS([.$B$2]);&quot;&quot;)" office:value-type="float" office:value="0.0005" calcext:value-type="float">
            <text:p>0.0005</text:p>
          </table:table-cell>
          <table:table-cell table:formula="of:=IF([.H60]=&quot;&quot;;&quot;&quot;;[.I59]+[.H59])" office:value-type="float" office:value="0.0075" calcext:value-type="float">
            <text:p>0.0075</text:p>
          </table:table-cell>
          <table:table-cell table:formula="of:=IF([.K59]=&quot;&quot;;&quot;&quot;;[.$D$1]*[.K59]*[.H59]+[.$D$2]*[.K59]*ABS([.H59]))">
            <text:p/>
          </table:table-cell>
          <table:table-cell table:style-name="ce9" table:formula="of:=IF([.K59]=&quot;&quot;;&quot;&quot;;IF([.K59]+[.J60]&gt;[.$B$7];&quot;&quot;;[.K59]+[.J60]))">
            <text:p/>
          </table:table-cell>
          <table:table-cell table:style-name="ce10" table:formula="of:=IF([.K60]=&quot;&quot;;&quot;&quot;;(c_1+c_2)*[.K60]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D61]&lt;0;[.$B$2];&quot;&quot;)">
            <text:p/>
          </table:table-cell>
          <table:table-cell table:formula="of:=IF([.B61]=&quot;&quot;;&quot;&quot;;[.C60]+[.B60])">
            <text:p/>
          </table:table-cell>
          <table:table-cell table:formula="of:=IF([.E60]=&quot;&quot;;&quot;&quot;;[.$D$1]*[.E60]*[.B60]+[.$D$2]*[.E60]*ABS([.B60]))">
            <text:p/>
          </table:table-cell>
          <table:table-cell table:style-name="ce12" table:formula="of:=IF([.E60]=&quot;&quot;;&quot;&quot;;IF([.E60]+[.D61]&lt;[.$B$6];&quot;&quot;;[.E60]+[.D61]))">
            <text:p/>
          </table:table-cell>
          <table:table-cell table:style-name="ce8" table:formula="of:=IF([.E61]=&quot;&quot;;&quot;&quot;;IF(c_1-c_2&lt;0;(c_1-c_2)*[.E61];(c_1+c_2)*[.E61]))">
            <text:p/>
          </table:table-cell>
          <table:table-cell table:formula="of:=[.G60]+1" office:value-type="float" office:value="86" calcext:value-type="float">
            <text:p>86</text:p>
          </table:table-cell>
          <table:table-cell table:formula="of:=IF([.J61]&gt;0;ABS([.$B$2]);&quot;&quot;)" office:value-type="float" office:value="0.0005" calcext:value-type="float">
            <text:p>0.0005</text:p>
          </table:table-cell>
          <table:table-cell table:formula="of:=IF([.H61]=&quot;&quot;;&quot;&quot;;[.I60]+[.H60])" office:value-type="float" office:value="0.008" calcext:value-type="float">
            <text:p>0.008</text:p>
          </table:table-cell>
          <table:table-cell table:formula="of:=IF([.K60]=&quot;&quot;;&quot;&quot;;[.$D$1]*[.K60]*[.H60]+[.$D$2]*[.K60]*ABS([.H60]))">
            <text:p/>
          </table:table-cell>
          <table:table-cell table:style-name="ce9" table:formula="of:=IF([.K60]=&quot;&quot;;&quot;&quot;;IF([.K60]+[.J61]&gt;[.$B$7];&quot;&quot;;[.K60]+[.J61]))">
            <text:p/>
          </table:table-cell>
          <table:table-cell table:style-name="ce10" table:formula="of:=IF([.K61]=&quot;&quot;;&quot;&quot;;(c_1+c_2)*[.K61]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D62]&lt;0;[.$B$2];&quot;&quot;)">
            <text:p/>
          </table:table-cell>
          <table:table-cell table:formula="of:=IF([.B62]=&quot;&quot;;&quot;&quot;;[.C61]+[.B61])">
            <text:p/>
          </table:table-cell>
          <table:table-cell table:formula="of:=IF([.E61]=&quot;&quot;;&quot;&quot;;[.$D$1]*[.E61]*[.B61]+[.$D$2]*[.E61]*ABS([.B61]))">
            <text:p/>
          </table:table-cell>
          <table:table-cell table:style-name="ce12" table:formula="of:=IF([.E61]=&quot;&quot;;&quot;&quot;;IF([.E61]+[.D62]&lt;[.$B$6];&quot;&quot;;[.E61]+[.D62]))">
            <text:p/>
          </table:table-cell>
          <table:table-cell table:style-name="ce8" table:formula="of:=IF([.E62]=&quot;&quot;;&quot;&quot;;IF(c_1-c_2&lt;0;(c_1-c_2)*[.E62];(c_1+c_2)*[.E62]))">
            <text:p/>
          </table:table-cell>
          <table:table-cell table:formula="of:=[.G61]+1" office:value-type="float" office:value="87" calcext:value-type="float">
            <text:p>87</text:p>
          </table:table-cell>
          <table:table-cell table:formula="of:=IF([.J62]&gt;0;ABS([.$B$2]);&quot;&quot;)" office:value-type="float" office:value="0.0005" calcext:value-type="float">
            <text:p>0.0005</text:p>
          </table:table-cell>
          <table:table-cell table:formula="of:=IF([.H62]=&quot;&quot;;&quot;&quot;;[.I61]+[.H61])" office:value-type="float" office:value="0.0085" calcext:value-type="float">
            <text:p>0.0085</text:p>
          </table:table-cell>
          <table:table-cell table:formula="of:=IF([.K61]=&quot;&quot;;&quot;&quot;;[.$D$1]*[.K61]*[.H61]+[.$D$2]*[.K61]*ABS([.H61]))">
            <text:p/>
          </table:table-cell>
          <table:table-cell table:style-name="ce9" table:formula="of:=IF([.K61]=&quot;&quot;;&quot;&quot;;IF([.K61]+[.J62]&gt;[.$B$7];&quot;&quot;;[.K61]+[.J62]))">
            <text:p/>
          </table:table-cell>
          <table:table-cell table:style-name="ce10" table:formula="of:=IF([.K62]=&quot;&quot;;&quot;&quot;;(c_1+c_2)*[.K62]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D63]&lt;0;[.$B$2];&quot;&quot;)">
            <text:p/>
          </table:table-cell>
          <table:table-cell table:formula="of:=IF([.B63]=&quot;&quot;;&quot;&quot;;[.C62]+[.B62])">
            <text:p/>
          </table:table-cell>
          <table:table-cell table:formula="of:=IF([.E62]=&quot;&quot;;&quot;&quot;;[.$D$1]*[.E62]*[.B62]+[.$D$2]*[.E62]*ABS([.B62]))">
            <text:p/>
          </table:table-cell>
          <table:table-cell table:style-name="ce12" table:formula="of:=IF([.E62]=&quot;&quot;;&quot;&quot;;IF([.E62]+[.D63]&lt;[.$B$6];&quot;&quot;;[.E62]+[.D63]))">
            <text:p/>
          </table:table-cell>
          <table:table-cell table:style-name="ce8" table:formula="of:=IF([.E63]=&quot;&quot;;&quot;&quot;;IF(c_1-c_2&lt;0;(c_1-c_2)*[.E63];(c_1+c_2)*[.E63]))">
            <text:p/>
          </table:table-cell>
          <table:table-cell table:formula="of:=[.G62]+1" office:value-type="float" office:value="88" calcext:value-type="float">
            <text:p>88</text:p>
          </table:table-cell>
          <table:table-cell table:formula="of:=IF([.J63]&gt;0;ABS([.$B$2]);&quot;&quot;)" office:value-type="float" office:value="0.0005" calcext:value-type="float">
            <text:p>0.0005</text:p>
          </table:table-cell>
          <table:table-cell table:formula="of:=IF([.H63]=&quot;&quot;;&quot;&quot;;[.I62]+[.H62])" office:value-type="float" office:value="0.009" calcext:value-type="float">
            <text:p>0.009</text:p>
          </table:table-cell>
          <table:table-cell table:formula="of:=IF([.K62]=&quot;&quot;;&quot;&quot;;[.$D$1]*[.K62]*[.H62]+[.$D$2]*[.K62]*ABS([.H62]))">
            <text:p/>
          </table:table-cell>
          <table:table-cell table:style-name="ce9" table:formula="of:=IF([.K62]=&quot;&quot;;&quot;&quot;;IF([.K62]+[.J63]&gt;[.$B$7];&quot;&quot;;[.K62]+[.J63]))">
            <text:p/>
          </table:table-cell>
          <table:table-cell table:style-name="ce10" table:formula="of:=IF([.K63]=&quot;&quot;;&quot;&quot;;(c_1+c_2)*[.K63]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D64]&lt;0;[.$B$2];&quot;&quot;)">
            <text:p/>
          </table:table-cell>
          <table:table-cell table:formula="of:=IF([.B64]=&quot;&quot;;&quot;&quot;;[.C63]+[.B63])">
            <text:p/>
          </table:table-cell>
          <table:table-cell table:formula="of:=IF([.E63]=&quot;&quot;;&quot;&quot;;[.$D$1]*[.E63]*[.B63]+[.$D$2]*[.E63]*ABS([.B63]))">
            <text:p/>
          </table:table-cell>
          <table:table-cell table:style-name="ce12" table:formula="of:=IF([.E63]=&quot;&quot;;&quot;&quot;;IF([.E63]+[.D64]&lt;[.$B$6];&quot;&quot;;[.E63]+[.D64]))">
            <text:p/>
          </table:table-cell>
          <table:table-cell table:style-name="ce8" table:formula="of:=IF([.E64]=&quot;&quot;;&quot;&quot;;IF(c_1-c_2&lt;0;(c_1-c_2)*[.E64];(c_1+c_2)*[.E64]))">
            <text:p/>
          </table:table-cell>
          <table:table-cell table:formula="of:=[.G63]+1" office:value-type="float" office:value="89" calcext:value-type="float">
            <text:p>89</text:p>
          </table:table-cell>
          <table:table-cell table:formula="of:=IF([.J64]&gt;0;ABS([.$B$2]);&quot;&quot;)" office:value-type="float" office:value="0.0005" calcext:value-type="float">
            <text:p>0.0005</text:p>
          </table:table-cell>
          <table:table-cell table:formula="of:=IF([.H64]=&quot;&quot;;&quot;&quot;;[.I63]+[.H63])" office:value-type="float" office:value="0.00950000000000001" calcext:value-type="float">
            <text:p>0.00950000000000001</text:p>
          </table:table-cell>
          <table:table-cell table:formula="of:=IF([.K63]=&quot;&quot;;&quot;&quot;;[.$D$1]*[.K63]*[.H63]+[.$D$2]*[.K63]*ABS([.H63]))">
            <text:p/>
          </table:table-cell>
          <table:table-cell table:style-name="ce9" table:formula="of:=IF([.K63]=&quot;&quot;;&quot;&quot;;IF([.K63]+[.J64]&gt;[.$B$7];&quot;&quot;;[.K63]+[.J64]))">
            <text:p/>
          </table:table-cell>
          <table:table-cell table:style-name="ce10" table:formula="of:=IF([.K64]=&quot;&quot;;&quot;&quot;;(c_1+c_2)*[.K64]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[.D65]&lt;0;[.$B$2];&quot;&quot;)">
            <text:p/>
          </table:table-cell>
          <table:table-cell table:formula="of:=IF([.B65]=&quot;&quot;;&quot;&quot;;[.C64]+[.B64])">
            <text:p/>
          </table:table-cell>
          <table:table-cell table:formula="of:=IF([.E64]=&quot;&quot;;&quot;&quot;;[.$D$1]*[.E64]*[.B64]+[.$D$2]*[.E64]*ABS([.B64]))">
            <text:p/>
          </table:table-cell>
          <table:table-cell table:style-name="ce12" table:formula="of:=IF([.E64]=&quot;&quot;;&quot;&quot;;IF([.E64]+[.D65]&lt;[.$B$6];&quot;&quot;;[.E64]+[.D65]))">
            <text:p/>
          </table:table-cell>
          <table:table-cell table:style-name="ce8" table:formula="of:=IF([.E65]=&quot;&quot;;&quot;&quot;;IF(c_1-c_2&lt;0;(c_1-c_2)*[.E65];(c_1+c_2)*[.E65]))">
            <text:p/>
          </table:table-cell>
          <table:table-cell table:formula="of:=[.G64]+1" office:value-type="float" office:value="90" calcext:value-type="float">
            <text:p>90</text:p>
          </table:table-cell>
          <table:table-cell table:formula="of:=IF([.J65]&gt;0;ABS([.$B$2]);&quot;&quot;)" office:value-type="float" office:value="0.0005" calcext:value-type="float">
            <text:p>0.0005</text:p>
          </table:table-cell>
          <table:table-cell table:formula="of:=IF([.H65]=&quot;&quot;;&quot;&quot;;[.I64]+[.H64])" office:value-type="float" office:value="0.01" calcext:value-type="float">
            <text:p>0.01</text:p>
          </table:table-cell>
          <table:table-cell table:formula="of:=IF([.K64]=&quot;&quot;;&quot;&quot;;[.$D$1]*[.K64]*[.H64]+[.$D$2]*[.K64]*ABS([.H64]))">
            <text:p/>
          </table:table-cell>
          <table:table-cell table:style-name="ce9" table:formula="of:=IF([.K64]=&quot;&quot;;&quot;&quot;;IF([.K64]+[.J65]&gt;[.$B$7];&quot;&quot;;[.K64]+[.J65]))">
            <text:p/>
          </table:table-cell>
          <table:table-cell table:style-name="ce10" table:formula="of:=IF([.K65]=&quot;&quot;;&quot;&quot;;(c_1+c_2)*[.K65]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D66]&lt;0;[.$B$2];&quot;&quot;)">
            <text:p/>
          </table:table-cell>
          <table:table-cell table:formula="of:=IF([.B66]=&quot;&quot;;&quot;&quot;;[.C65]+[.B65])">
            <text:p/>
          </table:table-cell>
          <table:table-cell table:formula="of:=IF([.E65]=&quot;&quot;;&quot;&quot;;[.$D$1]*[.E65]*[.B65]+[.$D$2]*[.E65]*ABS([.B65]))">
            <text:p/>
          </table:table-cell>
          <table:table-cell table:style-name="ce12" table:formula="of:=IF([.E65]=&quot;&quot;;&quot;&quot;;IF([.E65]+[.D66]&lt;[.$B$6];&quot;&quot;;[.E65]+[.D66]))">
            <text:p/>
          </table:table-cell>
          <table:table-cell table:style-name="ce8" table:formula="of:=IF([.E66]=&quot;&quot;;&quot;&quot;;IF(c_1-c_2&lt;0;(c_1-c_2)*[.E66];(c_1+c_2)*[.E66]))">
            <text:p/>
          </table:table-cell>
          <table:table-cell table:formula="of:=[.G65]+1" office:value-type="float" office:value="91" calcext:value-type="float">
            <text:p>91</text:p>
          </table:table-cell>
          <table:table-cell table:formula="of:=IF([.J66]&gt;0;ABS([.$B$2]);&quot;&quot;)" office:value-type="float" office:value="0.0005" calcext:value-type="float">
            <text:p>0.0005</text:p>
          </table:table-cell>
          <table:table-cell table:formula="of:=IF([.H66]=&quot;&quot;;&quot;&quot;;[.I65]+[.H65])" office:value-type="float" office:value="0.0105" calcext:value-type="float">
            <text:p>0.0105</text:p>
          </table:table-cell>
          <table:table-cell table:formula="of:=IF([.K65]=&quot;&quot;;&quot;&quot;;[.$D$1]*[.K65]*[.H65]+[.$D$2]*[.K65]*ABS([.H65]))">
            <text:p/>
          </table:table-cell>
          <table:table-cell table:style-name="ce9" table:formula="of:=IF([.K65]=&quot;&quot;;&quot;&quot;;IF([.K65]+[.J66]&gt;[.$B$7];&quot;&quot;;[.K65]+[.J66]))">
            <text:p/>
          </table:table-cell>
          <table:table-cell table:style-name="ce10" table:formula="of:=IF([.K66]=&quot;&quot;;&quot;&quot;;(c_1+c_2)*[.K66]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D67]&lt;0;[.$B$2];&quot;&quot;)">
            <text:p/>
          </table:table-cell>
          <table:table-cell table:formula="of:=IF([.B67]=&quot;&quot;;&quot;&quot;;[.C66]+[.B66])">
            <text:p/>
          </table:table-cell>
          <table:table-cell table:formula="of:=IF([.E66]=&quot;&quot;;&quot;&quot;;[.$D$1]*[.E66]*[.B66]+[.$D$2]*[.E66]*ABS([.B66]))">
            <text:p/>
          </table:table-cell>
          <table:table-cell table:style-name="ce12" table:formula="of:=IF([.E66]=&quot;&quot;;&quot;&quot;;IF([.E66]+[.D67]&lt;[.$B$6];&quot;&quot;;[.E66]+[.D67]))">
            <text:p/>
          </table:table-cell>
          <table:table-cell table:style-name="ce8" table:formula="of:=IF([.E67]=&quot;&quot;;&quot;&quot;;IF(c_1-c_2&lt;0;(c_1-c_2)*[.E67];(c_1+c_2)*[.E67]))">
            <text:p/>
          </table:table-cell>
          <table:table-cell table:formula="of:=[.G66]+1" office:value-type="float" office:value="92" calcext:value-type="float">
            <text:p>92</text:p>
          </table:table-cell>
          <table:table-cell table:formula="of:=IF([.J67]&gt;0;ABS([.$B$2]);&quot;&quot;)" office:value-type="float" office:value="0.0005" calcext:value-type="float">
            <text:p>0.0005</text:p>
          </table:table-cell>
          <table:table-cell table:formula="of:=IF([.H67]=&quot;&quot;;&quot;&quot;;[.I66]+[.H66])" office:value-type="float" office:value="0.011" calcext:value-type="float">
            <text:p>0.011</text:p>
          </table:table-cell>
          <table:table-cell table:formula="of:=IF([.K66]=&quot;&quot;;&quot;&quot;;[.$D$1]*[.K66]*[.H66]+[.$D$2]*[.K66]*ABS([.H66]))">
            <text:p/>
          </table:table-cell>
          <table:table-cell table:style-name="ce9" table:formula="of:=IF([.K66]=&quot;&quot;;&quot;&quot;;IF([.K66]+[.J67]&gt;[.$B$7];&quot;&quot;;[.K66]+[.J67]))">
            <text:p/>
          </table:table-cell>
          <table:table-cell table:style-name="ce10" table:formula="of:=IF([.K67]=&quot;&quot;;&quot;&quot;;(c_1+c_2)*[.K67]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D68]&lt;0;[.$B$2];&quot;&quot;)">
            <text:p/>
          </table:table-cell>
          <table:table-cell table:formula="of:=IF([.B68]=&quot;&quot;;&quot;&quot;;[.C67]+[.B67])">
            <text:p/>
          </table:table-cell>
          <table:table-cell table:formula="of:=IF([.E67]=&quot;&quot;;&quot;&quot;;[.$D$1]*[.E67]*[.B67]+[.$D$2]*[.E67]*ABS([.B67]))">
            <text:p/>
          </table:table-cell>
          <table:table-cell table:style-name="ce12" table:formula="of:=IF([.E67]=&quot;&quot;;&quot;&quot;;IF([.E67]+[.D68]&lt;[.$B$6];&quot;&quot;;[.E67]+[.D68]))">
            <text:p/>
          </table:table-cell>
          <table:table-cell table:style-name="ce8" table:formula="of:=IF([.E68]=&quot;&quot;;&quot;&quot;;IF(c_1-c_2&lt;0;(c_1-c_2)*[.E68];(c_1+c_2)*[.E68]))">
            <text:p/>
          </table:table-cell>
          <table:table-cell table:formula="of:=[.G67]+1" office:value-type="float" office:value="93" calcext:value-type="float">
            <text:p>93</text:p>
          </table:table-cell>
          <table:table-cell table:formula="of:=IF([.J68]&gt;0;ABS([.$B$2]);&quot;&quot;)" office:value-type="float" office:value="0.0005" calcext:value-type="float">
            <text:p>0.0005</text:p>
          </table:table-cell>
          <table:table-cell table:formula="of:=IF([.H68]=&quot;&quot;;&quot;&quot;;[.I67]+[.H67])" office:value-type="float" office:value="0.0115" calcext:value-type="float">
            <text:p>0.0115</text:p>
          </table:table-cell>
          <table:table-cell table:formula="of:=IF([.K67]=&quot;&quot;;&quot;&quot;;[.$D$1]*[.K67]*[.H67]+[.$D$2]*[.K67]*ABS([.H67]))">
            <text:p/>
          </table:table-cell>
          <table:table-cell table:style-name="ce9" table:formula="of:=IF([.K67]=&quot;&quot;;&quot;&quot;;IF([.K67]+[.J68]&gt;[.$B$7];&quot;&quot;;[.K67]+[.J68]))">
            <text:p/>
          </table:table-cell>
          <table:table-cell table:style-name="ce10" table:formula="of:=IF([.K68]=&quot;&quot;;&quot;&quot;;(c_1+c_2)*[.K68]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[.D69]&lt;0;[.$B$2];&quot;&quot;)">
            <text:p/>
          </table:table-cell>
          <table:table-cell table:formula="of:=IF([.B69]=&quot;&quot;;&quot;&quot;;[.C68]+[.B68])">
            <text:p/>
          </table:table-cell>
          <table:table-cell table:formula="of:=IF([.E68]=&quot;&quot;;&quot;&quot;;[.$D$1]*[.E68]*[.B68]+[.$D$2]*[.E68]*ABS([.B68]))">
            <text:p/>
          </table:table-cell>
          <table:table-cell table:style-name="ce12" table:formula="of:=IF([.E68]=&quot;&quot;;&quot;&quot;;IF([.E68]+[.D69]&lt;[.$B$6];&quot;&quot;;[.E68]+[.D69]))">
            <text:p/>
          </table:table-cell>
          <table:table-cell table:style-name="ce8" table:formula="of:=IF([.E69]=&quot;&quot;;&quot;&quot;;IF(c_1-c_2&lt;0;(c_1-c_2)*[.E69];(c_1+c_2)*[.E69]))">
            <text:p/>
          </table:table-cell>
          <table:table-cell table:formula="of:=[.G68]+1" office:value-type="float" office:value="94" calcext:value-type="float">
            <text:p>94</text:p>
          </table:table-cell>
          <table:table-cell table:formula="of:=IF([.J69]&gt;0;ABS([.$B$2]);&quot;&quot;)" office:value-type="float" office:value="0.0005" calcext:value-type="float">
            <text:p>0.0005</text:p>
          </table:table-cell>
          <table:table-cell table:formula="of:=IF([.H69]=&quot;&quot;;&quot;&quot;;[.I68]+[.H68])" office:value-type="float" office:value="0.012" calcext:value-type="float">
            <text:p>0.012</text:p>
          </table:table-cell>
          <table:table-cell table:formula="of:=IF([.K68]=&quot;&quot;;&quot;&quot;;[.$D$1]*[.K68]*[.H68]+[.$D$2]*[.K68]*ABS([.H68]))">
            <text:p/>
          </table:table-cell>
          <table:table-cell table:style-name="ce9" table:formula="of:=IF([.K68]=&quot;&quot;;&quot;&quot;;IF([.K68]+[.J69]&gt;[.$B$7];&quot;&quot;;[.K68]+[.J69]))">
            <text:p/>
          </table:table-cell>
          <table:table-cell table:style-name="ce10" table:formula="of:=IF([.K69]=&quot;&quot;;&quot;&quot;;(c_1+c_2)*[.K69]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D70]&lt;0;[.$B$2];&quot;&quot;)">
            <text:p/>
          </table:table-cell>
          <table:table-cell table:formula="of:=IF([.B70]=&quot;&quot;;&quot;&quot;;[.C69]+[.B69])">
            <text:p/>
          </table:table-cell>
          <table:table-cell table:formula="of:=IF([.E69]=&quot;&quot;;&quot;&quot;;[.$D$1]*[.E69]*[.B69]+[.$D$2]*[.E69]*ABS([.B69]))">
            <text:p/>
          </table:table-cell>
          <table:table-cell table:style-name="ce12" table:formula="of:=IF([.E69]=&quot;&quot;;&quot;&quot;;IF([.E69]+[.D70]&lt;[.$B$6];&quot;&quot;;[.E69]+[.D70]))">
            <text:p/>
          </table:table-cell>
          <table:table-cell table:style-name="ce8" table:formula="of:=IF([.E70]=&quot;&quot;;&quot;&quot;;IF(c_1-c_2&lt;0;(c_1-c_2)*[.E70];(c_1+c_2)*[.E70]))">
            <text:p/>
          </table:table-cell>
          <table:table-cell table:formula="of:=[.G69]+1" office:value-type="float" office:value="95" calcext:value-type="float">
            <text:p>95</text:p>
          </table:table-cell>
          <table:table-cell table:formula="of:=IF([.J70]&gt;0;ABS([.$B$2]);&quot;&quot;)" office:value-type="float" office:value="0.0005" calcext:value-type="float">
            <text:p>0.0005</text:p>
          </table:table-cell>
          <table:table-cell table:formula="of:=IF([.H70]=&quot;&quot;;&quot;&quot;;[.I69]+[.H69])" office:value-type="float" office:value="0.0125" calcext:value-type="float">
            <text:p>0.0125</text:p>
          </table:table-cell>
          <table:table-cell table:formula="of:=IF([.K69]=&quot;&quot;;&quot;&quot;;[.$D$1]*[.K69]*[.H69]+[.$D$2]*[.K69]*ABS([.H69]))">
            <text:p/>
          </table:table-cell>
          <table:table-cell table:style-name="ce9" table:formula="of:=IF([.K69]=&quot;&quot;;&quot;&quot;;IF([.K69]+[.J70]&gt;[.$B$7];&quot;&quot;;[.K69]+[.J70]))">
            <text:p/>
          </table:table-cell>
          <table:table-cell table:style-name="ce10" table:formula="of:=IF([.K70]=&quot;&quot;;&quot;&quot;;(c_1+c_2)*[.K70]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[.D71]&lt;0;[.$B$2];&quot;&quot;)">
            <text:p/>
          </table:table-cell>
          <table:table-cell table:formula="of:=IF([.B71]=&quot;&quot;;&quot;&quot;;[.C70]+[.B70])">
            <text:p/>
          </table:table-cell>
          <table:table-cell table:formula="of:=IF([.E70]=&quot;&quot;;&quot;&quot;;[.$D$1]*[.E70]*[.B70]+[.$D$2]*[.E70]*ABS([.B70]))">
            <text:p/>
          </table:table-cell>
          <table:table-cell table:style-name="ce12" table:formula="of:=IF([.E70]=&quot;&quot;;&quot;&quot;;IF([.E70]+[.D71]&lt;[.$B$6];&quot;&quot;;[.E70]+[.D71]))">
            <text:p/>
          </table:table-cell>
          <table:table-cell table:style-name="ce8" table:formula="of:=IF([.E71]=&quot;&quot;;&quot;&quot;;IF(c_1-c_2&lt;0;(c_1-c_2)*[.E71];(c_1+c_2)*[.E71]))">
            <text:p/>
          </table:table-cell>
          <table:table-cell table:formula="of:=[.G70]+1" office:value-type="float" office:value="96" calcext:value-type="float">
            <text:p>96</text:p>
          </table:table-cell>
          <table:table-cell table:formula="of:=IF([.J71]&gt;0;ABS([.$B$2]);&quot;&quot;)" office:value-type="float" office:value="0.0005" calcext:value-type="float">
            <text:p>0.0005</text:p>
          </table:table-cell>
          <table:table-cell table:formula="of:=IF([.H71]=&quot;&quot;;&quot;&quot;;[.I70]+[.H70])" office:value-type="float" office:value="0.013" calcext:value-type="float">
            <text:p>0.013</text:p>
          </table:table-cell>
          <table:table-cell table:formula="of:=IF([.K70]=&quot;&quot;;&quot;&quot;;[.$D$1]*[.K70]*[.H70]+[.$D$2]*[.K70]*ABS([.H70]))">
            <text:p/>
          </table:table-cell>
          <table:table-cell table:style-name="ce9" table:formula="of:=IF([.K70]=&quot;&quot;;&quot;&quot;;IF([.K70]+[.J71]&gt;[.$B$7];&quot;&quot;;[.K70]+[.J71]))">
            <text:p/>
          </table:table-cell>
          <table:table-cell table:style-name="ce10" table:formula="of:=IF([.K71]=&quot;&quot;;&quot;&quot;;(c_1+c_2)*[.K71]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D72]&lt;0;[.$B$2];&quot;&quot;)">
            <text:p/>
          </table:table-cell>
          <table:table-cell table:formula="of:=IF([.B72]=&quot;&quot;;&quot;&quot;;[.C71]+[.B71])">
            <text:p/>
          </table:table-cell>
          <table:table-cell table:formula="of:=IF([.E71]=&quot;&quot;;&quot;&quot;;[.$D$1]*[.E71]*[.B71]+[.$D$2]*[.E71]*ABS([.B71]))">
            <text:p/>
          </table:table-cell>
          <table:table-cell table:style-name="ce12" table:formula="of:=IF([.E71]=&quot;&quot;;&quot;&quot;;IF([.E71]+[.D72]&lt;[.$B$6];&quot;&quot;;[.E71]+[.D72]))">
            <text:p/>
          </table:table-cell>
          <table:table-cell table:style-name="ce8" table:formula="of:=IF([.E72]=&quot;&quot;;&quot;&quot;;IF(c_1-c_2&lt;0;(c_1-c_2)*[.E72];(c_1+c_2)*[.E72]))">
            <text:p/>
          </table:table-cell>
          <table:table-cell table:formula="of:=[.G71]+1" office:value-type="float" office:value="97" calcext:value-type="float">
            <text:p>97</text:p>
          </table:table-cell>
          <table:table-cell table:formula="of:=IF([.J72]&gt;0;ABS([.$B$2]);&quot;&quot;)" office:value-type="float" office:value="0.0005" calcext:value-type="float">
            <text:p>0.0005</text:p>
          </table:table-cell>
          <table:table-cell table:formula="of:=IF([.H72]=&quot;&quot;;&quot;&quot;;[.I71]+[.H71])" office:value-type="float" office:value="0.0135" calcext:value-type="float">
            <text:p>0.0135</text:p>
          </table:table-cell>
          <table:table-cell table:formula="of:=IF([.K71]=&quot;&quot;;&quot;&quot;;[.$D$1]*[.K71]*[.H71]+[.$D$2]*[.K71]*ABS([.H71]))">
            <text:p/>
          </table:table-cell>
          <table:table-cell table:style-name="ce9" table:formula="of:=IF([.K71]=&quot;&quot;;&quot;&quot;;IF([.K71]+[.J72]&gt;[.$B$7];&quot;&quot;;[.K71]+[.J72]))">
            <text:p/>
          </table:table-cell>
          <table:table-cell table:style-name="ce10" table:formula="of:=IF([.K72]=&quot;&quot;;&quot;&quot;;(c_1+c_2)*[.K72]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D73]&lt;0;[.$B$2];&quot;&quot;)">
            <text:p/>
          </table:table-cell>
          <table:table-cell table:formula="of:=IF([.B73]=&quot;&quot;;&quot;&quot;;[.C72]+[.B72])">
            <text:p/>
          </table:table-cell>
          <table:table-cell table:formula="of:=IF([.E72]=&quot;&quot;;&quot;&quot;;[.$D$1]*[.E72]*[.B72]+[.$D$2]*[.E72]*ABS([.B72]))">
            <text:p/>
          </table:table-cell>
          <table:table-cell table:style-name="ce12" table:formula="of:=IF([.E72]=&quot;&quot;;&quot;&quot;;IF([.E72]+[.D73]&lt;[.$B$6];&quot;&quot;;[.E72]+[.D73]))">
            <text:p/>
          </table:table-cell>
          <table:table-cell table:style-name="ce8" table:formula="of:=IF([.E73]=&quot;&quot;;&quot;&quot;;IF(c_1-c_2&lt;0;(c_1-c_2)*[.E73];(c_1+c_2)*[.E73]))">
            <text:p/>
          </table:table-cell>
          <table:table-cell table:formula="of:=[.G72]+1" office:value-type="float" office:value="98" calcext:value-type="float">
            <text:p>98</text:p>
          </table:table-cell>
          <table:table-cell table:formula="of:=IF([.J73]&gt;0;ABS([.$B$2]);&quot;&quot;)" office:value-type="float" office:value="0.0005" calcext:value-type="float">
            <text:p>0.0005</text:p>
          </table:table-cell>
          <table:table-cell table:formula="of:=IF([.H73]=&quot;&quot;;&quot;&quot;;[.I72]+[.H72])" office:value-type="float" office:value="0.014" calcext:value-type="float">
            <text:p>0.014</text:p>
          </table:table-cell>
          <table:table-cell table:formula="of:=IF([.K72]=&quot;&quot;;&quot;&quot;;[.$D$1]*[.K72]*[.H72]+[.$D$2]*[.K72]*ABS([.H72]))">
            <text:p/>
          </table:table-cell>
          <table:table-cell table:style-name="ce9" table:formula="of:=IF([.K72]=&quot;&quot;;&quot;&quot;;IF([.K72]+[.J73]&gt;[.$B$7];&quot;&quot;;[.K72]+[.J73]))">
            <text:p/>
          </table:table-cell>
          <table:table-cell table:style-name="ce10" table:formula="of:=IF([.K73]=&quot;&quot;;&quot;&quot;;(c_1+c_2)*[.K73]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D74]&lt;0;[.$B$2];&quot;&quot;)">
            <text:p/>
          </table:table-cell>
          <table:table-cell table:formula="of:=IF([.B74]=&quot;&quot;;&quot;&quot;;[.C73]+[.B73])">
            <text:p/>
          </table:table-cell>
          <table:table-cell table:formula="of:=IF([.E73]=&quot;&quot;;&quot;&quot;;[.$D$1]*[.E73]*[.B73]+[.$D$2]*[.E73]*ABS([.B73]))">
            <text:p/>
          </table:table-cell>
          <table:table-cell table:style-name="ce12" table:formula="of:=IF([.E73]=&quot;&quot;;&quot;&quot;;IF([.E73]+[.D74]&lt;[.$B$6];&quot;&quot;;[.E73]+[.D74]))">
            <text:p/>
          </table:table-cell>
          <table:table-cell table:style-name="ce8" table:formula="of:=IF([.E74]=&quot;&quot;;&quot;&quot;;IF(c_1-c_2&lt;0;(c_1-c_2)*[.E74];(c_1+c_2)*[.E74]))">
            <text:p/>
          </table:table-cell>
          <table:table-cell table:formula="of:=[.G73]+1" office:value-type="float" office:value="99" calcext:value-type="float">
            <text:p>99</text:p>
          </table:table-cell>
          <table:table-cell table:formula="of:=IF([.J74]&gt;0;ABS([.$B$2]);&quot;&quot;)" office:value-type="float" office:value="0.0005" calcext:value-type="float">
            <text:p>0.0005</text:p>
          </table:table-cell>
          <table:table-cell table:formula="of:=IF([.H74]=&quot;&quot;;&quot;&quot;;[.I73]+[.H73])" office:value-type="float" office:value="0.0145" calcext:value-type="float">
            <text:p>0.0145</text:p>
          </table:table-cell>
          <table:table-cell table:formula="of:=IF([.K73]=&quot;&quot;;&quot;&quot;;[.$D$1]*[.K73]*[.H73]+[.$D$2]*[.K73]*ABS([.H73]))">
            <text:p/>
          </table:table-cell>
          <table:table-cell table:style-name="ce9" table:formula="of:=IF([.K73]=&quot;&quot;;&quot;&quot;;IF([.K73]+[.J74]&gt;[.$B$7];&quot;&quot;;[.K73]+[.J74]))">
            <text:p/>
          </table:table-cell>
          <table:table-cell table:style-name="ce10" table:formula="of:=IF([.K74]=&quot;&quot;;&quot;&quot;;(c_1+c_2)*[.K74]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D75]&lt;0;[.$B$2];&quot;&quot;)">
            <text:p/>
          </table:table-cell>
          <table:table-cell table:formula="of:=IF([.B75]=&quot;&quot;;&quot;&quot;;[.C74]+[.B74])">
            <text:p/>
          </table:table-cell>
          <table:table-cell table:formula="of:=IF([.E74]=&quot;&quot;;&quot;&quot;;[.$D$1]*[.E74]*[.B74]+[.$D$2]*[.E74]*ABS([.B74]))">
            <text:p/>
          </table:table-cell>
          <table:table-cell table:style-name="ce12" table:formula="of:=IF([.E74]=&quot;&quot;;&quot;&quot;;IF([.E74]+[.D75]&lt;[.$B$6];&quot;&quot;;[.E74]+[.D75]))">
            <text:p/>
          </table:table-cell>
          <table:table-cell table:style-name="ce8" table:formula="of:=IF([.E75]=&quot;&quot;;&quot;&quot;;IF(c_1-c_2&lt;0;(c_1-c_2)*[.E75];(c_1+c_2)*[.E75]))">
            <text:p/>
          </table:table-cell>
          <table:table-cell table:formula="of:=[.G74]+1" office:value-type="float" office:value="100" calcext:value-type="float">
            <text:p>100</text:p>
          </table:table-cell>
          <table:table-cell table:formula="of:=IF([.J75]&gt;0;ABS([.$B$2]);&quot;&quot;)" office:value-type="float" office:value="0.0005" calcext:value-type="float">
            <text:p>0.0005</text:p>
          </table:table-cell>
          <table:table-cell table:formula="of:=IF([.H75]=&quot;&quot;;&quot;&quot;;[.I74]+[.H74])" office:value-type="float" office:value="0.015" calcext:value-type="float">
            <text:p>0.015</text:p>
          </table:table-cell>
          <table:table-cell table:formula="of:=IF([.K74]=&quot;&quot;;&quot;&quot;;[.$D$1]*[.K74]*[.H74]+[.$D$2]*[.K74]*ABS([.H74]))">
            <text:p/>
          </table:table-cell>
          <table:table-cell table:style-name="ce9" table:formula="of:=IF([.K74]=&quot;&quot;;&quot;&quot;;IF([.K74]+[.J75]&gt;[.$B$7];&quot;&quot;;[.K74]+[.J75]))">
            <text:p/>
          </table:table-cell>
          <table:table-cell table:style-name="ce10" table:formula="of:=IF([.K75]=&quot;&quot;;&quot;&quot;;(c_1+c_2)*[.K75]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D76]&lt;0;[.$B$2];&quot;&quot;)">
            <text:p/>
          </table:table-cell>
          <table:table-cell table:formula="of:=IF([.B76]=&quot;&quot;;&quot;&quot;;[.C75]+[.B75])">
            <text:p/>
          </table:table-cell>
          <table:table-cell table:formula="of:=IF([.E75]=&quot;&quot;;&quot;&quot;;[.$D$1]*[.E75]*[.B75]+[.$D$2]*[.E75]*ABS([.B75]))">
            <text:p/>
          </table:table-cell>
          <table:table-cell table:style-name="ce12" table:formula="of:=IF([.E75]=&quot;&quot;;&quot;&quot;;IF([.E75]+[.D76]&lt;[.$B$6];&quot;&quot;;[.E75]+[.D76]))">
            <text:p/>
          </table:table-cell>
          <table:table-cell table:style-name="ce8" table:formula="of:=IF([.E76]=&quot;&quot;;&quot;&quot;;IF(c_1-c_2&lt;0;(c_1-c_2)*[.E76];(c_1+c_2)*[.E76]))">
            <text:p/>
          </table:table-cell>
          <table:table-cell table:formula="of:=[.G75]+1" office:value-type="float" office:value="101" calcext:value-type="float">
            <text:p>101</text:p>
          </table:table-cell>
          <table:table-cell table:formula="of:=IF([.J76]&gt;0;ABS([.$B$2]);&quot;&quot;)" office:value-type="float" office:value="0.0005" calcext:value-type="float">
            <text:p>0.0005</text:p>
          </table:table-cell>
          <table:table-cell table:formula="of:=IF([.H76]=&quot;&quot;;&quot;&quot;;[.I75]+[.H75])" office:value-type="float" office:value="0.0155" calcext:value-type="float">
            <text:p>0.0155</text:p>
          </table:table-cell>
          <table:table-cell table:formula="of:=IF([.K75]=&quot;&quot;;&quot;&quot;;[.$D$1]*[.K75]*[.H75]+[.$D$2]*[.K75]*ABS([.H75]))">
            <text:p/>
          </table:table-cell>
          <table:table-cell table:style-name="ce9" table:formula="of:=IF([.K75]=&quot;&quot;;&quot;&quot;;IF([.K75]+[.J76]&gt;[.$B$7];&quot;&quot;;[.K75]+[.J76]))">
            <text:p/>
          </table:table-cell>
          <table:table-cell table:style-name="ce10" table:formula="of:=IF([.K76]=&quot;&quot;;&quot;&quot;;(c_1+c_2)*[.K76]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D77]&lt;0;[.$B$2];&quot;&quot;)">
            <text:p/>
          </table:table-cell>
          <table:table-cell table:formula="of:=IF([.B77]=&quot;&quot;;&quot;&quot;;[.C76]+[.B76])">
            <text:p/>
          </table:table-cell>
          <table:table-cell table:formula="of:=IF([.E76]=&quot;&quot;;&quot;&quot;;[.$D$1]*[.E76]*[.B76]+[.$D$2]*[.E76]*ABS([.B76]))">
            <text:p/>
          </table:table-cell>
          <table:table-cell table:style-name="ce12" table:formula="of:=IF([.E76]=&quot;&quot;;&quot;&quot;;IF([.E76]+[.D77]&lt;[.$B$6];&quot;&quot;;[.E76]+[.D77]))">
            <text:p/>
          </table:table-cell>
          <table:table-cell table:style-name="ce8" table:formula="of:=IF([.E77]=&quot;&quot;;&quot;&quot;;IF(c_1-c_2&lt;0;(c_1-c_2)*[.E77];(c_1+c_2)*[.E77]))">
            <text:p/>
          </table:table-cell>
          <table:table-cell table:formula="of:=[.G76]+1" office:value-type="float" office:value="102" calcext:value-type="float">
            <text:p>102</text:p>
          </table:table-cell>
          <table:table-cell table:formula="of:=IF([.J77]&gt;0;ABS([.$B$2]);&quot;&quot;)" office:value-type="float" office:value="0.0005" calcext:value-type="float">
            <text:p>0.0005</text:p>
          </table:table-cell>
          <table:table-cell table:formula="of:=IF([.H77]=&quot;&quot;;&quot;&quot;;[.I76]+[.H76])" office:value-type="float" office:value="0.016" calcext:value-type="float">
            <text:p>0.016</text:p>
          </table:table-cell>
          <table:table-cell table:formula="of:=IF([.K76]=&quot;&quot;;&quot;&quot;;[.$D$1]*[.K76]*[.H76]+[.$D$2]*[.K76]*ABS([.H76]))">
            <text:p/>
          </table:table-cell>
          <table:table-cell table:style-name="ce9" table:formula="of:=IF([.K76]=&quot;&quot;;&quot;&quot;;IF([.K76]+[.J77]&gt;[.$B$7];&quot;&quot;;[.K76]+[.J77]))">
            <text:p/>
          </table:table-cell>
          <table:table-cell table:style-name="ce10" table:formula="of:=IF([.K77]=&quot;&quot;;&quot;&quot;;(c_1+c_2)*[.K77]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D78]&lt;0;[.$B$2];&quot;&quot;)">
            <text:p/>
          </table:table-cell>
          <table:table-cell table:formula="of:=IF([.B78]=&quot;&quot;;&quot;&quot;;[.C77]+[.B77])">
            <text:p/>
          </table:table-cell>
          <table:table-cell table:formula="of:=IF([.E77]=&quot;&quot;;&quot;&quot;;[.$D$1]*[.E77]*[.B77]+[.$D$2]*[.E77]*ABS([.B77]))">
            <text:p/>
          </table:table-cell>
          <table:table-cell table:style-name="ce12" table:formula="of:=IF([.E77]=&quot;&quot;;&quot;&quot;;IF([.E77]+[.D78]&lt;[.$B$6];&quot;&quot;;[.E77]+[.D78]))">
            <text:p/>
          </table:table-cell>
          <table:table-cell table:style-name="ce8" table:formula="of:=IF([.E78]=&quot;&quot;;&quot;&quot;;IF(c_1-c_2&lt;0;(c_1-c_2)*[.E78];(c_1+c_2)*[.E78]))">
            <text:p/>
          </table:table-cell>
          <table:table-cell table:formula="of:=[.G77]+1" office:value-type="float" office:value="103" calcext:value-type="float">
            <text:p>103</text:p>
          </table:table-cell>
          <table:table-cell table:formula="of:=IF([.J78]&gt;0;ABS([.$B$2]);&quot;&quot;)" office:value-type="float" office:value="0.0005" calcext:value-type="float">
            <text:p>0.0005</text:p>
          </table:table-cell>
          <table:table-cell table:formula="of:=IF([.H78]=&quot;&quot;;&quot;&quot;;[.I77]+[.H77])" office:value-type="float" office:value="0.0165" calcext:value-type="float">
            <text:p>0.0165</text:p>
          </table:table-cell>
          <table:table-cell table:formula="of:=IF([.K77]=&quot;&quot;;&quot;&quot;;[.$D$1]*[.K77]*[.H77]+[.$D$2]*[.K77]*ABS([.H77]))">
            <text:p/>
          </table:table-cell>
          <table:table-cell table:style-name="ce9" table:formula="of:=IF([.K77]=&quot;&quot;;&quot;&quot;;IF([.K77]+[.J78]&gt;[.$B$7];&quot;&quot;;[.K77]+[.J78]))">
            <text:p/>
          </table:table-cell>
          <table:table-cell table:style-name="ce10" table:formula="of:=IF([.K78]=&quot;&quot;;&quot;&quot;;(c_1+c_2)*[.K78]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D79]&lt;0;[.$B$2];&quot;&quot;)">
            <text:p/>
          </table:table-cell>
          <table:table-cell table:formula="of:=IF([.B79]=&quot;&quot;;&quot;&quot;;[.C78]+[.B78])">
            <text:p/>
          </table:table-cell>
          <table:table-cell table:formula="of:=IF([.E78]=&quot;&quot;;&quot;&quot;;[.$D$1]*[.E78]*[.B78]+[.$D$2]*[.E78]*ABS([.B78]))">
            <text:p/>
          </table:table-cell>
          <table:table-cell table:style-name="ce12" table:formula="of:=IF([.E78]=&quot;&quot;;&quot;&quot;;IF([.E78]+[.D79]&lt;[.$B$6];&quot;&quot;;[.E78]+[.D79]))">
            <text:p/>
          </table:table-cell>
          <table:table-cell table:style-name="ce8" table:formula="of:=IF([.E79]=&quot;&quot;;&quot;&quot;;IF(c_1-c_2&lt;0;(c_1-c_2)*[.E79];(c_1+c_2)*[.E79]))">
            <text:p/>
          </table:table-cell>
          <table:table-cell table:formula="of:=[.G78]+1" office:value-type="float" office:value="104" calcext:value-type="float">
            <text:p>104</text:p>
          </table:table-cell>
          <table:table-cell table:formula="of:=IF([.J79]&gt;0;ABS([.$B$2]);&quot;&quot;)" office:value-type="float" office:value="0.0005" calcext:value-type="float">
            <text:p>0.0005</text:p>
          </table:table-cell>
          <table:table-cell table:formula="of:=IF([.H79]=&quot;&quot;;&quot;&quot;;[.I78]+[.H78])" office:value-type="float" office:value="0.017" calcext:value-type="float">
            <text:p>0.017</text:p>
          </table:table-cell>
          <table:table-cell table:formula="of:=IF([.K78]=&quot;&quot;;&quot;&quot;;[.$D$1]*[.K78]*[.H78]+[.$D$2]*[.K78]*ABS([.H78]))">
            <text:p/>
          </table:table-cell>
          <table:table-cell table:style-name="ce9" table:formula="of:=IF([.K78]=&quot;&quot;;&quot;&quot;;IF([.K78]+[.J79]&gt;[.$B$7];&quot;&quot;;[.K78]+[.J79]))">
            <text:p/>
          </table:table-cell>
          <table:table-cell table:style-name="ce10" table:formula="of:=IF([.K79]=&quot;&quot;;&quot;&quot;;(c_1+c_2)*[.K79]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D80]&lt;0;[.$B$2];&quot;&quot;)">
            <text:p/>
          </table:table-cell>
          <table:table-cell table:formula="of:=IF([.B80]=&quot;&quot;;&quot;&quot;;[.C79]+[.B79])">
            <text:p/>
          </table:table-cell>
          <table:table-cell table:formula="of:=IF([.E79]=&quot;&quot;;&quot;&quot;;[.$D$1]*[.E79]*[.B79]+[.$D$2]*[.E79]*ABS([.B79]))">
            <text:p/>
          </table:table-cell>
          <table:table-cell table:style-name="ce12" table:formula="of:=IF([.E79]=&quot;&quot;;&quot;&quot;;IF([.E79]+[.D80]&lt;[.$B$6];&quot;&quot;;[.E79]+[.D80]))">
            <text:p/>
          </table:table-cell>
          <table:table-cell table:style-name="ce8" table:formula="of:=IF([.E80]=&quot;&quot;;&quot;&quot;;IF(c_1-c_2&lt;0;(c_1-c_2)*[.E80];(c_1+c_2)*[.E80]))">
            <text:p/>
          </table:table-cell>
          <table:table-cell table:formula="of:=[.G79]+1" office:value-type="float" office:value="105" calcext:value-type="float">
            <text:p>105</text:p>
          </table:table-cell>
          <table:table-cell table:formula="of:=IF([.J80]&gt;0;ABS([.$B$2]);&quot;&quot;)" office:value-type="float" office:value="0.0005" calcext:value-type="float">
            <text:p>0.0005</text:p>
          </table:table-cell>
          <table:table-cell table:formula="of:=IF([.H80]=&quot;&quot;;&quot;&quot;;[.I79]+[.H79])" office:value-type="float" office:value="0.0175" calcext:value-type="float">
            <text:p>0.0175</text:p>
          </table:table-cell>
          <table:table-cell table:formula="of:=IF([.K79]=&quot;&quot;;&quot;&quot;;[.$D$1]*[.K79]*[.H79]+[.$D$2]*[.K79]*ABS([.H79]))">
            <text:p/>
          </table:table-cell>
          <table:table-cell table:style-name="ce9" table:formula="of:=IF([.K79]=&quot;&quot;;&quot;&quot;;IF([.K79]+[.J80]&gt;[.$B$7];&quot;&quot;;[.K79]+[.J80]))">
            <text:p/>
          </table:table-cell>
          <table:table-cell table:style-name="ce10" table:formula="of:=IF([.K80]=&quot;&quot;;&quot;&quot;;(c_1+c_2)*[.K80]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[.D81]&lt;0;[.$B$2];&quot;&quot;)">
            <text:p/>
          </table:table-cell>
          <table:table-cell table:formula="of:=IF([.B81]=&quot;&quot;;&quot;&quot;;[.C80]+[.B80])">
            <text:p/>
          </table:table-cell>
          <table:table-cell table:formula="of:=IF([.E80]=&quot;&quot;;&quot;&quot;;[.$D$1]*[.E80]*[.B80]+[.$D$2]*[.E80]*ABS([.B80]))">
            <text:p/>
          </table:table-cell>
          <table:table-cell table:style-name="ce12" table:formula="of:=IF([.E80]=&quot;&quot;;&quot;&quot;;IF([.E80]+[.D81]&lt;[.$B$6];&quot;&quot;;[.E80]+[.D81]))">
            <text:p/>
          </table:table-cell>
          <table:table-cell table:style-name="ce8" table:formula="of:=IF([.E81]=&quot;&quot;;&quot;&quot;;IF(c_1-c_2&lt;0;(c_1-c_2)*[.E81];(c_1+c_2)*[.E81]))">
            <text:p/>
          </table:table-cell>
          <table:table-cell table:formula="of:=[.G80]+1" office:value-type="float" office:value="106" calcext:value-type="float">
            <text:p>106</text:p>
          </table:table-cell>
          <table:table-cell table:formula="of:=IF([.J81]&gt;0;ABS([.$B$2]);&quot;&quot;)" office:value-type="float" office:value="0.0005" calcext:value-type="float">
            <text:p>0.0005</text:p>
          </table:table-cell>
          <table:table-cell table:formula="of:=IF([.H81]=&quot;&quot;;&quot;&quot;;[.I80]+[.H80])" office:value-type="float" office:value="0.018" calcext:value-type="float">
            <text:p>0.018</text:p>
          </table:table-cell>
          <table:table-cell table:formula="of:=IF([.K80]=&quot;&quot;;&quot;&quot;;[.$D$1]*[.K80]*[.H80]+[.$D$2]*[.K80]*ABS([.H80]))">
            <text:p/>
          </table:table-cell>
          <table:table-cell table:style-name="ce9" table:formula="of:=IF([.K80]=&quot;&quot;;&quot;&quot;;IF([.K80]+[.J81]&gt;[.$B$7];&quot;&quot;;[.K80]+[.J81]))">
            <text:p/>
          </table:table-cell>
          <table:table-cell table:style-name="ce10" table:formula="of:=IF([.K81]=&quot;&quot;;&quot;&quot;;(c_1+c_2)*[.K81]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D82]&lt;0;[.$B$2];&quot;&quot;)">
            <text:p/>
          </table:table-cell>
          <table:table-cell table:formula="of:=IF([.B82]=&quot;&quot;;&quot;&quot;;[.C81]+[.B81])">
            <text:p/>
          </table:table-cell>
          <table:table-cell table:formula="of:=IF([.E81]=&quot;&quot;;&quot;&quot;;[.$D$1]*[.E81]*[.B81]+[.$D$2]*[.E81]*ABS([.B81]))">
            <text:p/>
          </table:table-cell>
          <table:table-cell table:style-name="ce12" table:formula="of:=IF([.E81]=&quot;&quot;;&quot;&quot;;IF([.E81]+[.D82]&lt;[.$B$6];&quot;&quot;;[.E81]+[.D82]))">
            <text:p/>
          </table:table-cell>
          <table:table-cell table:style-name="ce8" table:formula="of:=IF([.E82]=&quot;&quot;;&quot;&quot;;IF(c_1-c_2&lt;0;(c_1-c_2)*[.E82];(c_1+c_2)*[.E82]))">
            <text:p/>
          </table:table-cell>
          <table:table-cell table:formula="of:=[.G81]+1" office:value-type="float" office:value="107" calcext:value-type="float">
            <text:p>107</text:p>
          </table:table-cell>
          <table:table-cell table:formula="of:=IF([.J82]&gt;0;ABS([.$B$2]);&quot;&quot;)" office:value-type="float" office:value="0.0005" calcext:value-type="float">
            <text:p>0.0005</text:p>
          </table:table-cell>
          <table:table-cell table:formula="of:=IF([.H82]=&quot;&quot;;&quot;&quot;;[.I81]+[.H81])" office:value-type="float" office:value="0.0185" calcext:value-type="float">
            <text:p>0.0185</text:p>
          </table:table-cell>
          <table:table-cell table:formula="of:=IF([.K81]=&quot;&quot;;&quot;&quot;;[.$D$1]*[.K81]*[.H81]+[.$D$2]*[.K81]*ABS([.H81]))">
            <text:p/>
          </table:table-cell>
          <table:table-cell table:style-name="ce9" table:formula="of:=IF([.K81]=&quot;&quot;;&quot;&quot;;IF([.K81]+[.J82]&gt;[.$B$7];&quot;&quot;;[.K81]+[.J82]))">
            <text:p/>
          </table:table-cell>
          <table:table-cell table:style-name="ce10" table:formula="of:=IF([.K82]=&quot;&quot;;&quot;&quot;;(c_1+c_2)*[.K82]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[.D83]&lt;0;[.$B$2];&quot;&quot;)">
            <text:p/>
          </table:table-cell>
          <table:table-cell table:formula="of:=IF([.B83]=&quot;&quot;;&quot;&quot;;[.C82]+[.B82])">
            <text:p/>
          </table:table-cell>
          <table:table-cell table:formula="of:=IF([.E82]=&quot;&quot;;&quot;&quot;;[.$D$1]*[.E82]*[.B82]+[.$D$2]*[.E82]*ABS([.B82]))">
            <text:p/>
          </table:table-cell>
          <table:table-cell table:style-name="ce12" table:formula="of:=IF([.E82]=&quot;&quot;;&quot;&quot;;IF([.E82]+[.D83]&lt;[.$B$6];&quot;&quot;;[.E82]+[.D83]))">
            <text:p/>
          </table:table-cell>
          <table:table-cell table:style-name="ce8" table:formula="of:=IF([.E83]=&quot;&quot;;&quot;&quot;;IF(c_1-c_2&lt;0;(c_1-c_2)*[.E83];(c_1+c_2)*[.E83]))">
            <text:p/>
          </table:table-cell>
          <table:table-cell table:formula="of:=[.G82]+1" office:value-type="float" office:value="108" calcext:value-type="float">
            <text:p>108</text:p>
          </table:table-cell>
          <table:table-cell table:formula="of:=IF([.J83]&gt;0;ABS([.$B$2]);&quot;&quot;)" office:value-type="float" office:value="0.0005" calcext:value-type="float">
            <text:p>0.0005</text:p>
          </table:table-cell>
          <table:table-cell table:formula="of:=IF([.H83]=&quot;&quot;;&quot;&quot;;[.I82]+[.H82])" office:value-type="float" office:value="0.019" calcext:value-type="float">
            <text:p>0.019</text:p>
          </table:table-cell>
          <table:table-cell table:formula="of:=IF([.K82]=&quot;&quot;;&quot;&quot;;[.$D$1]*[.K82]*[.H82]+[.$D$2]*[.K82]*ABS([.H82]))">
            <text:p/>
          </table:table-cell>
          <table:table-cell table:style-name="ce9" table:formula="of:=IF([.K82]=&quot;&quot;;&quot;&quot;;IF([.K82]+[.J83]&gt;[.$B$7];&quot;&quot;;[.K82]+[.J83]))">
            <text:p/>
          </table:table-cell>
          <table:table-cell table:style-name="ce10" table:formula="of:=IF([.K83]=&quot;&quot;;&quot;&quot;;(c_1+c_2)*[.K83]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D84]&lt;0;[.$B$2];&quot;&quot;)">
            <text:p/>
          </table:table-cell>
          <table:table-cell table:formula="of:=IF([.B84]=&quot;&quot;;&quot;&quot;;[.C83]+[.B83])">
            <text:p/>
          </table:table-cell>
          <table:table-cell table:formula="of:=IF([.E83]=&quot;&quot;;&quot;&quot;;[.$D$1]*[.E83]*[.B83]+[.$D$2]*[.E83]*ABS([.B83]))">
            <text:p/>
          </table:table-cell>
          <table:table-cell table:style-name="ce12" table:formula="of:=IF([.E83]=&quot;&quot;;&quot;&quot;;IF([.E83]+[.D84]&lt;[.$B$6];&quot;&quot;;[.E83]+[.D84]))">
            <text:p/>
          </table:table-cell>
          <table:table-cell table:style-name="ce8" table:formula="of:=IF([.E84]=&quot;&quot;;&quot;&quot;;IF(c_1-c_2&lt;0;(c_1-c_2)*[.E84];(c_1+c_2)*[.E84]))">
            <text:p/>
          </table:table-cell>
          <table:table-cell table:formula="of:=[.G83]+1" office:value-type="float" office:value="109" calcext:value-type="float">
            <text:p>109</text:p>
          </table:table-cell>
          <table:table-cell table:formula="of:=IF([.J84]&gt;0;ABS([.$B$2]);&quot;&quot;)" office:value-type="float" office:value="0.0005" calcext:value-type="float">
            <text:p>0.0005</text:p>
          </table:table-cell>
          <table:table-cell table:formula="of:=IF([.H84]=&quot;&quot;;&quot;&quot;;[.I83]+[.H83])" office:value-type="float" office:value="0.0195" calcext:value-type="float">
            <text:p>0.0195</text:p>
          </table:table-cell>
          <table:table-cell table:formula="of:=IF([.K83]=&quot;&quot;;&quot;&quot;;[.$D$1]*[.K83]*[.H83]+[.$D$2]*[.K83]*ABS([.H83]))">
            <text:p/>
          </table:table-cell>
          <table:table-cell table:style-name="ce9" table:formula="of:=IF([.K83]=&quot;&quot;;&quot;&quot;;IF([.K83]+[.J84]&gt;[.$B$7];&quot;&quot;;[.K83]+[.J84]))">
            <text:p/>
          </table:table-cell>
          <table:table-cell table:style-name="ce10" table:formula="of:=IF([.K84]=&quot;&quot;;&quot;&quot;;(c_1+c_2)*[.K84]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D85]&lt;0;[.$B$2];&quot;&quot;)">
            <text:p/>
          </table:table-cell>
          <table:table-cell table:formula="of:=IF([.B85]=&quot;&quot;;&quot;&quot;;[.C84]+[.B84])">
            <text:p/>
          </table:table-cell>
          <table:table-cell table:formula="of:=IF([.E84]=&quot;&quot;;&quot;&quot;;[.$D$1]*[.E84]*[.B84]+[.$D$2]*[.E84]*ABS([.B84]))">
            <text:p/>
          </table:table-cell>
          <table:table-cell table:style-name="ce12" table:formula="of:=IF([.E84]=&quot;&quot;;&quot;&quot;;IF([.E84]+[.D85]&lt;[.$B$6];&quot;&quot;;[.E84]+[.D85]))">
            <text:p/>
          </table:table-cell>
          <table:table-cell table:style-name="ce8" table:formula="of:=IF([.E85]=&quot;&quot;;&quot;&quot;;IF(c_1-c_2&lt;0;(c_1-c_2)*[.E85];(c_1+c_2)*[.E85]))">
            <text:p/>
          </table:table-cell>
          <table:table-cell table:formula="of:=[.G84]+1" office:value-type="float" office:value="110" calcext:value-type="float">
            <text:p>110</text:p>
          </table:table-cell>
          <table:table-cell table:formula="of:=IF([.J85]&gt;0;ABS([.$B$2]);&quot;&quot;)" office:value-type="float" office:value="0.0005" calcext:value-type="float">
            <text:p>0.0005</text:p>
          </table:table-cell>
          <table:table-cell table:formula="of:=IF([.H85]=&quot;&quot;;&quot;&quot;;[.I84]+[.H84])" office:value-type="float" office:value="0.02" calcext:value-type="float">
            <text:p>0.02</text:p>
          </table:table-cell>
          <table:table-cell table:formula="of:=IF([.K84]=&quot;&quot;;&quot;&quot;;[.$D$1]*[.K84]*[.H84]+[.$D$2]*[.K84]*ABS([.H84]))">
            <text:p/>
          </table:table-cell>
          <table:table-cell table:style-name="ce9" table:formula="of:=IF([.K84]=&quot;&quot;;&quot;&quot;;IF([.K84]+[.J85]&gt;[.$B$7];&quot;&quot;;[.K84]+[.J85]))">
            <text:p/>
          </table:table-cell>
          <table:table-cell table:style-name="ce10" table:formula="of:=IF([.K85]=&quot;&quot;;&quot;&quot;;(c_1+c_2)*[.K85]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D86]&lt;0;[.$B$2];&quot;&quot;)">
            <text:p/>
          </table:table-cell>
          <table:table-cell table:formula="of:=IF([.B86]=&quot;&quot;;&quot;&quot;;[.C85]+[.B85])">
            <text:p/>
          </table:table-cell>
          <table:table-cell table:formula="of:=IF([.E85]=&quot;&quot;;&quot;&quot;;[.$D$1]*[.E85]*[.B85]+[.$D$2]*[.E85]*ABS([.B85]))">
            <text:p/>
          </table:table-cell>
          <table:table-cell table:style-name="ce12" table:formula="of:=IF([.E85]=&quot;&quot;;&quot;&quot;;IF([.E85]+[.D86]&lt;[.$B$6];&quot;&quot;;[.E85]+[.D86]))">
            <text:p/>
          </table:table-cell>
          <table:table-cell table:style-name="ce8" table:formula="of:=IF([.E86]=&quot;&quot;;&quot;&quot;;IF(c_1-c_2&lt;0;(c_1-c_2)*[.E86];(c_1+c_2)*[.E86]))">
            <text:p/>
          </table:table-cell>
          <table:table-cell table:formula="of:=[.G85]+1" office:value-type="float" office:value="111" calcext:value-type="float">
            <text:p>111</text:p>
          </table:table-cell>
          <table:table-cell table:formula="of:=IF([.J86]&gt;0;ABS([.$B$2]);&quot;&quot;)" office:value-type="float" office:value="0.0005" calcext:value-type="float">
            <text:p>0.0005</text:p>
          </table:table-cell>
          <table:table-cell table:formula="of:=IF([.H86]=&quot;&quot;;&quot;&quot;;[.I85]+[.H85])" office:value-type="float" office:value="0.0205" calcext:value-type="float">
            <text:p>0.0205</text:p>
          </table:table-cell>
          <table:table-cell table:formula="of:=IF([.K85]=&quot;&quot;;&quot;&quot;;[.$D$1]*[.K85]*[.H85]+[.$D$2]*[.K85]*ABS([.H85]))">
            <text:p/>
          </table:table-cell>
          <table:table-cell table:style-name="ce9" table:formula="of:=IF([.K85]=&quot;&quot;;&quot;&quot;;IF([.K85]+[.J86]&gt;[.$B$7];&quot;&quot;;[.K85]+[.J86]))">
            <text:p/>
          </table:table-cell>
          <table:table-cell table:style-name="ce10" table:formula="of:=IF([.K86]=&quot;&quot;;&quot;&quot;;(c_1+c_2)*[.K86]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D87]&lt;0;[.$B$2];&quot;&quot;)">
            <text:p/>
          </table:table-cell>
          <table:table-cell table:formula="of:=IF([.B87]=&quot;&quot;;&quot;&quot;;[.C86]+[.B86])">
            <text:p/>
          </table:table-cell>
          <table:table-cell table:formula="of:=IF([.E86]=&quot;&quot;;&quot;&quot;;[.$D$1]*[.E86]*[.B86]+[.$D$2]*[.E86]*ABS([.B86]))">
            <text:p/>
          </table:table-cell>
          <table:table-cell table:style-name="ce12" table:formula="of:=IF([.E86]=&quot;&quot;;&quot;&quot;;IF([.E86]+[.D87]&lt;[.$B$6];&quot;&quot;;[.E86]+[.D87]))">
            <text:p/>
          </table:table-cell>
          <table:table-cell table:style-name="ce8" table:formula="of:=IF([.E87]=&quot;&quot;;&quot;&quot;;IF(c_1-c_2&lt;0;(c_1-c_2)*[.E87];(c_1+c_2)*[.E87]))">
            <text:p/>
          </table:table-cell>
          <table:table-cell table:formula="of:=[.G86]+1" office:value-type="float" office:value="112" calcext:value-type="float">
            <text:p>112</text:p>
          </table:table-cell>
          <table:table-cell table:formula="of:=IF([.J87]&gt;0;ABS([.$B$2]);&quot;&quot;)" office:value-type="float" office:value="0.0005" calcext:value-type="float">
            <text:p>0.0005</text:p>
          </table:table-cell>
          <table:table-cell table:formula="of:=IF([.H87]=&quot;&quot;;&quot;&quot;;[.I86]+[.H86])" office:value-type="float" office:value="0.021" calcext:value-type="float">
            <text:p>0.021</text:p>
          </table:table-cell>
          <table:table-cell table:formula="of:=IF([.K86]=&quot;&quot;;&quot;&quot;;[.$D$1]*[.K86]*[.H86]+[.$D$2]*[.K86]*ABS([.H86]))">
            <text:p/>
          </table:table-cell>
          <table:table-cell table:style-name="ce9" table:formula="of:=IF([.K86]=&quot;&quot;;&quot;&quot;;IF([.K86]+[.J87]&gt;[.$B$7];&quot;&quot;;[.K86]+[.J87]))">
            <text:p/>
          </table:table-cell>
          <table:table-cell table:style-name="ce10" table:formula="of:=IF([.K87]=&quot;&quot;;&quot;&quot;;(c_1+c_2)*[.K87]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D88]&lt;0;[.$B$2];&quot;&quot;)">
            <text:p/>
          </table:table-cell>
          <table:table-cell table:formula="of:=IF([.B88]=&quot;&quot;;&quot;&quot;;[.C87]+[.B87])">
            <text:p/>
          </table:table-cell>
          <table:table-cell table:formula="of:=IF([.E87]=&quot;&quot;;&quot;&quot;;[.$D$1]*[.E87]*[.B87]+[.$D$2]*[.E87]*ABS([.B87]))">
            <text:p/>
          </table:table-cell>
          <table:table-cell table:style-name="ce12" table:formula="of:=IF([.E87]=&quot;&quot;;&quot;&quot;;IF([.E87]+[.D88]&lt;[.$B$6];&quot;&quot;;[.E87]+[.D88]))">
            <text:p/>
          </table:table-cell>
          <table:table-cell table:style-name="ce8" table:formula="of:=IF([.E88]=&quot;&quot;;&quot;&quot;;IF(c_1-c_2&lt;0;(c_1-c_2)*[.E88];(c_1+c_2)*[.E88]))">
            <text:p/>
          </table:table-cell>
          <table:table-cell table:formula="of:=[.G87]+1" office:value-type="float" office:value="113" calcext:value-type="float">
            <text:p>113</text:p>
          </table:table-cell>
          <table:table-cell table:formula="of:=IF([.J88]&gt;0;ABS([.$B$2]);&quot;&quot;)" office:value-type="float" office:value="0.0005" calcext:value-type="float">
            <text:p>0.0005</text:p>
          </table:table-cell>
          <table:table-cell table:formula="of:=IF([.H88]=&quot;&quot;;&quot;&quot;;[.I87]+[.H87])" office:value-type="float" office:value="0.0215" calcext:value-type="float">
            <text:p>0.0215</text:p>
          </table:table-cell>
          <table:table-cell table:formula="of:=IF([.K87]=&quot;&quot;;&quot;&quot;;[.$D$1]*[.K87]*[.H87]+[.$D$2]*[.K87]*ABS([.H87]))">
            <text:p/>
          </table:table-cell>
          <table:table-cell table:style-name="ce9" table:formula="of:=IF([.K87]=&quot;&quot;;&quot;&quot;;IF([.K87]+[.J88]&gt;[.$B$7];&quot;&quot;;[.K87]+[.J88]))">
            <text:p/>
          </table:table-cell>
          <table:table-cell table:style-name="ce10" table:formula="of:=IF([.K88]=&quot;&quot;;&quot;&quot;;(c_1+c_2)*[.K88]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D89]&lt;0;[.$B$2];&quot;&quot;)">
            <text:p/>
          </table:table-cell>
          <table:table-cell table:formula="of:=IF([.B89]=&quot;&quot;;&quot;&quot;;[.C88]+[.B88])">
            <text:p/>
          </table:table-cell>
          <table:table-cell table:formula="of:=IF([.E88]=&quot;&quot;;&quot;&quot;;[.$D$1]*[.E88]*[.B88]+[.$D$2]*[.E88]*ABS([.B88]))">
            <text:p/>
          </table:table-cell>
          <table:table-cell table:style-name="ce12" table:formula="of:=IF([.E88]=&quot;&quot;;&quot;&quot;;IF([.E88]+[.D89]&lt;[.$B$6];&quot;&quot;;[.E88]+[.D89]))">
            <text:p/>
          </table:table-cell>
          <table:table-cell table:style-name="ce8" table:formula="of:=IF([.E89]=&quot;&quot;;&quot;&quot;;IF(c_1-c_2&lt;0;(c_1-c_2)*[.E89];(c_1+c_2)*[.E89]))">
            <text:p/>
          </table:table-cell>
          <table:table-cell table:formula="of:=[.G88]+1" office:value-type="float" office:value="114" calcext:value-type="float">
            <text:p>114</text:p>
          </table:table-cell>
          <table:table-cell table:formula="of:=IF([.J89]&gt;0;ABS([.$B$2]);&quot;&quot;)" office:value-type="float" office:value="0.0005" calcext:value-type="float">
            <text:p>0.0005</text:p>
          </table:table-cell>
          <table:table-cell table:formula="of:=IF([.H89]=&quot;&quot;;&quot;&quot;;[.I88]+[.H88])" office:value-type="float" office:value="0.022" calcext:value-type="float">
            <text:p>0.022</text:p>
          </table:table-cell>
          <table:table-cell table:formula="of:=IF([.K88]=&quot;&quot;;&quot;&quot;;[.$D$1]*[.K88]*[.H88]+[.$D$2]*[.K88]*ABS([.H88]))">
            <text:p/>
          </table:table-cell>
          <table:table-cell table:style-name="ce9" table:formula="of:=IF([.K88]=&quot;&quot;;&quot;&quot;;IF([.K88]+[.J89]&gt;[.$B$7];&quot;&quot;;[.K88]+[.J89]))">
            <text:p/>
          </table:table-cell>
          <table:table-cell table:style-name="ce10" table:formula="of:=IF([.K89]=&quot;&quot;;&quot;&quot;;(c_1+c_2)*[.K89]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D90]&lt;0;[.$B$2];&quot;&quot;)">
            <text:p/>
          </table:table-cell>
          <table:table-cell table:formula="of:=IF([.B90]=&quot;&quot;;&quot;&quot;;[.C89]+[.B89])">
            <text:p/>
          </table:table-cell>
          <table:table-cell table:formula="of:=IF([.E89]=&quot;&quot;;&quot;&quot;;[.$D$1]*[.E89]*[.B89]+[.$D$2]*[.E89]*ABS([.B89]))">
            <text:p/>
          </table:table-cell>
          <table:table-cell table:style-name="ce12" table:formula="of:=IF([.E89]=&quot;&quot;;&quot;&quot;;IF([.E89]+[.D90]&lt;[.$B$6];&quot;&quot;;[.E89]+[.D90]))">
            <text:p/>
          </table:table-cell>
          <table:table-cell table:style-name="ce8" table:formula="of:=IF([.E90]=&quot;&quot;;&quot;&quot;;IF(c_1-c_2&lt;0;(c_1-c_2)*[.E90];(c_1+c_2)*[.E90]))">
            <text:p/>
          </table:table-cell>
          <table:table-cell table:formula="of:=[.G89]+1" office:value-type="float" office:value="115" calcext:value-type="float">
            <text:p>115</text:p>
          </table:table-cell>
          <table:table-cell table:formula="of:=IF([.J90]&gt;0;ABS([.$B$2]);&quot;&quot;)" office:value-type="float" office:value="0.0005" calcext:value-type="float">
            <text:p>0.0005</text:p>
          </table:table-cell>
          <table:table-cell table:formula="of:=IF([.H90]=&quot;&quot;;&quot;&quot;;[.I89]+[.H89])" office:value-type="float" office:value="0.0225" calcext:value-type="float">
            <text:p>0.0225</text:p>
          </table:table-cell>
          <table:table-cell table:formula="of:=IF([.K89]=&quot;&quot;;&quot;&quot;;[.$D$1]*[.K89]*[.H89]+[.$D$2]*[.K89]*ABS([.H89]))">
            <text:p/>
          </table:table-cell>
          <table:table-cell table:style-name="ce9" table:formula="of:=IF([.K89]=&quot;&quot;;&quot;&quot;;IF([.K89]+[.J90]&gt;[.$B$7];&quot;&quot;;[.K89]+[.J90]))">
            <text:p/>
          </table:table-cell>
          <table:table-cell table:style-name="ce10" table:formula="of:=IF([.K90]=&quot;&quot;;&quot;&quot;;(c_1+c_2)*[.K90]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D91]&lt;0;[.$B$2];&quot;&quot;)">
            <text:p/>
          </table:table-cell>
          <table:table-cell table:formula="of:=IF([.B91]=&quot;&quot;;&quot;&quot;;[.C90]+[.B90])">
            <text:p/>
          </table:table-cell>
          <table:table-cell table:formula="of:=IF([.E90]=&quot;&quot;;&quot;&quot;;[.$D$1]*[.E90]*[.B90]+[.$D$2]*[.E90]*ABS([.B90]))">
            <text:p/>
          </table:table-cell>
          <table:table-cell table:style-name="ce12" table:formula="of:=IF([.E90]=&quot;&quot;;&quot;&quot;;IF([.E90]+[.D91]&lt;[.$B$6];&quot;&quot;;[.E90]+[.D91]))">
            <text:p/>
          </table:table-cell>
          <table:table-cell table:style-name="ce8" table:formula="of:=IF([.E91]=&quot;&quot;;&quot;&quot;;IF(c_1-c_2&lt;0;(c_1-c_2)*[.E91];(c_1+c_2)*[.E91]))">
            <text:p/>
          </table:table-cell>
          <table:table-cell table:formula="of:=[.G90]+1" office:value-type="float" office:value="116" calcext:value-type="float">
            <text:p>116</text:p>
          </table:table-cell>
          <table:table-cell table:formula="of:=IF([.J91]&gt;0;ABS([.$B$2]);&quot;&quot;)" office:value-type="float" office:value="0.0005" calcext:value-type="float">
            <text:p>0.0005</text:p>
          </table:table-cell>
          <table:table-cell table:formula="of:=IF([.H91]=&quot;&quot;;&quot;&quot;;[.I90]+[.H90])" office:value-type="float" office:value="0.023" calcext:value-type="float">
            <text:p>0.023</text:p>
          </table:table-cell>
          <table:table-cell table:formula="of:=IF([.K90]=&quot;&quot;;&quot;&quot;;[.$D$1]*[.K90]*[.H90]+[.$D$2]*[.K90]*ABS([.H90]))">
            <text:p/>
          </table:table-cell>
          <table:table-cell table:style-name="ce9" table:formula="of:=IF([.K90]=&quot;&quot;;&quot;&quot;;IF([.K90]+[.J91]&gt;[.$B$7];&quot;&quot;;[.K90]+[.J91]))">
            <text:p/>
          </table:table-cell>
          <table:table-cell table:style-name="ce10" table:formula="of:=IF([.K91]=&quot;&quot;;&quot;&quot;;(c_1+c_2)*[.K91]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D92]&lt;0;[.$B$2];&quot;&quot;)">
            <text:p/>
          </table:table-cell>
          <table:table-cell table:formula="of:=IF([.B92]=&quot;&quot;;&quot;&quot;;[.C91]+[.B91])">
            <text:p/>
          </table:table-cell>
          <table:table-cell table:formula="of:=IF([.E91]=&quot;&quot;;&quot;&quot;;[.$D$1]*[.E91]*[.B91]+[.$D$2]*[.E91]*ABS([.B91]))">
            <text:p/>
          </table:table-cell>
          <table:table-cell table:style-name="ce12" table:formula="of:=IF([.E91]=&quot;&quot;;&quot;&quot;;IF([.E91]+[.D92]&lt;[.$B$6];&quot;&quot;;[.E91]+[.D92]))">
            <text:p/>
          </table:table-cell>
          <table:table-cell table:style-name="ce8" table:formula="of:=IF([.E92]=&quot;&quot;;&quot;&quot;;IF(c_1-c_2&lt;0;(c_1-c_2)*[.E92];(c_1+c_2)*[.E92]))">
            <text:p/>
          </table:table-cell>
          <table:table-cell table:formula="of:=[.G91]+1" office:value-type="float" office:value="117" calcext:value-type="float">
            <text:p>117</text:p>
          </table:table-cell>
          <table:table-cell table:formula="of:=IF([.J92]&gt;0;ABS([.$B$2]);&quot;&quot;)" office:value-type="float" office:value="0.0005" calcext:value-type="float">
            <text:p>0.0005</text:p>
          </table:table-cell>
          <table:table-cell table:formula="of:=IF([.H92]=&quot;&quot;;&quot;&quot;;[.I91]+[.H91])" office:value-type="float" office:value="0.0235" calcext:value-type="float">
            <text:p>0.0235</text:p>
          </table:table-cell>
          <table:table-cell table:formula="of:=IF([.K91]=&quot;&quot;;&quot;&quot;;[.$D$1]*[.K91]*[.H91]+[.$D$2]*[.K91]*ABS([.H91]))">
            <text:p/>
          </table:table-cell>
          <table:table-cell table:style-name="ce9" table:formula="of:=IF([.K91]=&quot;&quot;;&quot;&quot;;IF([.K91]+[.J92]&gt;[.$B$7];&quot;&quot;;[.K91]+[.J92]))">
            <text:p/>
          </table:table-cell>
          <table:table-cell table:style-name="ce10" table:formula="of:=IF([.K92]=&quot;&quot;;&quot;&quot;;(c_1+c_2)*[.K92]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D93]&lt;0;[.$B$2];&quot;&quot;)">
            <text:p/>
          </table:table-cell>
          <table:table-cell table:formula="of:=IF([.B93]=&quot;&quot;;&quot;&quot;;[.C92]+[.B92])">
            <text:p/>
          </table:table-cell>
          <table:table-cell table:formula="of:=IF([.E92]=&quot;&quot;;&quot;&quot;;[.$D$1]*[.E92]*[.B92]+[.$D$2]*[.E92]*ABS([.B92]))">
            <text:p/>
          </table:table-cell>
          <table:table-cell table:style-name="ce12" table:formula="of:=IF([.E92]=&quot;&quot;;&quot;&quot;;IF([.E92]+[.D93]&lt;[.$B$6];&quot;&quot;;[.E92]+[.D93]))">
            <text:p/>
          </table:table-cell>
          <table:table-cell table:style-name="ce8" table:formula="of:=IF([.E93]=&quot;&quot;;&quot;&quot;;IF(c_1-c_2&lt;0;(c_1-c_2)*[.E93];(c_1+c_2)*[.E93]))">
            <text:p/>
          </table:table-cell>
          <table:table-cell table:formula="of:=[.G92]+1" office:value-type="float" office:value="118" calcext:value-type="float">
            <text:p>118</text:p>
          </table:table-cell>
          <table:table-cell table:formula="of:=IF([.J93]&gt;0;ABS([.$B$2]);&quot;&quot;)" office:value-type="float" office:value="0.0005" calcext:value-type="float">
            <text:p>0.0005</text:p>
          </table:table-cell>
          <table:table-cell table:formula="of:=IF([.H93]=&quot;&quot;;&quot;&quot;;[.I92]+[.H92])" office:value-type="float" office:value="0.024" calcext:value-type="float">
            <text:p>0.024</text:p>
          </table:table-cell>
          <table:table-cell table:formula="of:=IF([.K92]=&quot;&quot;;&quot;&quot;;[.$D$1]*[.K92]*[.H92]+[.$D$2]*[.K92]*ABS([.H92]))">
            <text:p/>
          </table:table-cell>
          <table:table-cell table:style-name="ce9" table:formula="of:=IF([.K92]=&quot;&quot;;&quot;&quot;;IF([.K92]+[.J93]&gt;[.$B$7];&quot;&quot;;[.K92]+[.J93]))">
            <text:p/>
          </table:table-cell>
          <table:table-cell table:style-name="ce10" table:formula="of:=IF([.K93]=&quot;&quot;;&quot;&quot;;(c_1+c_2)*[.K93]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D94]&lt;0;[.$B$2];&quot;&quot;)">
            <text:p/>
          </table:table-cell>
          <table:table-cell table:formula="of:=IF([.B94]=&quot;&quot;;&quot;&quot;;[.C93]+[.B93])">
            <text:p/>
          </table:table-cell>
          <table:table-cell table:formula="of:=IF([.E93]=&quot;&quot;;&quot;&quot;;[.$D$1]*[.E93]*[.B93]+[.$D$2]*[.E93]*ABS([.B93]))">
            <text:p/>
          </table:table-cell>
          <table:table-cell table:style-name="ce12" table:formula="of:=IF([.E93]=&quot;&quot;;&quot;&quot;;IF([.E93]+[.D94]&lt;[.$B$6];&quot;&quot;;[.E93]+[.D94]))">
            <text:p/>
          </table:table-cell>
          <table:table-cell table:style-name="ce8" table:formula="of:=IF([.E94]=&quot;&quot;;&quot;&quot;;IF(c_1-c_2&lt;0;(c_1-c_2)*[.E94];(c_1+c_2)*[.E94]))">
            <text:p/>
          </table:table-cell>
          <table:table-cell table:formula="of:=[.G93]+1" office:value-type="float" office:value="119" calcext:value-type="float">
            <text:p>119</text:p>
          </table:table-cell>
          <table:table-cell table:formula="of:=IF([.J94]&gt;0;ABS([.$B$2]);&quot;&quot;)" office:value-type="float" office:value="0.0005" calcext:value-type="float">
            <text:p>0.0005</text:p>
          </table:table-cell>
          <table:table-cell table:formula="of:=IF([.H94]=&quot;&quot;;&quot;&quot;;[.I93]+[.H93])" office:value-type="float" office:value="0.0245" calcext:value-type="float">
            <text:p>0.0245</text:p>
          </table:table-cell>
          <table:table-cell table:formula="of:=IF([.K93]=&quot;&quot;;&quot;&quot;;[.$D$1]*[.K93]*[.H93]+[.$D$2]*[.K93]*ABS([.H93]))">
            <text:p/>
          </table:table-cell>
          <table:table-cell table:style-name="ce9" table:formula="of:=IF([.K93]=&quot;&quot;;&quot;&quot;;IF([.K93]+[.J94]&gt;[.$B$7];&quot;&quot;;[.K93]+[.J94]))">
            <text:p/>
          </table:table-cell>
          <table:table-cell table:style-name="ce10" table:formula="of:=IF([.K94]=&quot;&quot;;&quot;&quot;;(c_1+c_2)*[.K94]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D95]&lt;0;[.$B$2];&quot;&quot;)">
            <text:p/>
          </table:table-cell>
          <table:table-cell table:formula="of:=IF([.B95]=&quot;&quot;;&quot;&quot;;[.C94]+[.B94])">
            <text:p/>
          </table:table-cell>
          <table:table-cell table:formula="of:=IF([.E94]=&quot;&quot;;&quot;&quot;;[.$D$1]*[.E94]*[.B94]+[.$D$2]*[.E94]*ABS([.B94]))">
            <text:p/>
          </table:table-cell>
          <table:table-cell table:style-name="ce12" table:formula="of:=IF([.E94]=&quot;&quot;;&quot;&quot;;IF([.E94]+[.D95]&lt;[.$B$6];&quot;&quot;;[.E94]+[.D95]))">
            <text:p/>
          </table:table-cell>
          <table:table-cell table:style-name="ce8" table:formula="of:=IF([.E95]=&quot;&quot;;&quot;&quot;;IF(c_1-c_2&lt;0;(c_1-c_2)*[.E95];(c_1+c_2)*[.E95]))">
            <text:p/>
          </table:table-cell>
          <table:table-cell table:formula="of:=[.G94]+1" office:value-type="float" office:value="120" calcext:value-type="float">
            <text:p>120</text:p>
          </table:table-cell>
          <table:table-cell table:formula="of:=IF([.J95]&gt;0;ABS([.$B$2]);&quot;&quot;)" office:value-type="float" office:value="0.0005" calcext:value-type="float">
            <text:p>0.0005</text:p>
          </table:table-cell>
          <table:table-cell table:formula="of:=IF([.H95]=&quot;&quot;;&quot;&quot;;[.I94]+[.H94])" office:value-type="float" office:value="0.025" calcext:value-type="float">
            <text:p>0.025</text:p>
          </table:table-cell>
          <table:table-cell table:formula="of:=IF([.K94]=&quot;&quot;;&quot;&quot;;[.$D$1]*[.K94]*[.H94]+[.$D$2]*[.K94]*ABS([.H94]))">
            <text:p/>
          </table:table-cell>
          <table:table-cell table:style-name="ce9" table:formula="of:=IF([.K94]=&quot;&quot;;&quot;&quot;;IF([.K94]+[.J95]&gt;[.$B$7];&quot;&quot;;[.K94]+[.J95]))">
            <text:p/>
          </table:table-cell>
          <table:table-cell table:style-name="ce10" table:formula="of:=IF([.K95]=&quot;&quot;;&quot;&quot;;(c_1+c_2)*[.K95]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D96]&lt;0;[.$B$2];&quot;&quot;)">
            <text:p/>
          </table:table-cell>
          <table:table-cell table:formula="of:=IF([.B96]=&quot;&quot;;&quot;&quot;;[.C95]+[.B95])">
            <text:p/>
          </table:table-cell>
          <table:table-cell table:formula="of:=IF([.E95]=&quot;&quot;;&quot;&quot;;[.$D$1]*[.E95]*[.B95]+[.$D$2]*[.E95]*ABS([.B95]))">
            <text:p/>
          </table:table-cell>
          <table:table-cell table:style-name="ce12" table:formula="of:=IF([.E95]=&quot;&quot;;&quot;&quot;;IF([.E95]+[.D96]&lt;[.$B$6];&quot;&quot;;[.E95]+[.D96]))">
            <text:p/>
          </table:table-cell>
          <table:table-cell table:style-name="ce8" table:formula="of:=IF([.E96]=&quot;&quot;;&quot;&quot;;IF(c_1-c_2&lt;0;(c_1-c_2)*[.E96];(c_1+c_2)*[.E96]))">
            <text:p/>
          </table:table-cell>
          <table:table-cell table:formula="of:=[.G95]+1" office:value-type="float" office:value="121" calcext:value-type="float">
            <text:p>121</text:p>
          </table:table-cell>
          <table:table-cell table:formula="of:=IF([.J96]&gt;0;ABS([.$B$2]);&quot;&quot;)" office:value-type="float" office:value="0.0005" calcext:value-type="float">
            <text:p>0.0005</text:p>
          </table:table-cell>
          <table:table-cell table:formula="of:=IF([.H96]=&quot;&quot;;&quot;&quot;;[.I95]+[.H95])" office:value-type="float" office:value="0.0255" calcext:value-type="float">
            <text:p>0.0255</text:p>
          </table:table-cell>
          <table:table-cell table:formula="of:=IF([.K95]=&quot;&quot;;&quot;&quot;;[.$D$1]*[.K95]*[.H95]+[.$D$2]*[.K95]*ABS([.H95]))">
            <text:p/>
          </table:table-cell>
          <table:table-cell table:style-name="ce9" table:formula="of:=IF([.K95]=&quot;&quot;;&quot;&quot;;IF([.K95]+[.J96]&gt;[.$B$7];&quot;&quot;;[.K95]+[.J96]))">
            <text:p/>
          </table:table-cell>
          <table:table-cell table:style-name="ce10" table:formula="of:=IF([.K96]=&quot;&quot;;&quot;&quot;;(c_1+c_2)*[.K96]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[.D97]&lt;0;[.$B$2];&quot;&quot;)">
            <text:p/>
          </table:table-cell>
          <table:table-cell table:formula="of:=IF([.B97]=&quot;&quot;;&quot;&quot;;[.C96]+[.B96])">
            <text:p/>
          </table:table-cell>
          <table:table-cell table:formula="of:=IF([.E96]=&quot;&quot;;&quot;&quot;;[.$D$1]*[.E96]*[.B96]+[.$D$2]*[.E96]*ABS([.B96]))">
            <text:p/>
          </table:table-cell>
          <table:table-cell table:style-name="ce12" table:formula="of:=IF([.E96]=&quot;&quot;;&quot;&quot;;IF([.E96]+[.D97]&lt;[.$B$6];&quot;&quot;;[.E96]+[.D97]))">
            <text:p/>
          </table:table-cell>
          <table:table-cell table:style-name="ce8" table:formula="of:=IF([.E97]=&quot;&quot;;&quot;&quot;;IF(c_1-c_2&lt;0;(c_1-c_2)*[.E97];(c_1+c_2)*[.E97]))">
            <text:p/>
          </table:table-cell>
          <table:table-cell table:formula="of:=[.G96]+1" office:value-type="float" office:value="122" calcext:value-type="float">
            <text:p>122</text:p>
          </table:table-cell>
          <table:table-cell table:formula="of:=IF([.J97]&gt;0;ABS([.$B$2]);&quot;&quot;)" office:value-type="float" office:value="0.0005" calcext:value-type="float">
            <text:p>0.0005</text:p>
          </table:table-cell>
          <table:table-cell table:formula="of:=IF([.H97]=&quot;&quot;;&quot;&quot;;[.I96]+[.H96])" office:value-type="float" office:value="0.026" calcext:value-type="float">
            <text:p>0.026</text:p>
          </table:table-cell>
          <table:table-cell table:formula="of:=IF([.K96]=&quot;&quot;;&quot;&quot;;[.$D$1]*[.K96]*[.H96]+[.$D$2]*[.K96]*ABS([.H96]))">
            <text:p/>
          </table:table-cell>
          <table:table-cell table:style-name="ce9" table:formula="of:=IF([.K96]=&quot;&quot;;&quot;&quot;;IF([.K96]+[.J97]&gt;[.$B$7];&quot;&quot;;[.K96]+[.J97]))">
            <text:p/>
          </table:table-cell>
          <table:table-cell table:style-name="ce10" table:formula="of:=IF([.K97]=&quot;&quot;;&quot;&quot;;(c_1+c_2)*[.K97]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D98]&lt;0;[.$B$2];&quot;&quot;)">
            <text:p/>
          </table:table-cell>
          <table:table-cell table:formula="of:=IF([.B98]=&quot;&quot;;&quot;&quot;;[.C97]+[.B97])">
            <text:p/>
          </table:table-cell>
          <table:table-cell table:formula="of:=IF([.E97]=&quot;&quot;;&quot;&quot;;[.$D$1]*[.E97]*[.B97]+[.$D$2]*[.E97]*ABS([.B97]))">
            <text:p/>
          </table:table-cell>
          <table:table-cell table:style-name="ce12" table:formula="of:=IF([.E97]=&quot;&quot;;&quot;&quot;;IF([.E97]+[.D98]&lt;[.$B$6];&quot;&quot;;[.E97]+[.D98]))">
            <text:p/>
          </table:table-cell>
          <table:table-cell table:style-name="ce8" table:formula="of:=IF([.E98]=&quot;&quot;;&quot;&quot;;IF(c_1-c_2&lt;0;(c_1-c_2)*[.E98];(c_1+c_2)*[.E98]))">
            <text:p/>
          </table:table-cell>
          <table:table-cell table:formula="of:=[.G97]+1" office:value-type="float" office:value="123" calcext:value-type="float">
            <text:p>123</text:p>
          </table:table-cell>
          <table:table-cell table:formula="of:=IF([.J98]&gt;0;ABS([.$B$2]);&quot;&quot;)" office:value-type="float" office:value="0.0005" calcext:value-type="float">
            <text:p>0.0005</text:p>
          </table:table-cell>
          <table:table-cell table:formula="of:=IF([.H98]=&quot;&quot;;&quot;&quot;;[.I97]+[.H97])" office:value-type="float" office:value="0.0265" calcext:value-type="float">
            <text:p>0.0265</text:p>
          </table:table-cell>
          <table:table-cell table:formula="of:=IF([.K97]=&quot;&quot;;&quot;&quot;;[.$D$1]*[.K97]*[.H97]+[.$D$2]*[.K97]*ABS([.H97]))">
            <text:p/>
          </table:table-cell>
          <table:table-cell table:style-name="ce9" table:formula="of:=IF([.K97]=&quot;&quot;;&quot;&quot;;IF([.K97]+[.J98]&gt;[.$B$7];&quot;&quot;;[.K97]+[.J98]))">
            <text:p/>
          </table:table-cell>
          <table:table-cell table:style-name="ce10" table:formula="of:=IF([.K98]=&quot;&quot;;&quot;&quot;;(c_1+c_2)*[.K98]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D99]&lt;0;[.$B$2];&quot;&quot;)">
            <text:p/>
          </table:table-cell>
          <table:table-cell table:formula="of:=IF([.B99]=&quot;&quot;;&quot;&quot;;[.C98]+[.B98])">
            <text:p/>
          </table:table-cell>
          <table:table-cell table:formula="of:=IF([.E98]=&quot;&quot;;&quot;&quot;;[.$D$1]*[.E98]*[.B98]+[.$D$2]*[.E98]*ABS([.B98]))">
            <text:p/>
          </table:table-cell>
          <table:table-cell table:style-name="ce12" table:formula="of:=IF([.E98]=&quot;&quot;;&quot;&quot;;IF([.E98]+[.D99]&lt;[.$B$6];&quot;&quot;;[.E98]+[.D99]))">
            <text:p/>
          </table:table-cell>
          <table:table-cell table:style-name="ce8" table:formula="of:=IF([.E99]=&quot;&quot;;&quot;&quot;;IF(c_1-c_2&lt;0;(c_1-c_2)*[.E99];(c_1+c_2)*[.E99]))">
            <text:p/>
          </table:table-cell>
          <table:table-cell table:formula="of:=[.G98]+1" office:value-type="float" office:value="124" calcext:value-type="float">
            <text:p>124</text:p>
          </table:table-cell>
          <table:table-cell table:formula="of:=IF([.J99]&gt;0;ABS([.$B$2]);&quot;&quot;)" office:value-type="float" office:value="0.0005" calcext:value-type="float">
            <text:p>0.0005</text:p>
          </table:table-cell>
          <table:table-cell table:formula="of:=IF([.H99]=&quot;&quot;;&quot;&quot;;[.I98]+[.H98])" office:value-type="float" office:value="0.027" calcext:value-type="float">
            <text:p>0.027</text:p>
          </table:table-cell>
          <table:table-cell table:formula="of:=IF([.K98]=&quot;&quot;;&quot;&quot;;[.$D$1]*[.K98]*[.H98]+[.$D$2]*[.K98]*ABS([.H98]))">
            <text:p/>
          </table:table-cell>
          <table:table-cell table:style-name="ce9" table:formula="of:=IF([.K98]=&quot;&quot;;&quot;&quot;;IF([.K98]+[.J99]&gt;[.$B$7];&quot;&quot;;[.K98]+[.J99]))">
            <text:p/>
          </table:table-cell>
          <table:table-cell table:style-name="ce10" table:formula="of:=IF([.K99]=&quot;&quot;;&quot;&quot;;(c_1+c_2)*[.K99]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D100]&lt;0;[.$B$2];&quot;&quot;)">
            <text:p/>
          </table:table-cell>
          <table:table-cell table:formula="of:=IF([.B100]=&quot;&quot;;&quot;&quot;;[.C99]+[.B99])">
            <text:p/>
          </table:table-cell>
          <table:table-cell table:formula="of:=IF([.E99]=&quot;&quot;;&quot;&quot;;[.$D$1]*[.E99]*[.B99]+[.$D$2]*[.E99]*ABS([.B99]))">
            <text:p/>
          </table:table-cell>
          <table:table-cell table:style-name="ce12" table:formula="of:=IF([.E99]=&quot;&quot;;&quot;&quot;;IF([.E99]+[.D100]&lt;[.$B$6];&quot;&quot;;[.E99]+[.D100]))">
            <text:p/>
          </table:table-cell>
          <table:table-cell table:style-name="ce8" table:formula="of:=IF([.E100]=&quot;&quot;;&quot;&quot;;IF(c_1-c_2&lt;0;(c_1-c_2)*[.E100];(c_1+c_2)*[.E100]))">
            <text:p/>
          </table:table-cell>
          <table:table-cell table:formula="of:=[.G99]+1" office:value-type="float" office:value="125" calcext:value-type="float">
            <text:p>125</text:p>
          </table:table-cell>
          <table:table-cell table:formula="of:=IF([.J100]&gt;0;ABS([.$B$2]);&quot;&quot;)" office:value-type="float" office:value="0.0005" calcext:value-type="float">
            <text:p>0.0005</text:p>
          </table:table-cell>
          <table:table-cell table:formula="of:=IF([.H100]=&quot;&quot;;&quot;&quot;;[.I99]+[.H99])" office:value-type="float" office:value="0.0275" calcext:value-type="float">
            <text:p>0.0275</text:p>
          </table:table-cell>
          <table:table-cell table:formula="of:=IF([.K99]=&quot;&quot;;&quot;&quot;;[.$D$1]*[.K99]*[.H99]+[.$D$2]*[.K99]*ABS([.H99]))">
            <text:p/>
          </table:table-cell>
          <table:table-cell table:style-name="ce9" table:formula="of:=IF([.K99]=&quot;&quot;;&quot;&quot;;IF([.K99]+[.J100]&gt;[.$B$7];&quot;&quot;;[.K99]+[.J100]))">
            <text:p/>
          </table:table-cell>
          <table:table-cell table:style-name="ce10" table:formula="of:=IF([.K100]=&quot;&quot;;&quot;&quot;;(c_1+c_2)*[.K100]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D101]&lt;0;[.$B$2];&quot;&quot;)">
            <text:p/>
          </table:table-cell>
          <table:table-cell table:formula="of:=IF([.B101]=&quot;&quot;;&quot;&quot;;[.C100]+[.B100])">
            <text:p/>
          </table:table-cell>
          <table:table-cell table:formula="of:=IF([.E100]=&quot;&quot;;&quot;&quot;;[.$D$1]*[.E100]*[.B100]+[.$D$2]*[.E100]*ABS([.B100]))">
            <text:p/>
          </table:table-cell>
          <table:table-cell table:style-name="ce12" table:formula="of:=IF([.E100]=&quot;&quot;;&quot;&quot;;IF([.E100]+[.D101]&lt;[.$B$6];&quot;&quot;;[.E100]+[.D101]))">
            <text:p/>
          </table:table-cell>
          <table:table-cell table:style-name="ce8" table:formula="of:=IF([.E101]=&quot;&quot;;&quot;&quot;;IF(c_1-c_2&lt;0;(c_1-c_2)*[.E101];(c_1+c_2)*[.E101]))">
            <text:p/>
          </table:table-cell>
          <table:table-cell table:formula="of:=[.G100]+1" office:value-type="float" office:value="126" calcext:value-type="float">
            <text:p>126</text:p>
          </table:table-cell>
          <table:table-cell table:formula="of:=IF([.J101]&gt;0;ABS([.$B$2]);&quot;&quot;)" office:value-type="float" office:value="0.0005" calcext:value-type="float">
            <text:p>0.0005</text:p>
          </table:table-cell>
          <table:table-cell table:formula="of:=IF([.H101]=&quot;&quot;;&quot;&quot;;[.I100]+[.H100])" office:value-type="float" office:value="0.028" calcext:value-type="float">
            <text:p>0.028</text:p>
          </table:table-cell>
          <table:table-cell table:formula="of:=IF([.K100]=&quot;&quot;;&quot;&quot;;[.$D$1]*[.K100]*[.H100]+[.$D$2]*[.K100]*ABS([.H100]))">
            <text:p/>
          </table:table-cell>
          <table:table-cell table:style-name="ce9" table:formula="of:=IF([.K100]=&quot;&quot;;&quot;&quot;;IF([.K100]+[.J101]&gt;[.$B$7];&quot;&quot;;[.K100]+[.J101]))">
            <text:p/>
          </table:table-cell>
          <table:table-cell table:style-name="ce10" table:formula="of:=IF([.K101]=&quot;&quot;;&quot;&quot;;(c_1+c_2)*[.K101]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D102]&lt;0;[.$B$2];&quot;&quot;)">
            <text:p/>
          </table:table-cell>
          <table:table-cell table:formula="of:=IF([.B102]=&quot;&quot;;&quot;&quot;;[.C101]+[.B101])">
            <text:p/>
          </table:table-cell>
          <table:table-cell table:formula="of:=IF([.E101]=&quot;&quot;;&quot;&quot;;[.$D$1]*[.E101]*[.B101]+[.$D$2]*[.E101]*ABS([.B101]))">
            <text:p/>
          </table:table-cell>
          <table:table-cell table:style-name="ce12" table:formula="of:=IF([.E101]=&quot;&quot;;&quot;&quot;;IF([.E101]+[.D102]&lt;[.$B$6];&quot;&quot;;[.E101]+[.D102]))">
            <text:p/>
          </table:table-cell>
          <table:table-cell table:style-name="ce8" table:formula="of:=IF([.E102]=&quot;&quot;;&quot;&quot;;IF(c_1-c_2&lt;0;(c_1-c_2)*[.E102];(c_1+c_2)*[.E102]))">
            <text:p/>
          </table:table-cell>
          <table:table-cell table:formula="of:=[.G101]+1" office:value-type="float" office:value="127" calcext:value-type="float">
            <text:p>127</text:p>
          </table:table-cell>
          <table:table-cell table:formula="of:=IF([.J102]&gt;0;ABS([.$B$2]);&quot;&quot;)" office:value-type="float" office:value="0.0005" calcext:value-type="float">
            <text:p>0.0005</text:p>
          </table:table-cell>
          <table:table-cell table:formula="of:=IF([.H102]=&quot;&quot;;&quot;&quot;;[.I101]+[.H101])" office:value-type="float" office:value="0.0285" calcext:value-type="float">
            <text:p>0.0285</text:p>
          </table:table-cell>
          <table:table-cell table:formula="of:=IF([.K101]=&quot;&quot;;&quot;&quot;;[.$D$1]*[.K101]*[.H101]+[.$D$2]*[.K101]*ABS([.H101]))">
            <text:p/>
          </table:table-cell>
          <table:table-cell table:style-name="ce9" table:formula="of:=IF([.K101]=&quot;&quot;;&quot;&quot;;IF([.K101]+[.J102]&gt;[.$B$7];&quot;&quot;;[.K101]+[.J102]))">
            <text:p/>
          </table:table-cell>
          <table:table-cell table:style-name="ce10" table:formula="of:=IF([.K102]=&quot;&quot;;&quot;&quot;;(c_1+c_2)*[.K102]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D103]&lt;0;[.$B$2];&quot;&quot;)">
            <text:p/>
          </table:table-cell>
          <table:table-cell table:formula="of:=IF([.B103]=&quot;&quot;;&quot;&quot;;[.C102]+[.B102])">
            <text:p/>
          </table:table-cell>
          <table:table-cell table:formula="of:=IF([.E102]=&quot;&quot;;&quot;&quot;;[.$D$1]*[.E102]*[.B102]+[.$D$2]*[.E102]*ABS([.B102]))">
            <text:p/>
          </table:table-cell>
          <table:table-cell table:style-name="ce12" table:formula="of:=IF([.E102]=&quot;&quot;;&quot;&quot;;IF([.E102]+[.D103]&lt;[.$B$6];&quot;&quot;;[.E102]+[.D103]))">
            <text:p/>
          </table:table-cell>
          <table:table-cell table:style-name="ce8" table:formula="of:=IF([.E103]=&quot;&quot;;&quot;&quot;;IF(c_1-c_2&lt;0;(c_1-c_2)*[.E103];(c_1+c_2)*[.E103]))">
            <text:p/>
          </table:table-cell>
          <table:table-cell table:formula="of:=[.G102]+1" office:value-type="float" office:value="128" calcext:value-type="float">
            <text:p>128</text:p>
          </table:table-cell>
          <table:table-cell table:formula="of:=IF([.J103]&gt;0;ABS([.$B$2]);&quot;&quot;)" office:value-type="float" office:value="0.0005" calcext:value-type="float">
            <text:p>0.0005</text:p>
          </table:table-cell>
          <table:table-cell table:formula="of:=IF([.H103]=&quot;&quot;;&quot;&quot;;[.I102]+[.H102])" office:value-type="float" office:value="0.029" calcext:value-type="float">
            <text:p>0.029</text:p>
          </table:table-cell>
          <table:table-cell table:formula="of:=IF([.K102]=&quot;&quot;;&quot;&quot;;[.$D$1]*[.K102]*[.H102]+[.$D$2]*[.K102]*ABS([.H102]))">
            <text:p/>
          </table:table-cell>
          <table:table-cell table:style-name="ce9" table:formula="of:=IF([.K102]=&quot;&quot;;&quot;&quot;;IF([.K102]+[.J103]&gt;[.$B$7];&quot;&quot;;[.K102]+[.J103]))">
            <text:p/>
          </table:table-cell>
          <table:table-cell table:style-name="ce10" table:formula="of:=IF([.K103]=&quot;&quot;;&quot;&quot;;(c_1+c_2)*[.K103]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D104]&lt;0;[.$B$2];&quot;&quot;)">
            <text:p/>
          </table:table-cell>
          <table:table-cell table:formula="of:=IF([.B104]=&quot;&quot;;&quot;&quot;;[.C103]+[.B103])">
            <text:p/>
          </table:table-cell>
          <table:table-cell table:formula="of:=IF([.E103]=&quot;&quot;;&quot;&quot;;[.$D$1]*[.E103]*[.B103]+[.$D$2]*[.E103]*ABS([.B103]))">
            <text:p/>
          </table:table-cell>
          <table:table-cell table:style-name="ce12" table:formula="of:=IF([.E103]=&quot;&quot;;&quot;&quot;;IF([.E103]+[.D104]&lt;[.$B$6];&quot;&quot;;[.E103]+[.D104]))">
            <text:p/>
          </table:table-cell>
          <table:table-cell table:style-name="ce8" table:formula="of:=IF([.E104]=&quot;&quot;;&quot;&quot;;IF(c_1-c_2&lt;0;(c_1-c_2)*[.E104];(c_1+c_2)*[.E104]))">
            <text:p/>
          </table:table-cell>
          <table:table-cell table:formula="of:=[.G103]+1" office:value-type="float" office:value="129" calcext:value-type="float">
            <text:p>129</text:p>
          </table:table-cell>
          <table:table-cell table:formula="of:=IF([.J104]&gt;0;ABS([.$B$2]);&quot;&quot;)" office:value-type="float" office:value="0.0005" calcext:value-type="float">
            <text:p>0.0005</text:p>
          </table:table-cell>
          <table:table-cell table:formula="of:=IF([.H104]=&quot;&quot;;&quot;&quot;;[.I103]+[.H103])" office:value-type="float" office:value="0.0295" calcext:value-type="float">
            <text:p>0.0295</text:p>
          </table:table-cell>
          <table:table-cell table:formula="of:=IF([.K103]=&quot;&quot;;&quot;&quot;;[.$D$1]*[.K103]*[.H103]+[.$D$2]*[.K103]*ABS([.H103]))">
            <text:p/>
          </table:table-cell>
          <table:table-cell table:style-name="ce9" table:formula="of:=IF([.K103]=&quot;&quot;;&quot;&quot;;IF([.K103]+[.J104]&gt;[.$B$7];&quot;&quot;;[.K103]+[.J104]))">
            <text:p/>
          </table:table-cell>
          <table:table-cell table:style-name="ce10" table:formula="of:=IF([.K104]=&quot;&quot;;&quot;&quot;;(c_1+c_2)*[.K104]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[.D105]&lt;0;[.$B$2];&quot;&quot;)">
            <text:p/>
          </table:table-cell>
          <table:table-cell table:formula="of:=IF([.B105]=&quot;&quot;;&quot;&quot;;[.C104]+[.B104])">
            <text:p/>
          </table:table-cell>
          <table:table-cell table:formula="of:=IF([.E104]=&quot;&quot;;&quot;&quot;;[.$D$1]*[.E104]*[.B104]+[.$D$2]*[.E104]*ABS([.B104]))">
            <text:p/>
          </table:table-cell>
          <table:table-cell table:style-name="ce12" table:formula="of:=IF([.E104]=&quot;&quot;;&quot;&quot;;IF([.E104]+[.D105]&lt;[.$B$6];&quot;&quot;;[.E104]+[.D105]))">
            <text:p/>
          </table:table-cell>
          <table:table-cell table:style-name="ce8" table:formula="of:=IF([.E105]=&quot;&quot;;&quot;&quot;;IF(c_1-c_2&lt;0;(c_1-c_2)*[.E105];(c_1+c_2)*[.E105]))">
            <text:p/>
          </table:table-cell>
          <table:table-cell table:formula="of:=[.G104]+1" office:value-type="float" office:value="130" calcext:value-type="float">
            <text:p>130</text:p>
          </table:table-cell>
          <table:table-cell table:formula="of:=IF([.J105]&gt;0;ABS([.$B$2]);&quot;&quot;)" office:value-type="float" office:value="0.0005" calcext:value-type="float">
            <text:p>0.0005</text:p>
          </table:table-cell>
          <table:table-cell table:formula="of:=IF([.H105]=&quot;&quot;;&quot;&quot;;[.I104]+[.H104])" office:value-type="float" office:value="0.03" calcext:value-type="float">
            <text:p>0.03</text:p>
          </table:table-cell>
          <table:table-cell table:formula="of:=IF([.K104]=&quot;&quot;;&quot;&quot;;[.$D$1]*[.K104]*[.H104]+[.$D$2]*[.K104]*ABS([.H104]))">
            <text:p/>
          </table:table-cell>
          <table:table-cell table:style-name="ce9" table:formula="of:=IF([.K104]=&quot;&quot;;&quot;&quot;;IF([.K104]+[.J105]&gt;[.$B$7];&quot;&quot;;[.K104]+[.J105]))">
            <text:p/>
          </table:table-cell>
          <table:table-cell table:style-name="ce10" table:formula="of:=IF([.K105]=&quot;&quot;;&quot;&quot;;(c_1+c_2)*[.K105]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[.D106]&lt;0;[.$B$2];&quot;&quot;)">
            <text:p/>
          </table:table-cell>
          <table:table-cell table:formula="of:=IF([.B106]=&quot;&quot;;&quot;&quot;;[.C105]+[.B105])">
            <text:p/>
          </table:table-cell>
          <table:table-cell table:formula="of:=IF([.E105]=&quot;&quot;;&quot;&quot;;[.$D$1]*[.E105]*[.B105]+[.$D$2]*[.E105]*ABS([.B105]))">
            <text:p/>
          </table:table-cell>
          <table:table-cell table:style-name="ce12" table:formula="of:=IF([.E105]=&quot;&quot;;&quot;&quot;;IF([.E105]+[.D106]&lt;[.$B$6];&quot;&quot;;[.E105]+[.D106]))">
            <text:p/>
          </table:table-cell>
          <table:table-cell table:style-name="ce8" table:formula="of:=IF([.E106]=&quot;&quot;;&quot;&quot;;IF(c_1-c_2&lt;0;(c_1-c_2)*[.E106];(c_1+c_2)*[.E106]))">
            <text:p/>
          </table:table-cell>
          <table:table-cell table:formula="of:=[.G105]+1" office:value-type="float" office:value="131" calcext:value-type="float">
            <text:p>131</text:p>
          </table:table-cell>
          <table:table-cell table:formula="of:=IF([.J106]&gt;0;ABS([.$B$2]);&quot;&quot;)" office:value-type="float" office:value="0.0005" calcext:value-type="float">
            <text:p>0.0005</text:p>
          </table:table-cell>
          <table:table-cell table:formula="of:=IF([.H106]=&quot;&quot;;&quot;&quot;;[.I105]+[.H105])" office:value-type="float" office:value="0.0305" calcext:value-type="float">
            <text:p>0.0305</text:p>
          </table:table-cell>
          <table:table-cell table:formula="of:=IF([.K105]=&quot;&quot;;&quot;&quot;;[.$D$1]*[.K105]*[.H105]+[.$D$2]*[.K105]*ABS([.H105]))">
            <text:p/>
          </table:table-cell>
          <table:table-cell table:style-name="ce9" table:formula="of:=IF([.K105]=&quot;&quot;;&quot;&quot;;IF([.K105]+[.J106]&gt;[.$B$7];&quot;&quot;;[.K105]+[.J106]))">
            <text:p/>
          </table:table-cell>
          <table:table-cell table:style-name="ce10" table:formula="of:=IF([.K106]=&quot;&quot;;&quot;&quot;;(c_1+c_2)*[.K106]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D107]&lt;0;[.$B$2];&quot;&quot;)">
            <text:p/>
          </table:table-cell>
          <table:table-cell table:formula="of:=IF([.B107]=&quot;&quot;;&quot;&quot;;[.C106]+[.B106])">
            <text:p/>
          </table:table-cell>
          <table:table-cell table:formula="of:=IF([.E106]=&quot;&quot;;&quot;&quot;;[.$D$1]*[.E106]*[.B106]+[.$D$2]*[.E106]*ABS([.B106]))">
            <text:p/>
          </table:table-cell>
          <table:table-cell table:style-name="ce12" table:formula="of:=IF([.E106]=&quot;&quot;;&quot;&quot;;IF([.E106]+[.D107]&lt;[.$B$6];&quot;&quot;;[.E106]+[.D107]))">
            <text:p/>
          </table:table-cell>
          <table:table-cell table:style-name="ce8" table:formula="of:=IF([.E107]=&quot;&quot;;&quot;&quot;;IF(c_1-c_2&lt;0;(c_1-c_2)*[.E107];(c_1+c_2)*[.E107]))">
            <text:p/>
          </table:table-cell>
          <table:table-cell table:formula="of:=[.G106]+1" office:value-type="float" office:value="132" calcext:value-type="float">
            <text:p>132</text:p>
          </table:table-cell>
          <table:table-cell table:formula="of:=IF([.J107]&gt;0;ABS([.$B$2]);&quot;&quot;)" office:value-type="float" office:value="0.0005" calcext:value-type="float">
            <text:p>0.0005</text:p>
          </table:table-cell>
          <table:table-cell table:formula="of:=IF([.H107]=&quot;&quot;;&quot;&quot;;[.I106]+[.H106])" office:value-type="float" office:value="0.031" calcext:value-type="float">
            <text:p>0.031</text:p>
          </table:table-cell>
          <table:table-cell table:formula="of:=IF([.K106]=&quot;&quot;;&quot;&quot;;[.$D$1]*[.K106]*[.H106]+[.$D$2]*[.K106]*ABS([.H106]))">
            <text:p/>
          </table:table-cell>
          <table:table-cell table:style-name="ce9" table:formula="of:=IF([.K106]=&quot;&quot;;&quot;&quot;;IF([.K106]+[.J107]&gt;[.$B$7];&quot;&quot;;[.K106]+[.J107]))">
            <text:p/>
          </table:table-cell>
          <table:table-cell table:style-name="ce10" table:formula="of:=IF([.K107]=&quot;&quot;;&quot;&quot;;(c_1+c_2)*[.K107]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D108]&lt;0;[.$B$2];&quot;&quot;)">
            <text:p/>
          </table:table-cell>
          <table:table-cell table:formula="of:=IF([.B108]=&quot;&quot;;&quot;&quot;;[.C107]+[.B107])">
            <text:p/>
          </table:table-cell>
          <table:table-cell table:formula="of:=IF([.E107]=&quot;&quot;;&quot;&quot;;[.$D$1]*[.E107]*[.B107]+[.$D$2]*[.E107]*ABS([.B107]))">
            <text:p/>
          </table:table-cell>
          <table:table-cell table:style-name="ce12" table:formula="of:=IF([.E107]=&quot;&quot;;&quot;&quot;;IF([.E107]+[.D108]&lt;[.$B$6];&quot;&quot;;[.E107]+[.D108]))">
            <text:p/>
          </table:table-cell>
          <table:table-cell table:style-name="ce8" table:formula="of:=IF([.E108]=&quot;&quot;;&quot;&quot;;IF(c_1-c_2&lt;0;(c_1-c_2)*[.E108];(c_1+c_2)*[.E108]))">
            <text:p/>
          </table:table-cell>
          <table:table-cell table:formula="of:=[.G107]+1" office:value-type="float" office:value="133" calcext:value-type="float">
            <text:p>133</text:p>
          </table:table-cell>
          <table:table-cell table:formula="of:=IF([.J108]&gt;0;ABS([.$B$2]);&quot;&quot;)" office:value-type="float" office:value="0.0005" calcext:value-type="float">
            <text:p>0.0005</text:p>
          </table:table-cell>
          <table:table-cell table:formula="of:=IF([.H108]=&quot;&quot;;&quot;&quot;;[.I107]+[.H107])" office:value-type="float" office:value="0.0315" calcext:value-type="float">
            <text:p>0.0315</text:p>
          </table:table-cell>
          <table:table-cell table:formula="of:=IF([.K107]=&quot;&quot;;&quot;&quot;;[.$D$1]*[.K107]*[.H107]+[.$D$2]*[.K107]*ABS([.H107]))">
            <text:p/>
          </table:table-cell>
          <table:table-cell table:style-name="ce9" table:formula="of:=IF([.K107]=&quot;&quot;;&quot;&quot;;IF([.K107]+[.J108]&gt;[.$B$7];&quot;&quot;;[.K107]+[.J108]))">
            <text:p/>
          </table:table-cell>
          <table:table-cell table:style-name="ce10" table:formula="of:=IF([.K108]=&quot;&quot;;&quot;&quot;;(c_1+c_2)*[.K108]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[.D109]&lt;0;[.$B$2];&quot;&quot;)">
            <text:p/>
          </table:table-cell>
          <table:table-cell table:formula="of:=IF([.B109]=&quot;&quot;;&quot;&quot;;[.C108]+[.B108])">
            <text:p/>
          </table:table-cell>
          <table:table-cell table:formula="of:=IF([.E108]=&quot;&quot;;&quot;&quot;;[.$D$1]*[.E108]*[.B108]+[.$D$2]*[.E108]*ABS([.B108]))">
            <text:p/>
          </table:table-cell>
          <table:table-cell table:style-name="ce12" table:formula="of:=IF([.E108]=&quot;&quot;;&quot;&quot;;IF([.E108]+[.D109]&lt;[.$B$6];&quot;&quot;;[.E108]+[.D109]))">
            <text:p/>
          </table:table-cell>
          <table:table-cell table:style-name="ce8" table:formula="of:=IF([.E109]=&quot;&quot;;&quot;&quot;;IF(c_1-c_2&lt;0;(c_1-c_2)*[.E109];(c_1+c_2)*[.E109]))">
            <text:p/>
          </table:table-cell>
          <table:table-cell table:formula="of:=[.G108]+1" office:value-type="float" office:value="134" calcext:value-type="float">
            <text:p>134</text:p>
          </table:table-cell>
          <table:table-cell table:formula="of:=IF([.J109]&gt;0;ABS([.$B$2]);&quot;&quot;)" office:value-type="float" office:value="0.0005" calcext:value-type="float">
            <text:p>0.0005</text:p>
          </table:table-cell>
          <table:table-cell table:formula="of:=IF([.H109]=&quot;&quot;;&quot;&quot;;[.I108]+[.H108])" office:value-type="float" office:value="0.032" calcext:value-type="float">
            <text:p>0.032</text:p>
          </table:table-cell>
          <table:table-cell table:formula="of:=IF([.K108]=&quot;&quot;;&quot;&quot;;[.$D$1]*[.K108]*[.H108]+[.$D$2]*[.K108]*ABS([.H108]))">
            <text:p/>
          </table:table-cell>
          <table:table-cell table:style-name="ce9" table:formula="of:=IF([.K108]=&quot;&quot;;&quot;&quot;;IF([.K108]+[.J109]&gt;[.$B$7];&quot;&quot;;[.K108]+[.J109]))">
            <text:p/>
          </table:table-cell>
          <table:table-cell table:style-name="ce10" table:formula="of:=IF([.K109]=&quot;&quot;;&quot;&quot;;(c_1+c_2)*[.K109])">
            <text:p/>
          </table:table-cell>
        </table:table-row>
        <table:table-row table:style-name="ro1" table:number-rows-repeated="104846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Tabelle1.E10:Tabelle1.F109">
            <calcext:condition calcext:apply-style-name="Bad" calcext:value="!=&quot;&quot;" calcext:base-cell-address="Tabelle1.E10"/>
          </calcext:conditional-format>
          <calcext:conditional-format calcext:target-range-address="Tabelle1.K10:Tabelle1.L109">
            <calcext:condition calcext:apply-style-name="Good" calcext:value="!=&quot;&quot;" calcext:base-cell-address="Tabelle1.K10"/>
          </calcext:conditional-format>
        </calcext:conditional-formats>
      </table:table>
      <table:named-expressions>
        <table:named-range table:name="c_1" table:base-cell-address="$Tabelle1.$D$1" table:cell-range-address="$Tabelle1.$D$1"/>
        <table:named-range table:name="c_2" table:base-cell-address="$Tabelle1.$D$2" table:cell-range-address="$Tabelle1.$D$2"/>
        <table:named-range table:name="c_c" table:base-cell-address="$Tabelle1.$B$3" table:cell-range-address="$Tabelle1.$B$3"/>
        <table:named-range table:name="c_s" table:base-cell-address="$Tabelle1.$B$4" table:cell-range-address="$Tabelle1.$B$4"/>
        <table:named-range table:name="eps_delta" table:base-cell-address="$Tabelle1.$B$2" table:cell-range-address="$Tabelle1.$B$2"/>
        <table:named-range table:name="e_0" table:base-cell-address="$Tabelle1.$B$5" table:cell-range-address="$Tabelle1.$B$5"/>
        <table:named-range table:name="sigma_0" table:base-cell-address="$Tabelle1.$B$1" table:cell-range-address="$Tabelle1.$B$1"/>
        <table:named-range table:name="sigma_end" table:base-cell-address="$Tabelle1.$B$6" table:cell-range-address="$Tabelle1.$B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2:22:37.746302056</meta:creation-date>
    <dc:date>2025-09-13T15:12:29.620568583</dc:date>
    <meta:editing-duration>PT9H29M17S</meta:editing-duration>
    <meta:editing-cycles>4</meta:editing-cycles>
    <meta:generator>LibreOffice/7.3.7.2$Linux_X86_64 LibreOffice_project/30$Build-2</meta:generator>
    <meta:document-statistic meta:table-count="1" meta:cell-count="1232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7cm" svg:y="0.316cm" chart:style-name="ch2">
          <text:p>Kompressionsversuch</text:p>
        </chart:title>
        <chart:legend chart:legend-position="end" svg:x="13.756cm" svg:y="3.952cm" style:legend-expansion="high" chart:style-name="ch3"/>
        <chart:plot-area chart:style-name="ch4" table:cell-range-address="Tabelle1.E10:Tabelle1.E68 Tabelle1.A8:Tabelle1.A8 Tabelle1.C10:Tabelle1.C68 Tabelle1.G8:Tabelle1.G8 Tabelle1.I10:Tabelle1.I50" chart:data-source-has-labels="row" svg:x="1.331cm" svg:y="1.275cm" svg:width="12.105cm" svg:height="6.564cm">
          <chart:coordinate-region svg:x="2.085cm" svg:y="1.474cm" svg:width="10.926cm" svg:height="6.167cm"/>
          <chart:axis chart:dimension="x" chart:name="primary-x" chart:style-name="ch5">
            <chart:title svg:x="6.479cm" svg:y="8.019cm" chart:style-name="ch6">
              <text:p>Stress [kPa]</text:p>
            </chart:title>
          </chart:axis>
          <chart:axis chart:dimension="y" chart:name="primary-y" chart:style-name="ch5">
            <chart:title svg:x="0.451cm" svg:y="5.21cm" chart:style-name="ch7">
              <text:p>Strain [-]</text:p>
            </chart:title>
            <chart:grid chart:style-name="ch8" chart:class="major"/>
          </chart:axis>
          <chart:series chart:style-name="ch9" chart:values-cell-range-address="Tabelle1.C10:Tabelle1.C68" chart:label-cell-address="Tabelle1.A8:Tabelle1.A8" chart:class="chart:scatter">
            <chart:domain table:cell-range-address="Tabelle1.E10:Tabelle1.E68"/>
            <chart:data-point chart:repeated="59"/>
          </chart:series>
          <chart:series chart:style-name="ch10" chart:values-cell-range-address="Tabelle1.I10:Tabelle1.I50" chart:label-cell-address="Tabelle1.G8:Tabelle1.G8" chart:class="chart:scatter">
            <chart:domain table:cell-range-address="Tabelle1.K10:Tabelle1.K50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Druck</text:p>
                <draw:g>
                  <svg:desc>Tabelle1.A8:Tabelle1.A8</svg:desc>
                </draw:g>
              </table:table-cell>
              <table:table-cell office:value-type="string">
                <text:p>Spalte K</text:p>
              </table:table-cell>
              <table:table-cell office:value-type="string">
                <text:p>Zug</text:p>
                <draw:g>
                  <svg:desc>Tabelle1.G8:Tabelle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1">
                <text:p>-1.51</text:p>
                <draw:g>
                  <svg:desc>Tabelle1.E10:Tabelle1.E68</svg:desc>
                </draw:g>
              </table:table-cell>
              <table:table-cell office:value-type="float" office:value="0">
                <text:p>0</text:p>
                <draw:g>
                  <svg:desc>Tabelle1.C10:Tabelle1.C68</svg:desc>
                </draw:g>
              </table:table-cell>
              <table:table-cell office:value-type="float" office:value="-891.909026022907">
                <text:p>-891.909026022907</text:p>
                <draw:g>
                  <svg:desc>Tabelle1.K10:Tabelle1.K50</svg:desc>
                </draw:g>
              </table:table-cell>
              <table:table-cell office:value-type="float" office:value="-0.0175">
                <text:p>-0.0175</text:p>
                <draw:g>
                  <svg:desc>Tabelle1.I10:Tabelle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12">
                <text:p>-1.812</text:p>
              </table:table-cell>
              <table:table-cell office:value-type="float" office:value="-0.0005">
                <text:p>-0.0005</text:p>
              </table:table-cell>
              <table:table-cell office:value-type="float" office:value="-445.954513011454">
                <text:p>-445.954513011454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1744">
                <text:p>-2.1744</text:p>
              </table:table-cell>
              <table:table-cell office:value-type="float" office:value="-0.001">
                <text:p>-0.001</text:p>
              </table:table-cell>
              <table:table-cell office:value-type="float" office:value="-222.977256505727">
                <text:p>-222.977256505727</text:p>
              </table:table-cell>
              <table:table-cell office:value-type="float" office:value="-0.0165">
                <text:p>-0.0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60928">
                <text:p>-2.60928</text:p>
              </table:table-cell>
              <table:table-cell office:value-type="float" office:value="-0.0015">
                <text:p>-0.0015</text:p>
              </table:table-cell>
              <table:table-cell office:value-type="float" office:value="-111.488628252863">
                <text:p>-111.488628252863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131136">
                <text:p>-3.131136</text:p>
              </table:table-cell>
              <table:table-cell office:value-type="float" office:value="-0.002">
                <text:p>-0.002</text:p>
              </table:table-cell>
              <table:table-cell office:value-type="float" office:value="NaN">
                <text:p>NaN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7573632">
                <text:p>-3.7573632</text:p>
              </table:table-cell>
              <table:table-cell office:value-type="float" office:value="-0.0025">
                <text:p>-0.0025</text:p>
              </table:table-cell>
              <table:table-cell office:value-type="float" office:value="NaN">
                <text:p>NaN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0883584">
                <text:p>-4.50883584</text:p>
              </table:table-cell>
              <table:table-cell office:value-type="float" office:value="-0.003">
                <text:p>-0.003</text:p>
              </table:table-cell>
              <table:table-cell office:value-type="float" office:value="NaN">
                <text:p>NaN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410603008">
                <text:p>-5.410603008</text:p>
              </table:table-cell>
              <table:table-cell office:value-type="float" office:value="-0.0035">
                <text:p>-0.0035</text:p>
              </table:table-cell>
              <table:table-cell office:value-type="float" office:value="NaN">
                <text:p>NaN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4927236096">
                <text:p>-6.4927236096</text:p>
              </table:table-cell>
              <table:table-cell office:value-type="float" office:value="-0.004">
                <text:p>-0.004</text:p>
              </table:table-cell>
              <table:table-cell office:value-type="float" office:value="NaN">
                <text:p>NaN</text:p>
              </table:table-cell>
              <table:table-cell office:value-type="float" office:value="-0.0135">
                <text:p>-0.0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79126833152">
                <text:p>-7.79126833152</text:p>
              </table:table-cell>
              <table:table-cell office:value-type="float" office:value="-0.0045">
                <text:p>-0.0045</text:p>
              </table:table-cell>
              <table:table-cell office:value-type="float" office:value="NaN">
                <text:p>NaN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349521997824">
                <text:p>-9.349521997824</text:p>
              </table:table-cell>
              <table:table-cell office:value-type="float" office:value="-0.005">
                <text:p>-0.005</text:p>
              </table:table-cell>
              <table:table-cell office:value-type="float" office:value="NaN">
                <text:p>NaN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.2194263973888">
                <text:p>-11.2194263973888</text:p>
              </table:table-cell>
              <table:table-cell office:value-type="float" office:value="-0.0055">
                <text:p>-0.0055</text:p>
              </table:table-cell>
              <table:table-cell office:value-type="float" office:value="NaN">
                <text:p>NaN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.4633116768666">
                <text:p>-13.4633116768666</text:p>
              </table:table-cell>
              <table:table-cell office:value-type="float" office:value="-0.006">
                <text:p>-0.006</text:p>
              </table:table-cell>
              <table:table-cell office:value-type="float" office:value="NaN">
                <text:p>NaN</text:p>
              </table:table-cell>
              <table:table-cell office:value-type="float" office:value="-0.0115">
                <text:p>-0.0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1559740122399">
                <text:p>-16.1559740122399</text:p>
              </table:table-cell>
              <table:table-cell office:value-type="float" office:value="-0.0065">
                <text:p>-0.0065</text:p>
              </table:table-cell>
              <table:table-cell office:value-type="float" office:value="NaN">
                <text:p>NaN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3871688146878">
                <text:p>-19.3871688146878</text:p>
              </table:table-cell>
              <table:table-cell office:value-type="float" office:value="-0.007">
                <text:p>-0.007</text:p>
              </table:table-cell>
              <table:table-cell office:value-type="float" office:value="NaN">
                <text:p>NaN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3.2646025776254">
                <text:p>-23.2646025776254</text:p>
              </table:table-cell>
              <table:table-cell office:value-type="float" office:value="-0.0075">
                <text:p>-0.0075</text:p>
              </table:table-cell>
              <table:table-cell office:value-type="float" office:value="NaN">
                <text:p>NaN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7.9175230931505">
                <text:p>-27.9175230931505</text:p>
              </table:table-cell>
              <table:table-cell office:value-type="float" office:value="-0.008">
                <text:p>-0.008</text:p>
              </table:table-cell>
              <table:table-cell office:value-type="float" office:value="NaN">
                <text:p>NaN</text:p>
              </table:table-cell>
              <table:table-cell office:value-type="float" office:value="-0.00950000000000001">
                <text:p>-0.0095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.5010277117806">
                <text:p>-33.5010277117806</text:p>
              </table:table-cell>
              <table:table-cell office:value-type="float" office:value="-0.0085">
                <text:p>-0.0085</text:p>
              </table:table-cell>
              <table:table-cell office:value-type="float" office:value="NaN">
                <text:p>NaN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0.2012332541367">
                <text:p>-40.2012332541367</text:p>
              </table:table-cell>
              <table:table-cell office:value-type="float" office:value="-0.009">
                <text:p>-0.009</text:p>
              </table:table-cell>
              <table:table-cell office:value-type="float" office:value="NaN">
                <text:p>NaN</text:p>
              </table:table-cell>
              <table:table-cell office:value-type="float" office:value="-0.0085">
                <text:p>-0.0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8.2414799049641">
                <text:p>-48.2414799049641</text:p>
              </table:table-cell>
              <table:table-cell office:value-type="float" office:value="-0.00950000000000001">
                <text:p>-0.00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7.8897758859569">
                <text:p>-57.8897758859569</text:p>
              </table:table-cell>
              <table:table-cell office:value-type="float" office:value="-0.01">
                <text:p>-0.01</text:p>
              </table:table-cell>
              <table:table-cell office:value-type="float" office:value="NaN">
                <text:p>NaN</text:p>
              </table:table-cell>
              <table:table-cell office:value-type="float" office:value="-0.0075">
                <text:p>-0.0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9.4677310631483">
                <text:p>-69.4677310631483</text:p>
              </table:table-cell>
              <table:table-cell office:value-type="float" office:value="-0.0105">
                <text:p>-0.0105</text:p>
              </table:table-cell>
              <table:table-cell office:value-type="float" office:value="NaN">
                <text:p>NaN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3.3612772757779">
                <text:p>-83.3612772757779</text:p>
              </table:table-cell>
              <table:table-cell office:value-type="float" office:value="-0.011">
                <text:p>-0.011</text:p>
              </table:table-cell>
              <table:table-cell office:value-type="float" office:value="NaN">
                <text:p>NaN</text:p>
              </table:table-cell>
              <table:table-cell office:value-type="float" office:value="-0.0065">
                <text:p>-0.0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0.033532730933">
                <text:p>-100.033532730933</text:p>
              </table:table-cell>
              <table:table-cell office:value-type="float" office:value="-0.0115">
                <text:p>-0.0115</text:p>
              </table:table-cell>
              <table:table-cell office:value-type="float" office:value="NaN">
                <text:p>NaN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.04023927712">
                <text:p>-120.04023927712</text:p>
              </table:table-cell>
              <table:table-cell office:value-type="float" office:value="-0.012">
                <text:p>-0.012</text:p>
              </table:table-cell>
              <table:table-cell office:value-type="float" office:value="NaN">
                <text:p>NaN</text:p>
              </table:table-cell>
              <table:table-cell office:value-type="float" office:value="-0.0055">
                <text:p>-0.0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4.048287132544">
                <text:p>-144.048287132544</text:p>
              </table:table-cell>
              <table:table-cell office:value-type="float" office:value="-0.0125">
                <text:p>-0.0125</text:p>
              </table:table-cell>
              <table:table-cell office:value-type="float" office:value="NaN">
                <text:p>NaN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2.857944559053">
                <text:p>-172.857944559053</text:p>
              </table:table-cell>
              <table:table-cell office:value-type="float" office:value="-0.013">
                <text:p>-0.013</text:p>
              </table:table-cell>
              <table:table-cell office:value-type="float" office:value="NaN">
                <text:p>NaN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7.429533470864">
                <text:p>-207.429533470864</text:p>
              </table:table-cell>
              <table:table-cell office:value-type="float" office:value="-0.0135">
                <text:p>-0.0135</text:p>
              </table:table-cell>
              <table:table-cell office:value-type="float" office:value="NaN">
                <text:p>NaN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48.915440165036">
                <text:p>-248.915440165036</text:p>
              </table:table-cell>
              <table:table-cell office:value-type="float" office:value="-0.014">
                <text:p>-0.014</text:p>
              </table:table-cell>
              <table:table-cell office:value-type="float" office:value="NaN">
                <text:p>NaN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98.698528198044">
                <text:p>-298.698528198044</text:p>
              </table:table-cell>
              <table:table-cell office:value-type="float" office:value="-0.0145">
                <text:p>-0.0145</text:p>
              </table:table-cell>
              <table:table-cell office:value-type="float" office:value="NaN">
                <text:p>NaN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58.438233837652">
                <text:p>-358.438233837652</text:p>
              </table:table-cell>
              <table:table-cell office:value-type="float" office:value="-0.015">
                <text:p>-0.015</text:p>
              </table:table-cell>
              <table:table-cell office:value-type="float" office:value="NaN">
                <text:p>NaN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30.125880605183">
                <text:p>-430.125880605183</text:p>
              </table:table-cell>
              <table:table-cell office:value-type="float" office:value="-0.0155">
                <text:p>-0.0155</text:p>
              </table:table-cell>
              <table:table-cell office:value-type="float" office:value="NaN">
                <text:p>NaN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16.15105672622">
                <text:p>-516.15105672622</text:p>
              </table:table-cell>
              <table:table-cell office:value-type="float" office:value="-0.016">
                <text:p>-0.016</text:p>
              </table:table-cell>
              <table:table-cell office:value-type="float" office:value="NaN">
                <text:p>NaN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19.381268071463">
                <text:p>-619.381268071463</text:p>
              </table:table-cell>
              <table:table-cell office:value-type="float" office:value="-0.0165">
                <text:p>-0.0165</text:p>
              </table:table-cell>
              <table:table-cell office:value-type="float" office:value="NaN">
                <text:p>NaN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43.257521685756">
                <text:p>-743.257521685756</text:p>
              </table:table-cell>
              <table:table-cell office:value-type="float" office:value="-0.017">
                <text:p>-0.017</text:p>
              </table:table-cell>
              <table:table-cell office:value-type="float" office:value="NaN">
                <text:p>NaN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91.909026022907">
                <text:p>-891.909026022907</text:p>
              </table:table-cell>
              <table:table-cell office:value-type="float" office:value="-0.0175">
                <text:p>-0.01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-0.018">
                <text:p>-0.018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